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11" style:family="table">
      <style:table-properties style:width="6.925in" table:align="left"/>
    </style:style>
    <style:style style:name="Table11.A" style:family="table-column">
      <style:table-column-properties style:column-width="0.8604in"/>
    </style:style>
    <style:style style:name="Table11.B" style:family="table-column">
      <style:table-column-properties style:column-width="2.5278in"/>
    </style:style>
    <style:style style:name="Table11.C" style:family="table-column">
      <style:table-column-properties style:column-width="3.5368in"/>
    </style:style>
    <style:style style:name="Table11.A1" style:family="table-cell">
      <style:table-cell-properties style:vertical-align="middle" fo:padding="0.0194in" fo:border="none"/>
    </style:style>
    <style:style style:name="Table3" style:family="table">
      <style:table-properties style:width="5.2493in" table:align="left"/>
    </style:style>
    <style:style style:name="Table3.A" style:family="table-column">
      <style:table-column-properties style:column-width="1.4181in"/>
    </style:style>
    <style:style style:name="Table3.B" style:family="table-column">
      <style:table-column-properties style:column-width="1.6986in"/>
    </style:style>
    <style:style style:name="Table3.C" style:family="table-column">
      <style:table-column-properties style:column-width="2.1326in"/>
    </style:style>
    <style:style style:name="Table3.A1" style:family="table-cell">
      <style:table-cell-properties style:vertical-align="middle" fo:padding="0.0194in" fo:border="none"/>
    </style:style>
    <style:style style:name="Table4" style:family="table">
      <style:table-properties style:width="3.5181in" table:align="left"/>
    </style:style>
    <style:style style:name="Table4.A" style:family="table-column">
      <style:table-column-properties style:column-width="1.2396in"/>
    </style:style>
    <style:style style:name="Table4.B" style:family="table-column">
      <style:table-column-properties style:column-width="1.6986in"/>
    </style:style>
    <style:style style:name="Table4.C" style:family="table-column">
      <style:table-column-properties style:column-width="0.5799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1.1688in"/>
    </style:style>
    <style:style style:name="Table5.B" style:family="table-column">
      <style:table-column-properties style:column-width="0.7701in"/>
    </style:style>
    <style:style style:name="Table5.C" style:family="table-column">
      <style:table-column-properties style:column-width="2.1271in"/>
    </style:style>
    <style:style style:name="Table5.D" style:family="table-column">
      <style:table-column-properties style:column-width="2.859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0.9229in"/>
    </style:style>
    <style:style style:name="Table6.B" style:family="table-column">
      <style:table-column-properties style:column-width="0.9611in"/>
    </style:style>
    <style:style style:name="Table6.C" style:family="table-column">
      <style:table-column-properties style:column-width="0.9333in"/>
    </style:style>
    <style:style style:name="Table6.D" style:family="table-column">
      <style:table-column-properties style:column-width="1.2264in"/>
    </style:style>
    <style:style style:name="Table6.E" style:family="table-column">
      <style:table-column-properties style:column-width="2.8813in"/>
    </style:style>
    <style:style style:name="Table6.A1" style:family="table-cell">
      <style:table-cell-properties style:vertical-align="middle" fo:padding="0.0194in" fo:border="none"/>
    </style:style>
    <style:style style:name="Table7" style:family="table">
      <style:table-properties style:width="6.925in" table:align="left"/>
    </style:style>
    <style:style style:name="Table7.A" style:family="table-column">
      <style:table-column-properties style:column-width="1.5917in"/>
    </style:style>
    <style:style style:name="Table7.B" style:family="table-column">
      <style:table-column-properties style:column-width="0.4882in"/>
    </style:style>
    <style:style style:name="Table7.C" style:family="table-column">
      <style:table-column-properties style:column-width="1.1382in"/>
    </style:style>
    <style:style style:name="Table7.D" style:family="table-column">
      <style:table-column-properties style:column-width="1.2028in"/>
    </style:style>
    <style:style style:name="Table7.E" style:family="table-column">
      <style:table-column-properties style:column-width="2.5042in"/>
    </style:style>
    <style:style style:name="Table7.A1" style:family="table-cell">
      <style:table-cell-properties style:vertical-align="middle" fo:padding="0.0194in" fo:border="none"/>
    </style:style>
    <style:style style:name="Table8" style:family="table">
      <style:table-properties style:width="5.4604in" table:align="left"/>
    </style:style>
    <style:style style:name="Table8.A" style:family="table-column">
      <style:table-column-properties style:column-width="1.2396in"/>
    </style:style>
    <style:style style:name="Table8.B" style:family="table-column">
      <style:table-column-properties style:column-width="0.9722in"/>
    </style:style>
    <style:style style:name="Table8.C" style:family="table-column">
      <style:table-column-properties style:column-width="1.0556in"/>
    </style:style>
    <style:style style:name="Table8.D" style:family="table-column">
      <style:table-column-properties style:column-width="2.1931in"/>
    </style:style>
    <style:style style:name="Table8.A1" style:family="table-cell">
      <style:table-cell-properties style:vertical-align="middle" fo:padding="0.0194in" fo:border="none"/>
    </style:style>
    <style:style style:name="Table8.15" style:family="table-row">
      <style:table-row-properties style:min-row-height="0.2924in"/>
    </style:style>
    <style:style style:name="Table13" style:family="table">
      <style:table-properties style:width="3.5944in" table:align="left"/>
    </style:style>
    <style:style style:name="Table13.A" style:family="table-column">
      <style:table-column-properties style:column-width="1.2396in"/>
    </style:style>
    <style:style style:name="Table13.B" style:family="table-column">
      <style:table-column-properties style:column-width="0.9306in"/>
    </style:style>
    <style:style style:name="Table13.C" style:family="table-column">
      <style:table-column-properties style:column-width="1.4243in"/>
    </style:style>
    <style:style style:name="Table13.A1" style:family="table-cell">
      <style:table-cell-properties style:vertical-align="middle" fo:padding="0.0194in" fo:border="none"/>
    </style:style>
    <style:style style:name="Table1" style:family="table">
      <style:table-properties style:width="6.925in" table:align="left"/>
    </style:style>
    <style:style style:name="Table1.A" style:family="table-column">
      <style:table-column-properties style:column-width="1.0118in"/>
    </style:style>
    <style:style style:name="Table1.B" style:family="table-column">
      <style:table-column-properties style:column-width="2.3438in"/>
    </style:style>
    <style:style style:name="Table1.C" style:family="table-column">
      <style:table-column-properties style:column-width="3.5694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5264in"/>
    </style:style>
    <style:style style:name="Table2.B" style:family="table-column">
      <style:table-column-properties style:column-width="2.809in"/>
    </style:style>
    <style:style style:name="Table2.C" style:family="table-column">
      <style:table-column-properties style:column-width="2.5896in"/>
    </style:style>
    <style:style style:name="Table2.A1" style:family="table-cell">
      <style:table-cell-properties style:vertical-align="middle" fo:padding="0.0194in" fo:border="none"/>
    </style:style>
    <style:style style:name="Table9" style:family="table">
      <style:table-properties style:width="6.925in" table:align="left"/>
    </style:style>
    <style:style style:name="Table9.A" style:family="table-column">
      <style:table-column-properties style:column-width="0.9285in"/>
    </style:style>
    <style:style style:name="Table9.B" style:family="table-column">
      <style:table-column-properties style:column-width="1.4708in"/>
    </style:style>
    <style:style style:name="Table9.C" style:family="table-column">
      <style:table-column-properties style:column-width="4.5257in"/>
    </style:style>
    <style:style style:name="Table9.A1" style:family="table-cell">
      <style:table-cell-properties style:vertical-align="middle" fo:padding="0.0194in" fo:border="none"/>
    </style:style>
    <style:style style:name="Table10" style:family="table">
      <style:table-properties style:width="2.1389in" table:align="left"/>
    </style:style>
    <style:style style:name="Table10.A" style:family="table-column">
      <style:table-column-properties style:column-width="1.2951in"/>
    </style:style>
    <style:style style:name="Table10.B" style:family="table-column">
      <style:table-column-properties style:column-width="0.8438in"/>
    </style:style>
    <style:style style:name="Table10.A1" style:family="table-cell">
      <style:table-cell-properties style:vertical-align="middle" fo:padding="0.0194in" fo:border="none"/>
    </style:style>
    <style:style style:name="P1" style:family="paragraph" style:parent-style-name="Heading_20_3">
      <style:paragraph-properties fo:text-align="center" style:justify-single-word="false"/>
      <style:text-properties officeooo:paragraph-rsid="0011c519"/>
    </style:style>
    <style:style style:name="P2" style:family="paragraph" style:parent-style-name="Text_20_body">
      <style:paragraph-properties fo:text-align="center" style:justify-single-word="false"/>
      <style:text-properties officeooo:paragraph-rsid="0011c519"/>
    </style:style>
    <style:style style:name="P3" style:family="paragraph" style:parent-style-name="Text_20_body">
      <style:text-properties fo:font-weight="normal" officeooo:paragraph-rsid="004f0101" style:font-weight-asian="normal" style:font-weight-complex="normal"/>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weight="normal" officeooo:rsid="00185024" officeooo:paragraph-rsid="00185024" style:font-weight-asian="normal" style:font-weight-complex="normal"/>
    </style:style>
    <style:style style:name="P6" style:family="paragraph" style:parent-style-name="Heading_20_3">
      <style:text-properties officeooo:paragraph-rsid="00066ccd"/>
    </style:style>
    <style:style style:name="P7" style:family="paragraph" style:parent-style-name="Heading_20_3">
      <style:text-properties officeooo:paragraph-rsid="0006b098"/>
    </style:style>
    <style:style style:name="P8" style:family="paragraph" style:parent-style-name="Text_20_body">
      <style:text-properties officeooo:paragraph-rsid="0006b098"/>
    </style:style>
    <style:style style:name="P9" style:family="paragraph" style:parent-style-name="Text_20_body">
      <style:text-properties officeooo:paragraph-rsid="005554ea"/>
    </style:style>
    <style:style style:name="P10" style:family="paragraph" style:parent-style-name="Text_20_body" style:list-style-name="L1">
      <style:paragraph-properties fo:margin-top="0in" fo:margin-bottom="0in" style:contextual-spacing="false"/>
    </style:style>
    <style:style style:name="P11" style:family="paragraph" style:parent-style-name="Text_20_body" style:list-style-name="L1"/>
    <style:style style:name="P12" style:family="paragraph" style:parent-style-name="Text_20_body" style:list-style-name="L2">
      <style:paragraph-properties fo:margin-top="0in" fo:margin-bottom="0in" style:contextual-spacing="false"/>
    </style:style>
    <style:style style:name="P13" style:family="paragraph" style:parent-style-name="Text_20_body" style:list-style-name="L2"/>
    <style:style style:name="P14" style:family="paragraph" style:parent-style-name="Text_20_body" style:list-style-name="L3">
      <style:paragraph-properties fo:margin-top="0in" fo:margin-bottom="0in" style:contextual-spacing="false"/>
    </style:style>
    <style:style style:name="P15" style:family="paragraph" style:parent-style-name="Text_20_body" style:list-style-name="L4">
      <style:paragraph-properties fo:margin-top="0in" fo:margin-bottom="0in" style:contextual-spacing="false"/>
    </style:style>
    <style:style style:name="P16" style:family="paragraph" style:parent-style-name="Text_20_body" style:list-style-name="L4"/>
    <style:style style:name="P17" style:family="paragraph" style:parent-style-name="Text_20_body" style:list-style-name="L5">
      <style:paragraph-properties fo:margin-top="0in" fo:margin-bottom="0in" style:contextual-spacing="false"/>
    </style:style>
    <style:style style:name="P18" style:family="paragraph" style:parent-style-name="Text_20_body" style:list-style-name="L5"/>
    <style:style style:name="P19" style:family="paragraph" style:parent-style-name="Text_20_body" style:list-style-name="L6">
      <style:paragraph-properties fo:margin-top="0in" fo:margin-bottom="0in" style:contextual-spacing="false"/>
    </style:style>
    <style:style style:name="P20" style:family="paragraph" style:parent-style-name="Text_20_body" style:list-style-name="L6"/>
    <style:style style:name="P21" style:family="paragraph" style:parent-style-name="Text_20_body" style:list-style-name="L7">
      <style:paragraph-properties fo:margin-top="0in" fo:margin-bottom="0in" style:contextual-spacing="false"/>
    </style:style>
    <style:style style:name="P22" style:family="paragraph" style:parent-style-name="Text_20_body" style:list-style-name="L7">
      <style:text-properties officeooo:rsid="001bedb2" officeooo:paragraph-rsid="001bedb2"/>
    </style:style>
    <style:style style:name="P23" style:family="paragraph" style:parent-style-name="Heading_20_4">
      <style:text-properties officeooo:paragraph-rsid="00192de6"/>
    </style:style>
    <style:style style:name="P24" style:family="paragraph" style:parent-style-name="Text_20_body" style:list-style-name="L8">
      <style:paragraph-properties fo:margin-top="0in" fo:margin-bottom="0in" style:contextual-spacing="false"/>
    </style:style>
    <style:style style:name="P25" style:family="paragraph" style:parent-style-name="Text_20_body" style:list-style-name="L8">
      <style:paragraph-properties fo:margin-top="0in" fo:margin-bottom="0in" style:contextual-spacing="false"/>
      <style:text-properties officeooo:rsid="00192de6" officeooo:paragraph-rsid="00192de6"/>
    </style:style>
    <style:style style:name="P26" style:family="paragraph" style:parent-style-name="Text_20_body" style:list-style-name="L8"/>
    <style:style style:name="P27" style:family="paragraph" style:parent-style-name="Text_20_body">
      <style:paragraph-properties fo:margin-top="0in" fo:margin-bottom="0in" style:contextual-spacing="false"/>
    </style:style>
    <style:style style:name="P28" style:family="paragraph" style:parent-style-name="Text_20_body" style:list-style-name="L9"/>
    <style:style style:name="P29" style:family="paragraph" style:parent-style-name="Text_20_body" style:list-style-name="L9">
      <style:paragraph-properties fo:margin-top="0in" fo:margin-bottom="0in" style:contextual-spacing="false"/>
    </style:style>
    <style:style style:name="P30" style:family="paragraph" style:parent-style-name="Text_20_body" style:list-style-name="L10">
      <style:paragraph-properties fo:margin-top="0in" fo:margin-bottom="0in" style:contextual-spacing="false"/>
    </style:style>
    <style:style style:name="P31" style:family="paragraph" style:parent-style-name="Text_20_body" style:list-style-name="L10"/>
    <style:style style:name="P32" style:family="paragraph" style:parent-style-name="Text_20_body" style:list-style-name="L11">
      <style:paragraph-properties fo:margin-top="0in" fo:margin-bottom="0in" style:contextual-spacing="false"/>
    </style:style>
    <style:style style:name="P33" style:family="paragraph" style:parent-style-name="Text_20_body" style:list-style-name="L11"/>
    <style:style style:name="P34" style:family="paragraph" style:parent-style-name="Text_20_body" style:list-style-name="L12">
      <style:paragraph-properties fo:margin-top="0in" fo:margin-bottom="0in" style:contextual-spacing="false"/>
    </style:style>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3">
      <style:paragraph-properties fo:margin-top="0in" fo:margin-bottom="0in" style:contextual-spacing="false"/>
    </style:style>
    <style:style style:name="P38" style:family="paragraph" style:parent-style-name="Text_20_body" style:list-style-name="L14">
      <style:paragraph-properties fo:margin-top="0in" fo:margin-bottom="0in" style:contextual-spacing="false"/>
    </style:style>
    <style:style style:name="P39" style:family="paragraph" style:parent-style-name="Text_20_body" style:list-style-name="L14"/>
    <style:style style:name="P40" style:family="paragraph" style:parent-style-name="Text_20_body" style:list-style-name="L15">
      <style:paragraph-properties fo:margin-top="0in" fo:margin-bottom="0in" style:contextual-spacing="false"/>
      <style:text-properties officeooo:paragraph-rsid="001d9827"/>
    </style:style>
    <style:style style:name="P41" style:family="paragraph" style:parent-style-name="Text_20_body" style:list-style-name="L15">
      <style:paragraph-properties fo:margin-top="0in" fo:margin-bottom="0in" style:contextual-spacing="false"/>
    </style:style>
    <style:style style:name="P42" style:family="paragraph" style:parent-style-name="Text_20_body" style:list-style-name="L15"/>
    <style:style style:name="P43" style:family="paragraph" style:parent-style-name="Text_20_body" style:list-style-name="L16">
      <style:paragraph-properties fo:margin-top="0in" fo:margin-bottom="0in" style:contextual-spacing="false"/>
    </style:style>
    <style:style style:name="P44" style:family="paragraph" style:parent-style-name="Text_20_body" style:list-style-name="L16"/>
    <style:style style:name="P45" style:family="paragraph" style:parent-style-name="Text_20_body" style:list-style-name="L17"/>
    <style:style style:name="P46" style:family="paragraph" style:parent-style-name="Text_20_body" style:list-style-name="L17">
      <style:paragraph-properties fo:margin-top="0in" fo:margin-bottom="0in" style:contextual-spacing="false"/>
    </style:style>
    <style:style style:name="P47" style:family="paragraph" style:parent-style-name="Text_20_body" style:list-style-name="L18"/>
    <style:style style:name="P48" style:family="paragraph" style:parent-style-name="Text_20_body" style:list-style-name="L18">
      <style:paragraph-properties fo:margin-top="0in" fo:margin-bottom="0in" style:contextual-spacing="false"/>
    </style:style>
    <style:style style:name="P49" style:family="paragraph" style:parent-style-name="Text_20_body" style:list-style-name="L19"/>
    <style:style style:name="P50" style:family="paragraph" style:parent-style-name="Text_20_body" style:list-style-name="L19">
      <style:paragraph-properties fo:margin-top="0in" fo:margin-bottom="0in" style:contextual-spacing="false"/>
    </style:style>
    <style:style style:name="P51" style:family="paragraph" style:parent-style-name="Text_20_body" style:list-style-name="L20"/>
    <style:style style:name="P52" style:family="paragraph" style:parent-style-name="Text_20_body" style:list-style-name="L20">
      <style:paragraph-properties fo:margin-top="0in" fo:margin-bottom="0in" style:contextual-spacing="false"/>
    </style:style>
    <style:style style:name="P53" style:family="paragraph" style:parent-style-name="Table_20_Contents">
      <style:paragraph-properties fo:text-align="start" style:justify-single-word="false"/>
    </style:style>
    <style:style style:name="P54" style:family="paragraph" style:parent-style-name="Table_20_Contents">
      <style:paragraph-properties fo:text-align="center" style:justify-single-word="false"/>
    </style:style>
    <style:style style:name="P55" style:family="paragraph" style:parent-style-name="Table_20_Contents">
      <style:text-properties fo:font-size="2pt" style:font-size-asian="2pt" style:font-size-complex="2pt"/>
    </style:style>
    <style:style style:name="P56" style:family="paragraph" style:parent-style-name="Text_20_body" style:list-style-name="L21"/>
    <style:style style:name="P57" style:family="paragraph" style:parent-style-name="Text_20_body" style:list-style-name="L21">
      <style:paragraph-properties fo:margin-top="0in" fo:margin-bottom="0in" style:contextual-spacing="false"/>
    </style:style>
    <style:style style:name="P58" style:family="paragraph" style:parent-style-name="Text_20_body" style:list-style-name="L22"/>
    <style:style style:name="P59" style:family="paragraph" style:parent-style-name="Text_20_body" style:list-style-name="L22">
      <style:paragraph-properties fo:margin-top="0in" fo:margin-bottom="0in" style:contextual-spacing="false"/>
    </style:style>
    <style:style style:name="P60" style:family="paragraph" style:parent-style-name="Text_20_body" style:list-style-name="L22">
      <style:text-properties officeooo:paragraph-rsid="001f62fb"/>
    </style:style>
    <style:style style:name="P61" style:family="paragraph" style:parent-style-name="Text_20_body" style:list-style-name="L23"/>
    <style:style style:name="P62" style:family="paragraph" style:parent-style-name="Text_20_body" style:list-style-name="L23">
      <style:paragraph-properties fo:margin-top="0in" fo:margin-bottom="0in" style:contextual-spacing="false"/>
    </style:style>
    <style:style style:name="P63" style:family="paragraph" style:parent-style-name="Text_20_body" style:list-style-name="L24"/>
    <style:style style:name="P64" style:family="paragraph" style:parent-style-name="Text_20_body" style:list-style-name="L24">
      <style:paragraph-properties fo:margin-top="0in" fo:margin-bottom="0in" style:contextual-spacing="false"/>
    </style:style>
    <style:style style:name="P65" style:family="paragraph" style:parent-style-name="Text_20_body" style:list-style-name="L25"/>
    <style:style style:name="P66" style:family="paragraph" style:parent-style-name="Text_20_body" style:list-style-name="L25">
      <style:paragraph-properties fo:margin-top="0in" fo:margin-bottom="0in" style:contextual-spacing="false"/>
    </style:style>
    <style:style style:name="P67" style:family="paragraph" style:parent-style-name="Text_20_body" style:list-style-name="L26"/>
    <style:style style:name="P68" style:family="paragraph" style:parent-style-name="Text_20_body" style:list-style-name="L26">
      <style:paragraph-properties fo:margin-top="0in" fo:margin-bottom="0in" style:contextual-spacing="false"/>
    </style:style>
    <style:style style:name="P69" style:family="paragraph" style:parent-style-name="Text_20_body" style:list-style-name="L26">
      <style:text-properties officeooo:rsid="002007a9" officeooo:paragraph-rsid="002007a9"/>
    </style:style>
    <style:style style:name="P70" style:family="paragraph" style:parent-style-name="Text_20_body" style:list-style-name="L27">
      <style:text-properties officeooo:paragraph-rsid="0020c367"/>
    </style:style>
    <style:style style:name="P71" style:family="paragraph" style:parent-style-name="Text_20_body" style:list-style-name="L27">
      <style:paragraph-properties fo:margin-top="0in" fo:margin-bottom="0in" style:contextual-spacing="false"/>
    </style:style>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8">
      <style:paragraph-properties fo:margin-top="0in" fo:margin-bottom="0in" style:contextual-spacing="false"/>
    </style:style>
    <style:style style:name="P75" style:family="paragraph" style:parent-style-name="Text_20_body" style:list-style-name="L29">
      <style:paragraph-properties fo:margin-top="0in" fo:margin-bottom="0in" style:contextual-spacing="false"/>
    </style:style>
    <style:style style:name="P76" style:family="paragraph" style:parent-style-name="Text_20_body" style:list-style-name="L29">
      <style:paragraph-properties fo:margin-top="0in" fo:margin-bottom="0in" style:contextual-spacing="false"/>
      <style:text-properties officeooo:paragraph-rsid="00221674"/>
    </style:style>
    <style:style style:name="P77" style:family="paragraph" style:parent-style-name="Text_20_body" style:list-style-name="L29">
      <style:paragraph-properties fo:margin-top="0in" fo:margin-bottom="0in" style:contextual-spacing="false"/>
      <style:text-properties officeooo:rsid="00221674" officeooo:paragraph-rsid="00221674"/>
    </style:style>
    <style:style style:name="P78" style:family="paragraph" style:parent-style-name="Text_20_body" style:list-style-name="L30"/>
    <style:style style:name="P79" style:family="paragraph" style:parent-style-name="Text_20_body" style:list-style-name="L30">
      <style:paragraph-properties fo:margin-top="0in" fo:margin-bottom="0in" style:contextual-spacing="false"/>
    </style:style>
    <style:style style:name="P80" style:family="paragraph" style:parent-style-name="Text_20_body" style:list-style-name="L31"/>
    <style:style style:name="P81" style:family="paragraph" style:parent-style-name="Text_20_body" style:list-style-name="L32"/>
    <style:style style:name="P82" style:family="paragraph" style:parent-style-name="Text_20_body" style:list-style-name="L32">
      <style:paragraph-properties fo:margin-top="0in" fo:margin-bottom="0in" style:contextual-spacing="false"/>
    </style:style>
    <style:style style:name="P83" style:family="paragraph" style:parent-style-name="Text_20_body" style:list-style-name="L33">
      <style:paragraph-properties fo:margin-top="0in" fo:margin-bottom="0in" style:contextual-spacing="false"/>
      <style:text-properties officeooo:paragraph-rsid="00221674"/>
    </style:style>
    <style:style style:name="P84" style:family="paragraph" style:parent-style-name="Text_20_body" style:list-style-name="L34"/>
    <style:style style:name="P85" style:family="paragraph" style:parent-style-name="Text_20_body" style:list-style-name="L35"/>
    <style:style style:name="P86" style:family="paragraph" style:parent-style-name="Text_20_body" style:list-style-name="L35">
      <style:paragraph-properties fo:margin-top="0in" fo:margin-bottom="0in" style:contextual-spacing="false"/>
    </style:style>
    <style:style style:name="P87" style:family="paragraph" style:parent-style-name="Text_20_body" style:list-style-name="L36"/>
    <style:style style:name="P88" style:family="paragraph" style:parent-style-name="Text_20_body" style:list-style-name="L37"/>
    <style:style style:name="P89" style:family="paragraph" style:parent-style-name="Text_20_body" style:list-style-name="L37">
      <style:paragraph-properties fo:margin-top="0in" fo:margin-bottom="0in" style:contextual-spacing="false"/>
    </style:style>
    <style:style style:name="P90" style:family="paragraph" style:parent-style-name="Text_20_body" style:list-style-name="L38">
      <style:paragraph-properties fo:margin-top="0in" fo:margin-bottom="0in" style:contextual-spacing="false"/>
    </style:style>
    <style:style style:name="P91" style:family="paragraph" style:parent-style-name="Text_20_body" style:list-style-name="L38"/>
    <style:style style:name="P92" style:family="paragraph" style:parent-style-name="Text_20_body" style:list-style-name="L39"/>
    <style:style style:name="P93" style:family="paragraph" style:parent-style-name="Text_20_body" style:list-style-name="L39">
      <style:paragraph-properties fo:margin-top="0in" fo:margin-bottom="0in" style:contextual-spacing="false"/>
    </style:style>
    <style:style style:name="P94" style:family="paragraph" style:parent-style-name="Text_20_body" style:list-style-name="L40"/>
    <style:style style:name="P95" style:family="paragraph" style:parent-style-name="Text_20_body" style:list-style-name="L41"/>
    <style:style style:name="P96" style:family="paragraph" style:parent-style-name="Text_20_body" style:list-style-name="L41">
      <style:paragraph-properties fo:margin-top="0in" fo:margin-bottom="0in" style:contextual-spacing="false"/>
    </style:style>
    <style:style style:name="P97" style:family="paragraph" style:parent-style-name="Text_20_body" style:list-style-name="L41">
      <style:paragraph-properties fo:margin-top="0in" fo:margin-bottom="0in" style:contextual-spacing="false"/>
      <style:text-properties officeooo:paragraph-rsid="002615f5"/>
    </style:style>
    <style:style style:name="P98" style:family="paragraph" style:parent-style-name="Text_20_body" style:list-style-name="L42">
      <style:paragraph-properties fo:margin-top="0in" fo:margin-bottom="0in" style:contextual-spacing="false"/>
    </style:style>
    <style:style style:name="P99" style:family="paragraph" style:parent-style-name="Text_20_body" style:list-style-name="L42"/>
    <style:style style:name="P100" style:family="paragraph" style:parent-style-name="Text_20_body" style:list-style-name="L43"/>
    <style:style style:name="P101" style:family="paragraph" style:parent-style-name="Text_20_body" style:list-style-name="L43">
      <style:paragraph-properties fo:margin-top="0in" fo:margin-bottom="0in" style:contextual-spacing="false"/>
    </style:style>
    <style:style style:name="P102" style:family="paragraph" style:parent-style-name="Text_20_body" style:list-style-name="L44"/>
    <style:style style:name="P103" style:family="paragraph" style:parent-style-name="Text_20_body" style:list-style-name="L45"/>
    <style:style style:name="P104" style:family="paragraph" style:parent-style-name="Text_20_body" style:list-style-name="L45">
      <style:paragraph-properties fo:margin-top="0in" fo:margin-bottom="0in" style:contextual-spacing="false"/>
    </style:style>
    <style:style style:name="P105" style:family="paragraph" style:parent-style-name="Table_20_Heading">
      <style:paragraph-properties fo:text-align="center" style:justify-single-word="false"/>
    </style:style>
    <style:style style:name="P106" style:family="paragraph" style:parent-style-name="Text_20_body" style:list-style-name="L46"/>
    <style:style style:name="P107" style:family="paragraph" style:parent-style-name="Text_20_body" style:list-style-name="L46">
      <style:paragraph-properties fo:margin-top="0in" fo:margin-bottom="0in" style:contextual-spacing="false"/>
    </style:style>
    <style:style style:name="P108" style:family="paragraph" style:parent-style-name="Text_20_body" style:list-style-name="L47">
      <style:paragraph-properties fo:margin-top="0in" fo:margin-bottom="0in" style:contextual-spacing="false"/>
    </style:style>
    <style:style style:name="P109" style:family="paragraph" style:parent-style-name="Text_20_body" style:list-style-name="L47"/>
    <style:style style:name="P110" style:family="paragraph" style:parent-style-name="Text_20_body" style:list-style-name="L48"/>
    <style:style style:name="P111" style:family="paragraph" style:parent-style-name="Text_20_body" style:list-style-name="L48">
      <style:paragraph-properties fo:margin-top="0in" fo:margin-bottom="0in" style:contextual-spacing="false"/>
    </style:style>
    <style:style style:name="P112" style:family="paragraph" style:parent-style-name="Text_20_body" style:list-style-name="L48">
      <style:text-properties officeooo:paragraph-rsid="0027defb"/>
    </style:style>
    <style:style style:name="P113" style:family="paragraph" style:parent-style-name="Text_20_body" style:list-style-name="L49"/>
    <style:style style:name="P114" style:family="paragraph" style:parent-style-name="Text_20_body" style:list-style-name="L50"/>
    <style:style style:name="P115" style:family="paragraph" style:parent-style-name="Text_20_body" style:list-style-name="L50">
      <style:paragraph-properties fo:margin-top="0in" fo:margin-bottom="0in" style:contextual-spacing="false"/>
    </style:style>
    <style:style style:name="P116" style:family="paragraph" style:parent-style-name="Text_20_body" style:list-style-name="L50">
      <style:text-properties officeooo:paragraph-rsid="002a1755"/>
    </style:style>
    <style:style style:name="P117" style:family="paragraph" style:parent-style-name="Text_20_body" style:list-style-name="L51"/>
    <style:style style:name="P118" style:family="paragraph" style:parent-style-name="Text_20_body" style:list-style-name="L52"/>
    <style:style style:name="P119" style:family="paragraph" style:parent-style-name="Text_20_body" style:list-style-name="L52">
      <style:paragraph-properties fo:margin-top="0in" fo:margin-bottom="0in" style:contextual-spacing="false"/>
    </style:style>
    <style:style style:name="P120" style:family="paragraph" style:parent-style-name="Text_20_body" style:list-style-name="L52">
      <style:text-properties officeooo:paragraph-rsid="0027defb"/>
    </style:style>
    <style:style style:name="P121" style:family="paragraph" style:parent-style-name="Text_20_body" style:list-style-name="L53"/>
    <style:style style:name="P122" style:family="paragraph" style:parent-style-name="Text_20_body" style:list-style-name="L54"/>
    <style:style style:name="P123" style:family="paragraph" style:parent-style-name="Text_20_body" style:list-style-name="L54">
      <style:paragraph-properties fo:margin-top="0in" fo:margin-bottom="0in" style:contextual-spacing="false"/>
    </style:style>
    <style:style style:name="P124" style:family="paragraph" style:parent-style-name="Text_20_body" style:list-style-name="L54">
      <style:text-properties officeooo:paragraph-rsid="002a1755"/>
    </style:style>
    <style:style style:name="P125" style:family="paragraph" style:parent-style-name="Text_20_body" style:list-style-name="L55"/>
    <style:style style:name="P126" style:family="paragraph" style:parent-style-name="Text_20_body" style:list-style-name="L56"/>
    <style:style style:name="P127" style:family="paragraph" style:parent-style-name="Text_20_body" style:list-style-name="L56">
      <style:paragraph-properties fo:margin-top="0in" fo:margin-bottom="0in" style:contextual-spacing="false"/>
    </style:style>
    <style:style style:name="P128" style:family="paragraph" style:parent-style-name="Text_20_body" style:list-style-name="L56">
      <style:paragraph-properties fo:margin-top="0in" fo:margin-bottom="0in" style:contextual-spacing="false"/>
      <style:text-properties officeooo:rsid="00357fcd" officeooo:paragraph-rsid="00357fcd"/>
    </style:style>
    <style:style style:name="P129" style:family="paragraph" style:parent-style-name="Text_20_body" style:list-style-name="L57"/>
    <style:style style:name="P130" style:family="paragraph" style:parent-style-name="Text_20_body" style:list-style-name="L57">
      <style:paragraph-properties fo:margin-top="0in" fo:margin-bottom="0in" style:contextual-spacing="false"/>
    </style:style>
    <style:style style:name="P131" style:family="paragraph" style:parent-style-name="Text_20_body" style:list-style-name="L58">
      <style:paragraph-properties fo:margin-top="0in" fo:margin-bottom="0in" style:contextual-spacing="false"/>
    </style:style>
    <style:style style:name="P132" style:family="paragraph" style:parent-style-name="Text_20_body" style:list-style-name="L59">
      <style:paragraph-properties fo:margin-top="0in" fo:margin-bottom="0in" style:contextual-spacing="false"/>
    </style:style>
    <style:style style:name="P133" style:family="paragraph" style:parent-style-name="Text_20_body" style:list-style-name="L59"/>
    <style:style style:name="P134" style:family="paragraph" style:parent-style-name="Text_20_body" style:list-style-name="L60">
      <style:paragraph-properties fo:margin-top="0in" fo:margin-bottom="0in" style:contextual-spacing="false"/>
    </style:style>
    <style:style style:name="P135" style:family="paragraph" style:parent-style-name="Text_20_body" style:list-style-name="L60"/>
    <style:style style:name="P136" style:family="paragraph" style:parent-style-name="Text_20_body" style:list-style-name="L61">
      <style:paragraph-properties fo:margin-top="0in" fo:margin-bottom="0in" style:contextual-spacing="false"/>
    </style:style>
    <style:style style:name="P137" style:family="paragraph" style:parent-style-name="Text_20_body" style:list-style-name="L61">
      <style:paragraph-properties fo:margin-top="0in" fo:margin-bottom="0in" style:contextual-spacing="false"/>
      <style:text-properties officeooo:paragraph-rsid="00392d4a"/>
    </style:style>
    <style:style style:name="P138" style:family="paragraph" style:parent-style-name="Text_20_body" style:list-style-name="L61"/>
    <style:style style:name="P139" style:family="paragraph" style:parent-style-name="Text_20_body" style:list-style-name="L62">
      <style:paragraph-properties fo:margin-top="0in" fo:margin-bottom="0in" style:contextual-spacing="false"/>
    </style:style>
    <style:style style:name="P140" style:family="paragraph" style:parent-style-name="Text_20_body" style:list-style-name="L62"/>
    <style:style style:name="P141" style:family="paragraph" style:parent-style-name="Text_20_body" style:list-style-name="L63">
      <style:paragraph-properties fo:margin-top="0in" fo:margin-bottom="0in" style:contextual-spacing="false"/>
    </style:style>
    <style:style style:name="P142" style:family="paragraph" style:parent-style-name="Text_20_body" style:list-style-name="L63"/>
    <style:style style:name="P143" style:family="paragraph" style:parent-style-name="Text_20_body" style:list-style-name="L64">
      <style:paragraph-properties fo:margin-top="0in" fo:margin-bottom="0in" style:contextual-spacing="false"/>
    </style:style>
    <style:style style:name="P144" style:family="paragraph" style:parent-style-name="Text_20_body" style:list-style-name="L64"/>
    <style:style style:name="P145" style:family="paragraph" style:parent-style-name="Text_20_body" style:list-style-name="L65">
      <style:paragraph-properties fo:margin-top="0in" fo:margin-bottom="0in" style:contextual-spacing="false"/>
    </style:style>
    <style:style style:name="P146" style:family="paragraph" style:parent-style-name="Text_20_body" style:list-style-name="L66">
      <style:paragraph-properties fo:margin-top="0in" fo:margin-bottom="0in" style:contextual-spacing="false"/>
    </style:style>
    <style:style style:name="P147" style:family="paragraph" style:parent-style-name="Text_20_body" style:list-style-name="L66">
      <style:paragraph-properties fo:margin-top="0in" fo:margin-bottom="0in" style:contextual-spacing="false"/>
      <style:text-properties officeooo:rsid="003a5382" officeooo:paragraph-rsid="003a5382"/>
    </style:style>
    <style:style style:name="P148" style:family="paragraph" style:parent-style-name="Text_20_body" style:list-style-name="L66"/>
    <style:style style:name="P149" style:family="paragraph" style:parent-style-name="Text_20_body" style:list-style-name="L67"/>
    <style:style style:name="P150" style:family="paragraph" style:parent-style-name="Text_20_body" style:list-style-name="L67">
      <style:paragraph-properties fo:margin-top="0in" fo:margin-bottom="0in" style:contextual-spacing="false"/>
    </style:style>
    <style:style style:name="P151" style:family="paragraph" style:parent-style-name="Text_20_body" style:list-style-name="L68">
      <style:paragraph-properties fo:margin-top="0in" fo:margin-bottom="0in" style:contextual-spacing="false"/>
    </style:style>
    <style:style style:name="P152" style:family="paragraph" style:parent-style-name="Text_20_body" style:list-style-name="L68"/>
    <style:style style:name="P153" style:family="paragraph" style:parent-style-name="Table_20_Contents">
      <style:text-properties officeooo:rsid="003b46b6" officeooo:paragraph-rsid="003b46b6"/>
    </style:style>
    <style:style style:name="P154" style:family="paragraph" style:parent-style-name="Table_20_Contents">
      <style:paragraph-properties fo:text-align="center" style:justify-single-word="false"/>
      <style:text-properties officeooo:rsid="003b46b6" officeooo:paragraph-rsid="003b46b6"/>
    </style:style>
    <style:style style:name="P155" style:family="paragraph" style:parent-style-name="Table_20_Contents">
      <style:paragraph-properties fo:text-align="center" style:justify-single-word="false"/>
      <style:text-properties officeooo:rsid="003a5382" officeooo:paragraph-rsid="003a5382"/>
    </style:style>
    <style:style style:name="P156" style:family="paragraph" style:parent-style-name="Text_20_body" style:list-style-name="L69"/>
    <style:style style:name="P157" style:family="paragraph" style:parent-style-name="Text_20_body" style:list-style-name="L69">
      <style:paragraph-properties fo:margin-top="0in" fo:margin-bottom="0in" style:contextual-spacing="false"/>
    </style:style>
    <style:style style:name="P158" style:family="paragraph" style:parent-style-name="Text_20_body" style:list-style-name="L69">
      <style:text-properties officeooo:paragraph-rsid="00066ccd"/>
    </style:style>
    <style:style style:name="P159" style:family="paragraph" style:parent-style-name="Text_20_body" style:list-style-name="L70">
      <style:paragraph-properties fo:margin-top="0in" fo:margin-bottom="0in" style:contextual-spacing="false"/>
    </style:style>
    <style:style style:name="P160" style:family="paragraph" style:parent-style-name="Text_20_body" style:list-style-name="L70"/>
    <style:style style:name="P161" style:family="paragraph" style:parent-style-name="Text_20_body" style:list-style-name="L71">
      <style:paragraph-properties fo:margin-top="0in" fo:margin-bottom="0in" style:contextual-spacing="false"/>
    </style:style>
    <style:style style:name="P162" style:family="paragraph" style:parent-style-name="Text_20_body" style:list-style-name="L71"/>
    <style:style style:name="P163" style:family="paragraph" style:parent-style-name="Text_20_body" style:list-style-name="L72"/>
    <style:style style:name="P164" style:family="paragraph" style:parent-style-name="Text_20_body" style:list-style-name="L72">
      <style:paragraph-properties fo:margin-top="0in" fo:margin-bottom="0in" style:contextual-spacing="false"/>
    </style:style>
    <style:style style:name="P165" style:family="paragraph" style:parent-style-name="Text_20_body" style:list-style-name="L73">
      <style:paragraph-properties fo:margin-top="0in" fo:margin-bottom="0in" style:contextual-spacing="false"/>
    </style:style>
    <style:style style:name="P166" style:family="paragraph" style:parent-style-name="Text_20_body" style:list-style-name="L73"/>
    <style:style style:name="P167" style:family="paragraph" style:parent-style-name="Text_20_body" style:list-style-name="L74">
      <style:paragraph-properties fo:margin-top="0in" fo:margin-bottom="0in" style:contextual-spacing="false"/>
    </style:style>
    <style:style style:name="P168" style:family="paragraph" style:parent-style-name="Text_20_body" style:list-style-name="L74"/>
    <style:style style:name="P169" style:family="paragraph" style:parent-style-name="Text_20_body" style:list-style-name="L75"/>
    <style:style style:name="P170" style:family="paragraph" style:parent-style-name="Text_20_body" style:list-style-name="L75">
      <style:paragraph-properties fo:margin-top="0in" fo:margin-bottom="0in" style:contextual-spacing="false"/>
    </style:style>
    <style:style style:name="P171" style:family="paragraph" style:parent-style-name="Text_20_body" style:list-style-name="L76">
      <style:paragraph-properties fo:margin-top="0in" fo:margin-bottom="0in" style:contextual-spacing="false"/>
    </style:style>
    <style:style style:name="P172" style:family="paragraph" style:parent-style-name="Text_20_body" style:list-style-name="L76"/>
    <style:style style:name="P173" style:family="paragraph" style:parent-style-name="Text_20_body" style:list-style-name="L77">
      <style:paragraph-properties fo:margin-top="0in" fo:margin-bottom="0in" style:contextual-spacing="false"/>
    </style:style>
    <style:style style:name="P174" style:family="paragraph" style:parent-style-name="Text_20_body" style:list-style-name="L77"/>
    <style:style style:name="P175" style:family="paragraph" style:parent-style-name="Text_20_body" style:list-style-name="L78"/>
    <style:style style:name="P176" style:family="paragraph" style:parent-style-name="Text_20_body" style:list-style-name="L78">
      <style:paragraph-properties fo:margin-top="0in" fo:margin-bottom="0in" style:contextual-spacing="false"/>
    </style:style>
    <style:style style:name="P177" style:family="paragraph" style:parent-style-name="Text_20_body" style:list-style-name="L79">
      <style:paragraph-properties fo:margin-top="0in" fo:margin-bottom="0in" style:contextual-spacing="false"/>
    </style:style>
    <style:style style:name="P178" style:family="paragraph" style:parent-style-name="Text_20_body" style:list-style-name="L79"/>
    <style:style style:name="P179" style:family="paragraph" style:parent-style-name="Text_20_body" style:list-style-name="L80"/>
    <style:style style:name="P180" style:family="paragraph" style:parent-style-name="Text_20_body" style:list-style-name="L80">
      <style:paragraph-properties fo:margin-top="0in" fo:margin-bottom="0in" style:contextual-spacing="false"/>
    </style:style>
    <style:style style:name="P181" style:family="paragraph" style:parent-style-name="Text_20_body" style:list-style-name="L81">
      <style:paragraph-properties fo:margin-top="0in" fo:margin-bottom="0in" style:contextual-spacing="false"/>
    </style:style>
    <style:style style:name="P182" style:family="paragraph" style:parent-style-name="Text_20_body" style:list-style-name="L81"/>
    <style:style style:name="P183" style:family="paragraph" style:parent-style-name="Text_20_body" style:list-style-name="L82">
      <style:paragraph-properties fo:margin-top="0in" fo:margin-bottom="0in" style:contextual-spacing="false"/>
    </style:style>
    <style:style style:name="P184" style:family="paragraph" style:parent-style-name="Text_20_body" style:list-style-name="L82"/>
    <style:style style:name="P185" style:family="paragraph" style:parent-style-name="Text_20_body" style:list-style-name="L83">
      <style:paragraph-properties fo:margin-top="0in" fo:margin-bottom="0in" style:contextual-spacing="false"/>
    </style:style>
    <style:style style:name="P186" style:family="paragraph" style:parent-style-name="Text_20_body" style:list-style-name="L83"/>
    <style:style style:name="P187" style:family="paragraph" style:parent-style-name="Text_20_body" style:list-style-name="L84">
      <style:paragraph-properties fo:margin-top="0in" fo:margin-bottom="0in" style:contextual-spacing="false"/>
    </style:style>
    <style:style style:name="P188" style:family="paragraph" style:parent-style-name="Text_20_body" style:list-style-name="L84"/>
    <style:style style:name="P189" style:family="paragraph" style:parent-style-name="Text_20_body" style:list-style-name="L85">
      <style:paragraph-properties fo:margin-top="0in" fo:margin-bottom="0in" style:contextual-spacing="false"/>
    </style:style>
    <style:style style:name="P190" style:family="paragraph" style:parent-style-name="Text_20_body" style:list-style-name="L85"/>
    <style:style style:name="P191" style:family="paragraph" style:parent-style-name="Text_20_body" style:list-style-name="L86">
      <style:paragraph-properties fo:margin-top="0in" fo:margin-bottom="0in" style:contextual-spacing="false"/>
    </style:style>
    <style:style style:name="P192" style:family="paragraph" style:parent-style-name="Text_20_body" style:list-style-name="L86"/>
    <style:style style:name="P193" style:family="paragraph" style:parent-style-name="Text_20_body" style:list-style-name="L87">
      <style:paragraph-properties fo:margin-top="0in" fo:margin-bottom="0in" style:contextual-spacing="false"/>
    </style:style>
    <style:style style:name="P194" style:family="paragraph" style:parent-style-name="Text_20_body" style:list-style-name="L87"/>
    <style:style style:name="P195" style:family="paragraph" style:parent-style-name="Text_20_body" style:list-style-name="L88"/>
    <style:style style:name="P196" style:family="paragraph" style:parent-style-name="Text_20_body" style:list-style-name="L88">
      <style:paragraph-properties fo:margin-top="0in" fo:margin-bottom="0in" style:contextual-spacing="false"/>
    </style:style>
    <style:style style:name="P197" style:family="paragraph" style:parent-style-name="Text_20_body" style:list-style-name="L89"/>
    <style:style style:name="P198" style:family="paragraph" style:parent-style-name="Text_20_body" style:list-style-name="L89">
      <style:paragraph-properties fo:margin-top="0in" fo:margin-bottom="0in" style:contextual-spacing="false"/>
    </style:style>
    <style:style style:name="P199" style:family="paragraph" style:parent-style-name="Text_20_body" style:list-style-name="L90"/>
    <style:style style:name="P200" style:family="paragraph" style:parent-style-name="Text_20_body" style:list-style-name="L90">
      <style:paragraph-properties fo:margin-top="0in" fo:margin-bottom="0in" style:contextual-spacing="false"/>
    </style:style>
    <style:style style:name="P201" style:family="paragraph" style:parent-style-name="Text_20_body" style:list-style-name="L91">
      <style:paragraph-properties fo:margin-top="0in" fo:margin-bottom="0in" style:contextual-spacing="false"/>
    </style:style>
    <style:style style:name="P202" style:family="paragraph" style:parent-style-name="Text_20_body" style:list-style-name="L91"/>
    <style:style style:name="P203" style:family="paragraph" style:parent-style-name="Text_20_body" style:list-style-name="L92">
      <style:paragraph-properties fo:margin-top="0in" fo:margin-bottom="0in" style:contextual-spacing="false"/>
    </style:style>
    <style:style style:name="P204" style:family="paragraph" style:parent-style-name="Text_20_body" style:list-style-name="L92"/>
    <style:style style:name="P205" style:family="paragraph" style:parent-style-name="Text_20_body" style:list-style-name="L93"/>
    <style:style style:name="P206" style:family="paragraph" style:parent-style-name="Text_20_body" style:list-style-name="L93">
      <style:paragraph-properties fo:margin-top="0in" fo:margin-bottom="0in" style:contextual-spacing="false"/>
    </style:style>
    <style:style style:name="P207" style:family="paragraph" style:parent-style-name="Text_20_body" style:list-style-name="L94"/>
    <style:style style:name="P208" style:family="paragraph" style:parent-style-name="Text_20_body" style:list-style-name="L94">
      <style:paragraph-properties fo:margin-top="0in" fo:margin-bottom="0in" style:contextual-spacing="false"/>
    </style:style>
    <style:style style:name="P209" style:family="paragraph" style:parent-style-name="Text_20_body" style:list-style-name="L95">
      <style:paragraph-properties fo:margin-top="0in" fo:margin-bottom="0in" style:contextual-spacing="false"/>
    </style:style>
    <style:style style:name="P210" style:family="paragraph" style:parent-style-name="Text_20_body" style:list-style-name="L95"/>
    <style:style style:name="P211" style:family="paragraph" style:parent-style-name="Text_20_body" style:list-style-name="L96"/>
    <style:style style:name="P212" style:family="paragraph" style:parent-style-name="Text_20_body" style:list-style-name="L96">
      <style:paragraph-properties fo:margin-top="0in" fo:margin-bottom="0in" style:contextual-spacing="false"/>
    </style:style>
    <style:style style:name="P213" style:family="paragraph" style:parent-style-name="Text_20_body" style:list-style-name="L97">
      <style:paragraph-properties fo:margin-top="0in" fo:margin-bottom="0in" style:contextual-spacing="false"/>
    </style:style>
    <style:style style:name="P214" style:family="paragraph" style:parent-style-name="Text_20_body" style:list-style-name="L97"/>
    <style:style style:name="P215" style:family="paragraph" style:parent-style-name="Text_20_body" style:list-style-name="L98">
      <style:paragraph-properties fo:margin-top="0in" fo:margin-bottom="0in" style:contextual-spacing="false"/>
    </style:style>
    <style:style style:name="P216" style:family="paragraph" style:parent-style-name="Text_20_body" style:list-style-name="L98"/>
    <style:style style:name="P217" style:family="paragraph" style:parent-style-name="Text_20_body" style:list-style-name="L99">
      <style:paragraph-properties fo:margin-top="0in" fo:margin-bottom="0in" style:contextual-spacing="false"/>
    </style:style>
    <style:style style:name="P218" style:family="paragraph" style:parent-style-name="Text_20_body" style:list-style-name="L99"/>
    <style:style style:name="P219" style:family="paragraph" style:parent-style-name="Text_20_body" style:list-style-name="L100"/>
    <style:style style:name="P220" style:family="paragraph" style:parent-style-name="Text_20_body" style:list-style-name="L101"/>
    <style:style style:name="P221" style:family="paragraph" style:parent-style-name="Text_20_body" style:list-style-name="L102">
      <style:paragraph-properties fo:margin-top="0in" fo:margin-bottom="0in" style:contextual-spacing="false"/>
    </style:style>
    <style:style style:name="P222" style:family="paragraph" style:parent-style-name="Text_20_body" style:list-style-name="L102"/>
    <style:style style:name="P223" style:family="paragraph" style:parent-style-name="Text_20_body" style:list-style-name="L103">
      <style:paragraph-properties fo:margin-top="0in" fo:margin-bottom="0in" style:contextual-spacing="false"/>
    </style:style>
    <style:style style:name="P224" style:family="paragraph" style:parent-style-name="Text_20_body" style:list-style-name="L103"/>
    <style:style style:name="P225" style:family="paragraph" style:parent-style-name="Text_20_body" style:list-style-name="L104">
      <style:paragraph-properties fo:margin-top="0in" fo:margin-bottom="0in" style:contextual-spacing="false"/>
    </style:style>
    <style:style style:name="P226" style:family="paragraph" style:parent-style-name="Text_20_body" style:list-style-name="L104"/>
    <style:style style:name="P227" style:family="paragraph" style:parent-style-name="Text_20_body" style:list-style-name="L105"/>
    <style:style style:name="P228" style:family="paragraph" style:parent-style-name="Text_20_body" style:list-style-name="L105">
      <style:paragraph-properties fo:margin-top="0in" fo:margin-bottom="0in" style:contextual-spacing="false"/>
    </style:style>
    <style:style style:name="P229" style:family="paragraph" style:parent-style-name="Text_20_body" style:list-style-name="L106"/>
    <style:style style:name="P230" style:family="paragraph" style:parent-style-name="Text_20_body" style:list-style-name="L106">
      <style:paragraph-properties fo:margin-top="0in" fo:margin-bottom="0in" style:contextual-spacing="false"/>
    </style:style>
    <style:style style:name="P231" style:family="paragraph" style:parent-style-name="Text_20_body" style:list-style-name="L107">
      <style:paragraph-properties fo:margin-top="0in" fo:margin-bottom="0in" style:contextual-spacing="false"/>
    </style:style>
    <style:style style:name="P232" style:family="paragraph" style:parent-style-name="Text_20_body" style:list-style-name="L107"/>
    <style:style style:name="P233" style:family="paragraph" style:parent-style-name="Text_20_body" style:list-style-name="L108">
      <style:paragraph-properties fo:margin-top="0in" fo:margin-bottom="0in" style:contextual-spacing="false"/>
    </style:style>
    <style:style style:name="P234" style:family="paragraph" style:parent-style-name="Text_20_body" style:list-style-name="L108"/>
    <style:style style:name="P235" style:family="paragraph" style:parent-style-name="Text_20_body" style:list-style-name="L109"/>
    <style:style style:name="P236" style:family="paragraph" style:parent-style-name="Text_20_body" style:list-style-name="L109">
      <style:paragraph-properties fo:margin-top="0in" fo:margin-bottom="0in" style:contextual-spacing="false"/>
    </style:style>
    <style:style style:name="P237" style:family="paragraph" style:parent-style-name="Text_20_body" style:list-style-name="L110"/>
    <style:style style:name="P238" style:family="paragraph" style:parent-style-name="Text_20_body" style:list-style-name="L110">
      <style:paragraph-properties fo:margin-top="0in" fo:margin-bottom="0in" style:contextual-spacing="false"/>
    </style:style>
    <style:style style:name="P239" style:family="paragraph" style:parent-style-name="Text_20_body" style:list-style-name="L111"/>
    <style:style style:name="P240" style:family="paragraph" style:parent-style-name="Text_20_body" style:list-style-name="L111">
      <style:paragraph-properties fo:margin-top="0in" fo:margin-bottom="0in" style:contextual-spacing="false"/>
    </style:style>
    <style:style style:name="P241" style:family="paragraph" style:parent-style-name="Text_20_body" style:list-style-name="L112"/>
    <style:style style:name="P242" style:family="paragraph" style:parent-style-name="Text_20_body" style:list-style-name="L112">
      <style:paragraph-properties fo:margin-top="0in" fo:margin-bottom="0in" style:contextual-spacing="false"/>
    </style:style>
    <style:style style:name="P243" style:family="paragraph" style:parent-style-name="Text_20_body" style:list-style-name="L112">
      <style:paragraph-properties fo:margin-top="0in" fo:margin-bottom="0in" style:contextual-spacing="false"/>
      <style:text-properties officeooo:rsid="0045b034" officeooo:paragraph-rsid="0045b034"/>
    </style:style>
    <style:style style:name="P244" style:family="paragraph" style:parent-style-name="Text_20_body" style:list-style-name="L112">
      <style:text-properties officeooo:paragraph-rsid="0045b034"/>
    </style:style>
    <style:style style:name="P245" style:family="paragraph" style:parent-style-name="Text_20_body" style:list-style-name="L112">
      <style:text-properties officeooo:rsid="0045b034" officeooo:paragraph-rsid="0045b034"/>
    </style:style>
    <style:style style:name="P246" style:family="paragraph" style:parent-style-name="Text_20_body" style:list-style-name="L113"/>
    <style:style style:name="P247" style:family="paragraph" style:parent-style-name="Text_20_body" style:list-style-name="L113">
      <style:paragraph-properties fo:margin-top="0in" fo:margin-bottom="0in" style:contextual-spacing="false"/>
    </style:style>
    <style:style style:name="P248" style:family="paragraph" style:parent-style-name="Text_20_body" style:list-style-name="L114">
      <style:paragraph-properties fo:margin-top="0in" fo:margin-bottom="0in" style:contextual-spacing="false"/>
    </style:style>
    <style:style style:name="P249" style:family="paragraph" style:parent-style-name="Text_20_body" style:list-style-name="L114"/>
    <style:style style:name="P250" style:family="paragraph" style:parent-style-name="Text_20_body" style:list-style-name="L115">
      <style:paragraph-properties fo:margin-top="0in" fo:margin-bottom="0in" style:contextual-spacing="false"/>
    </style:style>
    <style:style style:name="P251" style:family="paragraph" style:parent-style-name="Text_20_body" style:list-style-name="L115"/>
    <style:style style:name="P252" style:family="paragraph" style:parent-style-name="Text_20_body" style:list-style-name="L116">
      <style:paragraph-properties fo:margin-top="0in" fo:margin-bottom="0in" style:contextual-spacing="false"/>
    </style:style>
    <style:style style:name="P253" style:family="paragraph" style:parent-style-name="Text_20_body" style:list-style-name="L116">
      <style:paragraph-properties fo:margin-top="0in" fo:margin-bottom="0in" style:contextual-spacing="false"/>
      <style:text-properties officeooo:rsid="0045d4a0" officeooo:paragraph-rsid="0045d4a0"/>
    </style:style>
    <style:style style:name="P254" style:family="paragraph" style:parent-style-name="Text_20_body" style:list-style-name="L116">
      <style:text-properties officeooo:paragraph-rsid="0045d4a0"/>
    </style:style>
    <style:style style:name="P255" style:family="paragraph" style:parent-style-name="Text_20_body" style:list-style-name="L116">
      <style:text-properties officeooo:rsid="0045d4a0" officeooo:paragraph-rsid="0045d4a0"/>
    </style:style>
    <style:style style:name="P256" style:family="paragraph" style:parent-style-name="Heading_20_4">
      <style:text-properties officeooo:paragraph-rsid="0045d4a0"/>
    </style:style>
    <style:style style:name="P257" style:family="paragraph" style:parent-style-name="Text_20_body" style:list-style-name="L117">
      <style:paragraph-properties fo:margin-top="0in" fo:margin-bottom="0in" style:contextual-spacing="false"/>
    </style:style>
    <style:style style:name="P258" style:family="paragraph" style:parent-style-name="Text_20_body" style:list-style-name="L117"/>
    <style:style style:name="P259" style:family="paragraph" style:parent-style-name="Text_20_body" style:list-style-name="L118"/>
    <style:style style:name="P260" style:family="paragraph" style:parent-style-name="Text_20_body" style:list-style-name="L119">
      <style:paragraph-properties fo:margin-top="0in" fo:margin-bottom="0in" style:contextual-spacing="false"/>
    </style:style>
    <style:style style:name="P261" style:family="paragraph" style:parent-style-name="Text_20_body" style:list-style-name="L119"/>
    <style:style style:name="P262" style:family="paragraph" style:parent-style-name="Text_20_body" style:list-style-name="L120"/>
    <style:style style:name="P263" style:family="paragraph" style:parent-style-name="Text_20_body" style:list-style-name="L120">
      <style:paragraph-properties fo:margin-top="0in" fo:margin-bottom="0in" style:contextual-spacing="false"/>
    </style:style>
    <style:style style:name="P264" style:family="paragraph" style:parent-style-name="Text_20_body" style:list-style-name="L121">
      <style:paragraph-properties fo:margin-top="0in" fo:margin-bottom="0in" style:contextual-spacing="false"/>
    </style:style>
    <style:style style:name="P265" style:family="paragraph" style:parent-style-name="Text_20_body" style:list-style-name="L121"/>
    <style:style style:name="P266" style:family="paragraph" style:parent-style-name="Text_20_body" style:list-style-name="L122">
      <style:paragraph-properties fo:margin-top="0in" fo:margin-bottom="0in" style:contextual-spacing="false"/>
    </style:style>
    <style:style style:name="P267" style:family="paragraph" style:parent-style-name="Text_20_body" style:list-style-name="L122"/>
    <style:style style:name="P268" style:family="paragraph" style:parent-style-name="Text_20_body" style:list-style-name="L123">
      <style:paragraph-properties fo:margin-top="0in" fo:margin-bottom="0in" style:contextual-spacing="false"/>
    </style:style>
    <style:style style:name="P269" style:family="paragraph" style:parent-style-name="Text_20_body" style:list-style-name="L123"/>
    <style:style style:name="P270" style:family="paragraph" style:parent-style-name="Text_20_body" style:list-style-name="L124"/>
    <style:style style:name="P271" style:family="paragraph" style:parent-style-name="Text_20_body" style:list-style-name="L124">
      <style:paragraph-properties fo:margin-top="0in" fo:margin-bottom="0in" style:contextual-spacing="false"/>
    </style:style>
    <style:style style:name="P272" style:family="paragraph" style:parent-style-name="Text_20_body" style:list-style-name="L125"/>
    <style:style style:name="P273" style:family="paragraph" style:parent-style-name="Text_20_body" style:list-style-name="L125">
      <style:paragraph-properties fo:margin-top="0in" fo:margin-bottom="0in" style:contextual-spacing="false"/>
    </style:style>
    <style:style style:name="P274" style:family="paragraph" style:parent-style-name="Text_20_body" style:list-style-name="L126">
      <style:paragraph-properties fo:margin-top="0in" fo:margin-bottom="0in" style:contextual-spacing="false"/>
    </style:style>
    <style:style style:name="P275" style:family="paragraph" style:parent-style-name="Text_20_body" style:list-style-name="L126"/>
    <style:style style:name="P276" style:family="paragraph" style:parent-style-name="Text_20_body" style:list-style-name="L127">
      <style:paragraph-properties fo:margin-top="0in" fo:margin-bottom="0in" style:contextual-spacing="false"/>
    </style:style>
    <style:style style:name="P277" style:family="paragraph" style:parent-style-name="Text_20_body" style:list-style-name="L127"/>
    <style:style style:name="P278" style:family="paragraph" style:parent-style-name="Text_20_body" style:list-style-name="L128">
      <style:paragraph-properties fo:margin-top="0in" fo:margin-bottom="0in" style:contextual-spacing="false"/>
    </style:style>
    <style:style style:name="P279" style:family="paragraph" style:parent-style-name="Text_20_body" style:list-style-name="L128"/>
    <style:style style:name="P280" style:family="paragraph" style:parent-style-name="Text_20_body" style:list-style-name="L129">
      <style:paragraph-properties fo:margin-top="0in" fo:margin-bottom="0in" style:contextual-spacing="false"/>
    </style:style>
    <style:style style:name="P281" style:family="paragraph" style:parent-style-name="Text_20_body" style:list-style-name="L129"/>
    <style:style style:name="P282" style:family="paragraph" style:parent-style-name="Text_20_body" style:list-style-name="L130">
      <style:paragraph-properties fo:margin-top="0in" fo:margin-bottom="0in" style:contextual-spacing="false"/>
    </style:style>
    <style:style style:name="P283" style:family="paragraph" style:parent-style-name="Text_20_body" style:list-style-name="L130"/>
    <style:style style:name="P284" style:family="paragraph" style:parent-style-name="Text_20_body" style:list-style-name="L131">
      <style:paragraph-properties fo:margin-top="0in" fo:margin-bottom="0in" style:contextual-spacing="false"/>
    </style:style>
    <style:style style:name="P285" style:family="paragraph" style:parent-style-name="Text_20_body" style:list-style-name="L131"/>
    <style:style style:name="P286" style:family="paragraph" style:parent-style-name="Text_20_body" style:list-style-name="L132">
      <style:paragraph-properties fo:margin-top="0in" fo:margin-bottom="0in" style:contextual-spacing="false"/>
    </style:style>
    <style:style style:name="P287" style:family="paragraph" style:parent-style-name="Text_20_body" style:list-style-name="L132">
      <style:paragraph-properties fo:margin-top="0in" fo:margin-bottom="0in" style:contextual-spacing="false"/>
      <style:text-properties officeooo:rsid="00463f47" officeooo:paragraph-rsid="00463f47"/>
    </style:style>
    <style:style style:name="P288" style:family="paragraph" style:parent-style-name="Text_20_body" style:list-style-name="L132"/>
    <style:style style:name="P289" style:family="paragraph" style:parent-style-name="Text_20_body" style:list-style-name="L133"/>
    <style:style style:name="P290" style:family="paragraph" style:parent-style-name="Text_20_body" style:list-style-name="L133">
      <style:paragraph-properties fo:margin-top="0in" fo:margin-bottom="0in" style:contextual-spacing="false"/>
    </style:style>
    <style:style style:name="P291" style:family="paragraph" style:parent-style-name="Heading_20_3">
      <style:text-properties officeooo:paragraph-rsid="00477438"/>
    </style:style>
    <style:style style:name="P292" style:family="paragraph" style:parent-style-name="Text_20_body" style:list-style-name="L134">
      <style:paragraph-properties fo:margin-top="0in" fo:margin-bottom="0in" style:contextual-spacing="false"/>
    </style:style>
    <style:style style:name="P293" style:family="paragraph" style:parent-style-name="Text_20_body" style:list-style-name="L134"/>
    <style:style style:name="P294" style:family="paragraph" style:parent-style-name="Text_20_body" style:list-style-name="L135">
      <style:text-properties officeooo:paragraph-rsid="00477438"/>
    </style:style>
    <style:style style:name="P295" style:family="paragraph" style:parent-style-name="Text_20_body" style:list-style-name="L135">
      <style:text-properties officeooo:paragraph-rsid="004872e9"/>
    </style:style>
    <style:style style:name="P296" style:family="paragraph" style:parent-style-name="Heading_20_3">
      <style:text-properties officeooo:paragraph-rsid="00497d2c"/>
    </style:style>
    <style:style style:name="P297" style:family="paragraph" style:parent-style-name="Text_20_body" style:list-style-name="L136">
      <style:paragraph-properties fo:text-align="start" style:justify-single-word="false"/>
      <style:text-properties officeooo:paragraph-rsid="00497d2c"/>
    </style:style>
    <style:style style:name="P298" style:family="paragraph" style:parent-style-name="Text_20_body" style:list-style-name="L137"/>
    <style:style style:name="P299" style:family="paragraph" style:parent-style-name="Text_20_body" style:list-style-name="L137">
      <style:paragraph-properties fo:margin-top="0in" fo:margin-bottom="0in" style:contextual-spacing="false"/>
    </style:style>
    <style:style style:name="P300" style:family="paragraph" style:parent-style-name="Text_20_body" style:list-style-name="L138">
      <style:paragraph-properties fo:margin-top="0in" fo:margin-bottom="0in" style:contextual-spacing="false"/>
    </style:style>
    <style:style style:name="P301" style:family="paragraph" style:parent-style-name="Text_20_body" style:list-style-name="L138"/>
    <style:style style:name="P302" style:family="paragraph" style:parent-style-name="Text_20_body" style:list-style-name="L139">
      <style:paragraph-properties fo:margin-top="0in" fo:margin-bottom="0in" style:contextual-spacing="false"/>
    </style:style>
    <style:style style:name="P303" style:family="paragraph" style:parent-style-name="Text_20_body" style:list-style-name="L139"/>
    <style:style style:name="P304" style:family="paragraph" style:parent-style-name="Text_20_body" style:list-style-name="L140">
      <style:paragraph-properties fo:margin-top="0in" fo:margin-bottom="0in" style:contextual-spacing="false"/>
    </style:style>
    <style:style style:name="P305" style:family="paragraph" style:parent-style-name="Text_20_body" style:list-style-name="L140"/>
    <style:style style:name="P306" style:family="paragraph" style:parent-style-name="Text_20_body" style:list-style-name="L141">
      <style:paragraph-properties fo:margin-top="0in" fo:margin-bottom="0in" style:contextual-spacing="false"/>
    </style:style>
    <style:style style:name="P307" style:family="paragraph" style:parent-style-name="Text_20_body" style:list-style-name="L141"/>
    <style:style style:name="P308" style:family="paragraph" style:parent-style-name="Text_20_body" style:list-style-name="L142">
      <style:paragraph-properties fo:margin-top="0in" fo:margin-bottom="0in" style:contextual-spacing="false"/>
    </style:style>
    <style:style style:name="P309" style:family="paragraph" style:parent-style-name="Text_20_body" style:list-style-name="L142"/>
    <style:style style:name="P310" style:family="paragraph" style:parent-style-name="Text_20_body" style:list-style-name="L143">
      <style:paragraph-properties fo:margin-top="0in" fo:margin-bottom="0in" style:contextual-spacing="false"/>
    </style:style>
    <style:style style:name="P311" style:family="paragraph" style:parent-style-name="Text_20_body" style:list-style-name="L143"/>
    <style:style style:name="P312" style:family="paragraph" style:parent-style-name="Text_20_body" style:list-style-name="L144">
      <style:paragraph-properties fo:margin-top="0in" fo:margin-bottom="0in" style:contextual-spacing="false"/>
    </style:style>
    <style:style style:name="P313" style:family="paragraph" style:parent-style-name="Text_20_body" style:list-style-name="L144"/>
    <style:style style:name="P314" style:family="paragraph" style:parent-style-name="Text_20_body" style:list-style-name="L145"/>
    <style:style style:name="P315" style:family="paragraph" style:parent-style-name="Text_20_body" style:list-style-name="L146">
      <style:paragraph-properties fo:margin-top="0in" fo:margin-bottom="0in" style:contextual-spacing="false"/>
    </style:style>
    <style:style style:name="P316" style:family="paragraph" style:parent-style-name="Text_20_body" style:list-style-name="L146"/>
    <style:style style:name="P317" style:family="paragraph" style:parent-style-name="Heading_20_2">
      <style:text-properties officeooo:paragraph-rsid="005201d3"/>
    </style:style>
    <style:style style:name="P318" style:family="paragraph" style:parent-style-name="Text_20_body">
      <style:text-properties officeooo:paragraph-rsid="0053a127"/>
    </style:style>
    <style:style style:name="P319" style:family="paragraph" style:parent-style-name="Text_20_body" style:list-style-name="L147"/>
    <style:style style:name="P320" style:family="paragraph" style:parent-style-name="Text_20_body" style:list-style-name="L148"/>
    <style:style style:name="P321" style:family="paragraph" style:parent-style-name="Text_20_body" style:list-style-name="L149"/>
    <style:style style:name="P322" style:family="paragraph" style:parent-style-name="Text_20_body" style:list-style-name="L150"/>
    <style:style style:name="P323" style:family="paragraph" style:parent-style-name="Text_20_body" style:list-style-name="L151"/>
    <style:style style:name="P324" style:family="paragraph" style:parent-style-name="Text_20_body" style:list-style-name="L152"/>
    <style:style style:name="P325" style:family="paragraph" style:parent-style-name="Text_20_body">
      <style:text-properties officeooo:paragraph-rsid="00519b2e"/>
    </style:style>
    <style:style style:name="P326" style:family="paragraph" style:parent-style-name="Text_20_body" style:list-style-name="L153"/>
    <style:style style:name="P327" style:family="paragraph" style:parent-style-name="Text_20_body" style:list-style-name="L154"/>
    <style:style style:name="P328" style:family="paragraph" style:parent-style-name="Text_20_body" style:list-style-name="L155"/>
    <style:style style:name="P329" style:family="paragraph" style:parent-style-name="Text_20_body" style:list-style-name="L155">
      <style:text-properties officeooo:rsid="005374a3" officeooo:paragraph-rsid="005374a3"/>
    </style:style>
    <style:style style:name="P330" style:family="paragraph" style:parent-style-name="Text_20_body" style:list-style-name="L156"/>
    <style:style style:name="T1" style:family="text">
      <style:text-properties officeooo:rsid="0011c519"/>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c5000b" loext:opacity="100%"/>
    </style:style>
    <style:style style:name="T5" style:family="text">
      <style:text-properties officeooo:rsid="00190f8c"/>
    </style:style>
    <style:style style:name="T6" style:family="text">
      <style:text-properties fo:color="#004586" loext:opacity="100%"/>
    </style:style>
    <style:style style:name="T7" style:family="text">
      <style:text-properties fo:color="#800080" loext:opacity="100%"/>
    </style:style>
    <style:style style:name="T8" style:family="text">
      <style:text-properties fo:color="#ffd320" loext:opacity="100%"/>
    </style:style>
    <style:style style:name="T9" style:family="text">
      <style:text-properties fo:color="#ffffff" loext:opacity="100%" fo:background-color="#43c330" loext:char-shading-value="0"/>
    </style:style>
    <style:style style:name="T10" style:family="text">
      <style:text-properties fo:color="#18a303" loext:opacity="100%"/>
    </style:style>
    <style:style style:name="T11" style:family="text">
      <style:text-properties fo:color="#ffffff" loext:opacity="100%" officeooo:rsid="00190f8c" fo:background-color="#00a933" loext:char-shading-value="0"/>
    </style:style>
    <style:style style:name="T12" style:family="text">
      <style:text-properties style:use-window-font-color="true" loext:opacity="0%" officeooo:rsid="00190f8c" fo:background-color="transparent" loext:char-shading-value="0"/>
    </style:style>
    <style:style style:name="T13" style:family="text">
      <style:text-properties fo:color="#000000" loext:opacity="100%" officeooo:rsid="00190f8c" fo:background-color="transparent" loext:char-shading-value="0"/>
    </style:style>
    <style:style style:name="T14" style:family="text">
      <style:text-properties fo:color="#18a303" loext:opacity="100%" officeooo:rsid="00190f8c" fo:background-color="transparent" loext:char-shading-value="0"/>
    </style:style>
    <style:style style:name="T15" style:family="text">
      <style:text-properties officeooo:rsid="00066ccd"/>
    </style:style>
    <style:style style:name="T16" style:family="text">
      <style:text-properties officeooo:rsid="005554ea"/>
    </style:style>
    <style:style style:name="T17" style:family="text">
      <style:text-properties fo:color="#9b51de" loext:opacity="100%">
        <loext:char-complex-color loext:theme-type="dark1" loext:color-type="theme">
          <loext:transformation loext:type="lumoff" loext:value="0"/>
        </loext:char-complex-color>
      </style:text-properties>
    </style:style>
    <style:style style:name="T18" style:family="text">
      <style:text-properties fo:color="#c5000b" loext:opacity="100%" fo:font-weight="bold" officeooo:rsid="00185024" style:font-weight-asian="bold" style:font-weight-complex="bold"/>
    </style:style>
    <style:style style:name="T19" style:family="text">
      <style:text-properties fo:color="#004586" loext:opacity="100%" officeooo:rsid="00185024"/>
    </style:style>
    <style:style style:name="T20" style:family="text">
      <style:text-properties fo:color="#9b51de" loext:opacity="100%" fo:font-weight="bold" officeooo:rsid="00185024" style:font-weight-asian="bold" style:font-weight-complex="bold">
        <loext:char-complex-color loext:theme-type="dark1" loext:color-type="theme">
          <loext:transformation loext:type="lumoff" loext:value="0"/>
        </loext:char-complex-color>
      </style:text-properties>
    </style:style>
    <style:style style:name="T21" style:family="text">
      <style:text-properties officeooo:rsid="001bedb2"/>
    </style:style>
    <style:style style:name="T22" style:family="text">
      <style:text-properties officeooo:rsid="003262f9"/>
    </style:style>
    <style:style style:name="T23" style:family="text">
      <style:text-properties officeooo:rsid="00192de6"/>
    </style:style>
    <style:style style:name="T24" style:family="text">
      <style:text-properties fo:color="#c5000b" loext:opacity="100%" officeooo:rsid="00192de6"/>
    </style:style>
    <style:style style:name="T25" style:family="text">
      <style:text-properties fo:color="#004586" loext:opacity="100%" officeooo:rsid="00192de6"/>
    </style:style>
    <style:style style:name="T26" style:family="text">
      <style:text-properties fo:color="#9b51de" loext:opacity="100%" officeooo:rsid="00192de6">
        <loext:char-complex-color loext:theme-type="dark1" loext:color-type="theme">
          <loext:transformation loext:type="lumoff" loext:value="0"/>
        </loext:char-complex-color>
      </style:text-properties>
    </style:style>
    <style:style style:name="T27" style:family="text">
      <style:text-properties officeooo:rsid="00235583"/>
    </style:style>
    <style:style style:name="T28" style:family="text">
      <style:text-properties officeooo:rsid="0007bc5b"/>
    </style:style>
    <style:style style:name="T29" style:family="text">
      <style:text-properties fo:color="#c5000b" loext:opacity="100%" officeooo:rsid="00190f8c"/>
    </style:style>
    <style:style style:name="T30" style:family="text">
      <style:text-properties fo:color="#004586" loext:opacity="100%" officeooo:rsid="0024b398"/>
    </style:style>
    <style:style style:name="T31" style:family="text">
      <style:text-properties fo:color="#9b51de" loext:opacity="100%" officeooo:rsid="0024b398">
        <loext:char-complex-color loext:theme-type="dark1" loext:color-type="theme">
          <loext:transformation loext:type="lumoff" loext:value="0"/>
        </loext:char-complex-color>
      </style:text-properties>
    </style:style>
    <style:style style:name="T32" style:family="text">
      <style:text-properties officeooo:rsid="0030f1b1"/>
    </style:style>
    <style:style style:name="T33" style:family="text">
      <style:text-properties officeooo:rsid="0031b179"/>
    </style:style>
    <style:style style:name="T34" style:family="text">
      <style:text-properties officeooo:rsid="001d9827"/>
    </style:style>
    <style:style style:name="T35" style:family="text">
      <style:text-properties officeooo:rsid="002531da"/>
    </style:style>
    <style:style style:name="T36" style:family="text">
      <style:text-properties officeooo:rsid="001f62fb"/>
    </style:style>
    <style:style style:name="T37" style:family="text">
      <style:text-properties officeooo:rsid="0034cfcb"/>
    </style:style>
    <style:style style:name="T38" style:family="text">
      <style:text-properties officeooo:rsid="002007a9"/>
    </style:style>
    <style:style style:name="T39" style:family="text">
      <style:text-properties officeooo:rsid="0020c367"/>
    </style:style>
    <style:style style:name="T40" style:family="text">
      <style:text-properties officeooo:rsid="00221674"/>
    </style:style>
    <style:style style:name="T41" style:family="text">
      <style:text-properties officeooo:rsid="0022212f"/>
    </style:style>
    <style:style style:name="T42" style:family="text">
      <style:text-properties officeooo:rsid="003519c6"/>
    </style:style>
    <style:style style:name="T43" style:family="text">
      <style:text-properties officeooo:rsid="002615f5"/>
    </style:style>
    <style:style style:name="T44" style:family="text">
      <style:text-properties fo:color="#4b1f6f" loext:opacity="100%"/>
    </style:style>
    <style:style style:name="T45" style:family="text">
      <style:text-properties officeooo:rsid="0027defb"/>
    </style:style>
    <style:style style:name="T46" style:family="text">
      <style:text-properties fo:font-weight="normal" officeooo:rsid="0027defb" style:font-weight-asian="normal" style:font-weight-complex="normal"/>
    </style:style>
    <style:style style:name="T47" style:family="text">
      <style:text-properties fo:font-weight="normal" officeooo:rsid="002958cd" style:font-weight-asian="normal" style:font-weight-complex="normal"/>
    </style:style>
    <style:style style:name="T48" style:family="text">
      <style:text-properties fo:font-weight="normal" officeooo:rsid="00357fcd" style:font-weight-asian="normal" style:font-weight-complex="normal"/>
    </style:style>
    <style:style style:name="T49" style:family="text">
      <style:text-properties fo:font-weight="normal" officeooo:rsid="002a1755" style:font-weight-asian="normal" style:font-weight-complex="normal"/>
    </style:style>
    <style:style style:name="T50" style:family="text">
      <style:text-properties officeooo:rsid="002a1755"/>
    </style:style>
    <style:style style:name="T51" style:family="text">
      <style:text-properties fo:font-weight="normal" officeooo:rsid="002c9421" style:font-weight-asian="normal" style:font-weight-complex="normal"/>
    </style:style>
    <style:style style:name="T52" style:family="text">
      <style:text-properties officeooo:rsid="0035a766"/>
    </style:style>
    <style:style style:name="T53" style:family="text">
      <style:text-properties officeooo:rsid="0014cadd"/>
    </style:style>
    <style:style style:name="T54" style:family="text">
      <style:text-properties officeooo:rsid="003b46b6"/>
    </style:style>
    <style:style style:name="T55" style:family="text">
      <style:text-properties officeooo:rsid="00378a5c"/>
    </style:style>
    <style:style style:name="T56" style:family="text">
      <style:text-properties fo:font-weight="normal" officeooo:rsid="0014cadd" style:font-weight-asian="normal" style:font-weight-complex="normal"/>
    </style:style>
    <style:style style:name="T57" style:family="text">
      <style:text-properties officeooo:rsid="00392d4a"/>
    </style:style>
    <style:style style:name="T58" style:family="text">
      <style:text-properties fo:font-weight="normal" officeooo:rsid="00392d4a" style:font-weight-asian="normal" style:font-weight-complex="normal"/>
    </style:style>
    <style:style style:name="T59" style:family="text">
      <style:text-properties fo:font-weight="bold" officeooo:rsid="00385eb1" style:font-weight-asian="bold" style:font-weight-complex="bold"/>
    </style:style>
    <style:style style:name="T60" style:family="text">
      <style:text-properties officeooo:rsid="00385eb1"/>
    </style:style>
    <style:style style:name="T61" style:family="text">
      <style:text-properties officeooo:rsid="0014db8d"/>
    </style:style>
    <style:style style:name="T62" style:family="text">
      <style:text-properties officeooo:rsid="003a5382"/>
    </style:style>
    <style:style style:name="T63" style:family="text">
      <style:text-properties officeooo:rsid="003d2706"/>
    </style:style>
    <style:style style:name="T64" style:family="text">
      <style:text-properties officeooo:rsid="003e32e1"/>
    </style:style>
    <style:style style:name="T65" style:family="text">
      <style:text-properties fo:font-weight="bold" officeooo:rsid="003d2706" style:font-weight-asian="bold" style:font-weight-complex="bold"/>
    </style:style>
    <style:style style:name="T66" style:family="text">
      <style:text-properties officeooo:rsid="003f7c93"/>
    </style:style>
    <style:style style:name="T67" style:family="text">
      <style:text-properties officeooo:rsid="0040ee36"/>
    </style:style>
    <style:style style:name="T68" style:family="text">
      <style:text-properties officeooo:rsid="0042b2b8"/>
    </style:style>
    <style:style style:name="T69" style:family="text">
      <style:text-properties fo:font-weight="bold" officeooo:rsid="0042b2b8" style:font-weight-asian="bold" style:font-weight-complex="bold"/>
    </style:style>
    <style:style style:name="T70" style:family="text">
      <style:text-properties officeooo:rsid="00439550"/>
    </style:style>
    <style:style style:name="T71" style:family="text">
      <style:text-properties officeooo:rsid="0044c4e2"/>
    </style:style>
    <style:style style:name="T72" style:family="text">
      <style:text-properties fo:font-weight="normal" officeooo:rsid="0044c4e2" style:font-weight-asian="normal" style:font-weight-complex="normal"/>
    </style:style>
    <style:style style:name="T73" style:family="text">
      <style:text-properties officeooo:rsid="0045b034"/>
    </style:style>
    <style:style style:name="T74" style:family="text">
      <style:text-properties fo:font-weight="normal" officeooo:rsid="0045b034" style:font-weight-asian="normal" style:font-weight-complex="normal"/>
    </style:style>
    <style:style style:name="T75" style:family="text">
      <style:text-properties officeooo:rsid="0045d4a0"/>
    </style:style>
    <style:style style:name="T76" style:family="text">
      <style:text-properties fo:font-weight="bold" officeooo:rsid="0045d4a0" style:font-weight-asian="bold" style:font-weight-complex="bold"/>
    </style:style>
    <style:style style:name="T77" style:family="text">
      <style:text-properties officeooo:rsid="00463f47"/>
    </style:style>
    <style:style style:name="T78" style:family="text">
      <style:text-properties fo:font-weight="bold" officeooo:rsid="00463f47" style:font-weight-asian="bold" style:font-weight-complex="bold"/>
    </style:style>
    <style:style style:name="T79" style:family="text">
      <style:text-properties officeooo:rsid="004872e9"/>
    </style:style>
    <style:style style:name="T80" style:family="text">
      <style:text-properties officeooo:rsid="00477438"/>
    </style:style>
    <style:style style:name="T81" style:family="text">
      <style:text-properties fo:font-weight="normal" officeooo:rsid="00477438" style:font-weight-asian="normal" style:font-weight-complex="normal"/>
    </style:style>
    <style:style style:name="T82" style:family="text">
      <style:text-properties fo:font-weight="normal" officeooo:rsid="004872e9" style:font-weight-asian="normal" style:font-weight-complex="normal"/>
    </style:style>
    <style:style style:name="T83" style:family="text">
      <style:text-properties officeooo:rsid="004ad23f"/>
    </style:style>
    <style:style style:name="T84" style:family="text">
      <style:text-properties officeooo:rsid="00497d2c"/>
    </style:style>
    <style:style style:name="T85" style:family="text">
      <style:text-properties fo:font-weight="normal" officeooo:rsid="00497d2c" style:font-weight-asian="normal" style:font-weight-complex="normal"/>
    </style:style>
    <style:style style:name="T86" style:family="text">
      <style:text-properties officeooo:rsid="004b0d55"/>
    </style:style>
    <style:style style:name="T87" style:family="text">
      <style:text-properties officeooo:rsid="004861ad"/>
    </style:style>
    <style:style style:name="T88" style:family="text">
      <style:text-properties fo:font-weight="normal" officeooo:rsid="004b0d55" style:font-weight-asian="normal" style:font-weight-complex="normal"/>
    </style:style>
    <style:style style:name="T89" style:family="text">
      <style:text-properties officeooo:rsid="005201d3"/>
    </style:style>
    <style:style style:name="T90" style:family="text">
      <style:text-properties officeooo:rsid="0053a127"/>
    </style:style>
    <style:style style:name="T91" style:family="text">
      <style:text-properties officeooo:rsid="005476f8"/>
    </style:style>
    <style:style style:name="T92" style:family="text">
      <style:text-properties officeooo:rsid="005a7979"/>
    </style:style>
    <style:style style:name="T93" style:family="text">
      <style:text-properties officeooo:rsid="005374a3"/>
    </style:style>
    <text:list-style style:name="L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5">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6">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7">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8">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0">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2">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3">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5">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7">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9">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1">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3">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5">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6">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8">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0">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2">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4">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6">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7">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8">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9">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6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1">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3">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5">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7">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9">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0">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7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2">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5">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6">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7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5">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8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8">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9">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0">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3">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4">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5">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96">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5">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6">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7">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9">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0">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1">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2">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3">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9">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0">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1">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23">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4">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5">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3">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8">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9">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0">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6">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text:span text:style-name="T1">Rulebook</text:span></text:span></text:h>
      <text:p text:style-name="P2"><text:span text:style-name="Strong_20_Emphasis"/></text:p>
      <text:p text:style-name="P3"><text:span text:style-name="Strong_20_Emphasis"><text:span text:style-name="T2">Welcome to the </text:span></text:span><text:span text:style-name="Emphasis"><text:span text:style-name="T2">Stardust Spectrum Role-Playing Game (SSRPG)</text:span></text:span><text:span text:style-name="Strong_20_Emphasis"><text:span text:style-name="T2">!</text:span></text:span></text:p>
      <text:p text:style-name="Text_20_body">Dive into a universe where cosmic forces, ancient rivalries, and dynamic characters shape an ever-evolving adventure. Whether you're a seasoned role-player or new to tabletop RPGs, SSRPG offers an intuitive yet richly detailed system to fuel your imagination. At the heart of the game lies the Stardust Spectrum, a magical life energy that weaves through every aspect of the world. Your character’s connection to the Spectrum influences their abilities, relationships, and the choices they make.</text:p>
      <text:p text:style-name="Text_20_body">SSRPG’s mechanics are designed to prioritize fluidity and creativity. Classes and skills evolve naturally with the narrative, allowing you to grow your character in unexpected and organic ways. The rules encourage immersive storytelling, where combat, exploration, and role-playing are deeply interwoven. Every decision you make matters, shaping the story and the world around you.</text:p>
      <text:p text:style-name="Text_20_body">This game is more than just dice rolls and rules; it’s a collaborative journey. Use this rulebook as your guide, but let your creativity and imagination take the lead. Together with your group, you’ll craft a shared narrative that transcends the ordinary. Gather your party, embrace the Stardust, and let the Spectrum guide your path—your journey begins now!</text:p>
      <text:p text:style-name="P4"><text:span text:style-name="T3"/></text:p>
      <text:p text:style-name="P4"/>
      <text:p text:style-name="P5">Color Key</text:p>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text:span text:style-name="Strong_20_Emphasis">Color</text:span></text:p>
          </table:table-cell>
          <table:table-cell table:style-name="Table11.A1" office:value-type="string">
            <text:p text:style-name="Table_20_Heading"><text:span text:style-name="Strong_20_Emphasis">Represents</text:span></text:p>
          </table:table-cell>
          <table:table-cell table:style-name="Table11.A1" office:value-type="string">
            <text:p text:style-name="Table_20_Heading"><text:span text:style-name="Strong_20_Emphasis">Context</text:span></text:p>
          </table:table-cell>
        </table:table-row>
        <table:table-row>
          <table:table-cell table:style-name="Table11.A1" office:value-type="string">
            <text:p text:style-name="Table_20_Contents"><text:span text:style-name="Strong_20_Emphasis"><text:span text:style-name="T4">Red</text:span></text:span></text:p>
          </table:table-cell>
          <table:table-cell table:style-name="Table11.A1" office:value-type="string">
            <text:p text:style-name="Table_20_Contents">Vigor and all melee-based actions</text:p>
          </table:table-cell>
          <table:table-cell table:style-name="Table11.A1" office:value-type="string">
            <text:p text:style-name="Table_20_Contents">Used for strength, physical combat, and <text:span text:style-name="T5">fortitude</text:span>.</text:p>
          </table:table-cell>
        </table:table-row>
        <table:table-row>
          <table:table-cell table:style-name="Table11.A1" office:value-type="string">
            <text:p text:style-name="Table_20_Contents"><text:span text:style-name="Strong_20_Emphasis"><text:span text:style-name="T6">Blue</text:span></text:span></text:p>
          </table:table-cell>
          <table:table-cell table:style-name="Table11.A1" office:value-type="string">
            <text:p text:style-name="Table_20_Contents">Stamina and all stamina-based actions</text:p>
          </table:table-cell>
          <table:table-cell table:style-name="Table11.A1" office:value-type="string">
            <text:p text:style-name="Table_20_Contents">Represents endurance, movement, and energy-related activities.</text:p>
          </table:table-cell>
        </table:table-row>
        <table:table-row>
          <table:table-cell table:style-name="Table11.A1" office:value-type="string">
            <text:p text:style-name="Table_20_Contents"><text:span text:style-name="Strong_20_Emphasis"><text:span text:style-name="T7">Purple</text:span></text:span></text:p>
          </table:table-cell>
          <table:table-cell table:style-name="Table11.A1" office:value-type="string">
            <text:p text:style-name="Table_20_Contents">Mana and all magic-based actions</text:p>
          </table:table-cell>
          <table:table-cell table:style-name="Table11.A1" office:value-type="string">
            <text:p text:style-name="Table_20_Contents">Associated with spells, magical energy, and casting abilities.</text:p>
          </table:table-cell>
        </table:table-row>
        <table:table-row>
          <table:table-cell table:style-name="Table11.A1" office:value-type="string">
            <text:p text:style-name="Table_20_Contents"><text:span text:style-name="Strong_20_Emphasis"><text:span text:style-name="T8">Yellow</text:span></text:span></text:p>
          </table:table-cell>
          <table:table-cell table:style-name="Table11.A1" office:value-type="string">
            <text:p text:style-name="Table_20_Contents">Hope and critical roll states</text:p>
          </table:table-cell>
          <table:table-cell table:style-name="Table11.A1" office:value-type="string">
            <text:p text:style-name="Table_20_Contents">Highlights moments of luck, critical successes, or pivotal actions.</text:p>
          </table:table-cell>
        </table:table-row>
        <table:table-row>
          <table:table-cell table:style-name="Table11.A1" office:value-type="string">
            <text:p text:style-name="Table_20_Contents"><text:span text:style-name="Strong_20_Emphasis"><text:span text:style-name="T9">Gr</text:span></text:span><text:span text:style-name="Strong_20_Emphasis"><text:span text:style-name="T10">een</text:span></text:span></text:p>
          </table:table-cell>
          <table:table-cell table:style-name="Table11.A1" office:value-type="string">
            <text:p text:style-name="Table_20_Contents">Prisms (style indicates vivid or vibrant types)</text:p>
          </table:table-cell>
          <table:table-cell table:style-name="Table11.A1" office:value-type="string">
            <text:p text:style-name="Table_20_Contents">Refers to <text:span text:style-name="T5">prism type needed to level up based on if its </text:span><text:span text:style-name="T11">Vibrant</text:span><text:span text:style-name="T12"> or</text:span><text:span text:style-name="T13"> </text:span><text:span text:style-name="T14">Vivid.</text:span></text:p>
          </table:table-cell>
        </table:table-row>
        <table:table-row>
          <table:table-cell table:style-name="Table11.A1" office:value-type="string">
            <text:p text:style-name="Table_20_Contents"><text:span text:style-name="Strong_20_Emphasis">Black/White</text:span></text:p>
          </table:table-cell>
          <table:table-cell table:style-name="Table11.A1" office:value-type="string">
            <text:p text:style-name="Table_20_Contents">Health and weapon durability</text:p>
          </table:table-cell>
          <table:table-cell table:style-name="Table11.A1" office:value-type="string">
            <text:p text:style-name="Table_20_Contents">Tracks damage taken, remaining health, and item longevity.</text:p>
          </table:table-cell>
        </table:table-row>
      </table:table>
      <text:p text:style-name="P5"/>
      <text:h text:style-name="P6" text:outline-level="3"><text:soft-page-break/><text:span text:style-name="Strong_20_Emphasis"><text:span text:style-name="T15">Hyperlinks:</text:span></text:span></text:h>
      <text:h text:style-name="P6" text:outline-level="3"><text:a xlink:type="simple" xlink:href="#1. Core Principles of the Leveling System|outline" text:style-name="Internet_20_link" text:visited-style-name="Visited_20_Internet_20_Link"><text:span text:style-name="Strong_20_Emphasis">Leveling Systems</text:span></text:a></text:h>
      <text:h text:style-name="P6" text:outline-level="3"><text:a xlink:type="simple" xlink:href="#1. Health Progression|outline" text:style-name="Internet_20_link" text:visited-style-name="Visited_20_Internet_20_Link"><text:span text:style-name="Strong_20_Emphasis">Health and Durability</text:span></text:a></text:h>
      <text:h text:style-name="P6" text:outline-level="3"><text:a xlink:type="simple" xlink:href="#2. Core Stats|outline" text:style-name="Internet_20_link" text:visited-style-name="Visited_20_Internet_20_Link"><text:span text:style-name="Strong_20_Emphasis">Vibrant (Core) Stats</text:span></text:a></text:h>
      <text:h text:style-name="Heading_20_3" text:outline-level="3"><text:a xlink:type="simple" xlink:href="#General Mechanics for Vivid Stats|outline" text:style-name="Internet_20_link" text:visited-style-name="Visited_20_Internet_20_Link"><text:span text:style-name="Strong_20_Emphasis">Vivid Stats (Substats)</text:span></text:a></text:h>
      <text:h text:style-name="Heading_20_3" text:outline-level="3"><text:a xlink:type="simple" xlink:href="#1. Weapon Basics|outline" text:style-name="Internet_20_link" text:visited-style-name="Visited_20_Internet_20_Link"><text:span text:style-name="Strong_20_Emphasis">Weapons</text:span></text:a></text:h>
      <text:h text:style-name="P7" text:outline-level="3"><text:a xlink:type="simple" xlink:href="#1. Roll to Hit|outline" text:style-name="Internet_20_link" text:visited-style-name="Visited_20_Internet_20_Link"><text:span text:style-name="Strong_20_Emphasis">Dice System</text:span></text:a></text:h>
      <text:h text:style-name="P7" text:outline-level="3"><text:a xlink:type="simple" xlink:href="#Key Features of Weapons in SSRPG|outline" text:style-name="Internet_20_link" text:visited-style-name="Visited_20_Internet_20_Link"><text:span text:style-name="Strong_20_Emphasis">Combat Mechanics</text:span></text:a></text:h>
      <text:h text:style-name="Heading_20_3" text:outline-level="3"><text:a xlink:type="simple" xlink:href="#1. What Is a Clash?|outline" text:style-name="Internet_20_link" text:visited-style-name="Visited_20_Internet_20_Link"><text:span text:style-name="Strong_20_Emphasis">Clash System</text:span></text:a></text:h>
      <text:h text:style-name="P7" text:outline-level="3"><text:a xlink:type="simple" xlink:href="#1. What Are Spectrums?|outline" text:style-name="Internet_20_link" text:visited-style-name="Visited_20_Internet_20_Link"><text:span text:style-name="Strong_20_Emphasis">Spectrums</text:span></text:a></text:h>
      <text:p text:style-name="P8"><text:span text:style-name="Strong_20_Emphasis"/></text:p>
      <text:p text:style-name="P9"><text:a xlink:type="simple" xlink:href="#Creating New Sub Stat Category Slots|outline" text:style-name="Internet_20_link" text:visited-style-name="Visited_20_Internet_20_Link"><text:span text:style-name="Strong_20_Emphasis"><text:span text:style-name="T16">Slots and Stacks</text:span></text:span></text:a></text:p>
      <text:p text:style-name="P8"><text:span text:style-name="Strong_20_Emphasis"/></text:p>
      <text:h text:style-name="P7" text:outline-level="3"><text:span text:style-name="Strong_20_Emphasis">Character Creation</text:span></text:h>
      <text:p text:style-name="Horizontal_20_Line"/>
      <text:h text:style-name="Heading_20_3" text:outline-level="3"><text:span text:style-name="Strong_20_Emphasis">1. Steps to Create a Character</text:span></text:h>
      <text:p text:style-name="Horizontal_20_Line"/>
      <text:h text:style-name="Heading_20_4" text:outline-level="4"><text:span text:style-name="Strong_20_Emphasis">Step 1: Choose a Character Type</text:span></text:h>
      <text:list text:style-name="L1">
        <text:list-item>
          <text:p text:style-name="P10"><text:span text:style-name="Strong_20_Emphasis">Purpose</text:span>: Determines which core stat (<text:span text:style-name="T4">Power</text:span>, <text:span text:style-name="T6">Speed</text:span>, or <text:span text:style-name="T17">Magic</text:span>) benefits from the <text:span text:style-name="Strong_20_Emphasis">doubling effect</text:span>.</text:p>
        </text:list-item>
        <text:list-item>
          <text:p text:style-name="P10"><text:span text:style-name="Strong_20_Emphasis">Options</text:span>:</text:p>
          <text:list>
            <text:list-item>
              <text:p text:style-name="P10"><text:span text:style-name="Strong_20_Emphasis"><text:span text:style-name="T4">Power</text:span></text:span><text:span text:style-name="Strong_20_Emphasis"> Type</text:span>: Doubles the base <text:span text:style-name="T18">Vigor</text:span><text:span text:style-name="Strong_20_Emphasis"> stat</text:span>, enhancing melee damage and fortitude checks.</text:p>
            </text:list-item>
            <text:list-item>
              <text:p text:style-name="P10"><text:span text:style-name="Strong_20_Emphasis"><text:span text:style-name="T6">Speed</text:span></text:span><text:span text:style-name="Strong_20_Emphasis"> Type</text:span>: Doubles the base <text:span text:style-name="Strong_20_Emphasis"><text:span text:style-name="T6">S</text:span></text:span><text:span text:style-name="Strong_20_Emphasis"><text:span text:style-name="T19">tamina</text:span></text:span><text:span text:style-name="Strong_20_Emphasis"> stat</text:span>, improving movement, dodging, and ranged weapon range.</text:p>
            </text:list-item>
            <text:list-item>
              <text:p text:style-name="P11"><text:span text:style-name="Strong_20_Emphasis"><text:span text:style-name="T17">Magic</text:span></text:span><text:span text:style-name="Strong_20_Emphasis"> Type</text:span>: Doubles the base <text:span text:style-name="T20">Mana</text:span><text:span text:style-name="Strong_20_Emphasis"> stat</text:span>, boosting spellcasting effectiveness and AoE control.</text:p>
            </text:list-item>
          </text:list>
        </text:list-item>
      </text:list>
      <text:p text:style-name="Text_20_body"><text:span text:style-name="Strong_20_Emphasis">Key Note</text:span>: The chosen Character Type determines which stat can exceed the standard cap of 5, <text:soft-page-break/>reaching a hard cap of 10.</text:p>
      <text:p text:style-name="Horizontal_20_Line"/>
      <text:h text:style-name="Heading_20_4" text:outline-level="4"><text:span text:style-name="Strong_20_Emphasis">Step 2: Allocate Core Stats (Vibrant Stats)</text:span></text:h>
      <text:list text:style-name="L2">
        <text:list-item>
          <text:p text:style-name="P12">Players distribute points among the four <text:span text:style-name="Strong_20_Emphasis">Vibrant Stats</text:span>:</text:p>
          <text:list>
            <text:list-item>
              <text:p text:style-name="P12"><text:span text:style-name="Strong_20_Emphasis"><text:span text:style-name="T4">Vigor</text:span></text:span>: Governs melee damage and fortitude checks; fuels melee actions.</text:p>
            </text:list-item>
            <text:list-item>
              <text:p text:style-name="P12"><text:span text:style-name="Strong_20_Emphasis"><text:span text:style-name="T6">Stamina</text:span></text:span>: Controls movement, dodging, and non-damage actions; governs ranged attack range for Speed-type weapons.</text:p>
            </text:list-item>
            <text:list-item>
              <text:p text:style-name="P12"><text:span text:style-name="Strong_20_Emphasis"><text:span text:style-name="T17">Mana</text:span></text:span>: Manages spellcasting, AoE size, and perception checks; fuels magical actions.</text:p>
            </text:list-item>
            <text:list-item>
              <text:p text:style-name="P13"><text:span text:style-name="Strong_20_Emphasis"><text:span text:style-name="T8">Hope</text:span></text:span>: A unique stat used to enhance dice rolls in critical moments; regenerates under specific conditions.</text:p>
            </text:list-item>
          </text:list>
        </text:list-item>
      </text:list>
      <text:p text:style-name="Text_20_body"><text:span text:style-name="Strong_20_Emphasis">Starting Points</text:span>:</text:p>
      <text:list text:style-name="L3">
        <text:list-item>
          <text:p text:style-name="P14">Each character begins with <text:span text:style-name="T5">3</text:span><text:span text:style-name="Strong_20_Emphasis"> </text:span><text:span text:style-name="Strong_20_Emphasis"><text:span text:style-name="T3">points</text:span></text:span> to allocate across these stats. <text:span text:style-name="T21">See leveling up section.</text:span></text:p>
        </text:list-item>
        <text:list-item>
          <text:p text:style-name="P14">Minimum stat per category: 1.</text:p>
        </text:list-item>
      </text:list>
      <text:p text:style-name="Text_20_body"><text:span text:style-name="Strong_20_Emphasis">Example Allocation for a Speed Type Character</text:span>:</text:p>
      <text:list text:style-name="L4">
        <text:list-item>
          <text:p text:style-name="P15"><text:span text:style-name="T22">Vigor</text:span>: <text:span text:style-name="T21">2</text:span></text:p>
        </text:list-item>
        <text:list-item>
          <text:p text:style-name="P15">S<text:span text:style-name="T22">tamina</text:span>: <text:span text:style-name="T21">2</text:span> (doubled to <text:span text:style-name="T21">4 </text:span>due to Speed Type)</text:p>
        </text:list-item>
        <text:list-item>
          <text:p text:style-name="P15">M<text:span text:style-name="T22">ana</text:span>: 1</text:p>
        </text:list-item>
        <text:list-item>
          <text:p text:style-name="P16">Hope: 2</text:p>
        </text:list-item>
      </text:list>
      <text:p text:style-name="Horizontal_20_Line"/>
      <text:h text:style-name="Heading_20_4" text:outline-level="4"><text:span text:style-name="Strong_20_Emphasis">Step 3: Select Starting Skills/Spells and Abilities</text:span></text:h>
      <text:list text:style-name="L5">
        <text:list-item>
          <text:p text:style-name="P17"><text:span text:style-name="Strong_20_Emphasis">Starting Levels</text:span>:</text:p>
          <text:list>
            <text:list-item>
              <text:p text:style-name="P17">Characters begin with <text:span text:style-name="Strong_20_Emphasis">Skills/Spells Level 1</text:span> and <text:span text:style-name="Strong_20_Emphasis">Abilities Level 1</text:span>.</text:p>
            </text:list-item>
            <text:list-item>
              <text:p text:style-name="P17">Each category has <text:span text:style-name="Strong_20_Emphasis">1 slot</text:span> available to equip starting abilities or spells.</text:p>
            </text:list-item>
          </text:list>
        </text:list-item>
        <text:list-item>
          <text:p text:style-name="P17"><text:span text:style-name="Strong_20_Emphasis">Customization</text:span>:</text:p>
          <text:list>
            <text:list-item>
              <text:p text:style-name="P17">Choose a starting spell, skill, or ability based on the character’s focus.</text:p>
            </text:list-item>
            <text:list-item>
              <text:p text:style-name="P18">Example: A Magic Type character might start with a Level 1 fireball spell.</text:p>
            </text:list-item>
          </text:list>
        </text:list-item>
      </text:list>
      <text:p text:style-name="Horizontal_20_Line"/>
      <text:h text:style-name="Heading_20_4" text:outline-level="4"><text:span text:style-name="Strong_20_Emphasis">Step 4: Choose Starting Equipment</text:span></text:h>
      <text:list text:style-name="L6">
        <text:list-item>
          <text:p text:style-name="P19"><text:span text:style-name="Strong_20_Emphasis">Weapons</text:span>:</text:p>
          <text:list>
            <text:list-item>
              <text:p text:style-name="P19">Each character starts with a single weapon appropriate to their style:</text:p>
              <text:list>
                <text:list-item>
                  <text:p text:style-name="P19"><text:span text:style-name="T4">Power</text:span>: Melee weapon (e.g., sword or axe).</text:p>
                </text:list-item>
                <text:list-item>
                  <text:p text:style-name="P19"><text:span text:style-name="T6">Speed</text:span>: Ranged weapon (e.g., bow or throwing daggers).</text:p>
                </text:list-item>
                <text:list-item>
                  <text:p text:style-name="P19"><text:span text:style-name="T17">Magic</text:span>: Magic-based weapon (e.g., wand or staff).</text:p>
                </text:list-item>
              </text:list>
            </text:list-item>
            <text:list-item>
              <text:p text:style-name="P19">Starting Weapon Level: 1 (all stats start at 1 and can be customized as the weapon levels up).</text:p>
            </text:list-item>
          </text:list>
        </text:list-item>
        <text:list-item>
          <text:p text:style-name="P19"><text:span text:style-name="Strong_20_Emphasis">Armor</text:span>:</text:p>
          <text:list>
            <text:list-item>
              <text:p text:style-name="P19">Starting Armor Level: 1.</text:p>
            </text:list-item>
            <text:list-item>
              <text:p text:style-name="P20">Provides a base <text:span text:style-name="Strong_20_Emphasis">Armor Pool</text:span> of 5 points <text:span text:style-name="T21">per level.</text:span></text:p>
            </text:list-item>
          </text:list>
        </text:list-item>
      </text:list>
      <text:p text:style-name="Horizontal_20_Line"/>
      <text:h text:style-name="Heading_20_4" text:outline-level="4"><text:soft-page-break/><text:span text:style-name="Strong_20_Emphasis">Step 5: Establish Backstory and Motivation</text:span></text:h>
      <text:list text:style-name="L7">
        <text:list-item>
          <text:p text:style-name="P21"><text:span text:style-name="Strong_20_Emphasis">Roleplay Elements</text:span>:</text:p>
          <text:list>
            <text:list-item>
              <text:p text:style-name="P21">Determine the character’s background, personality, and motivations.</text:p>
            </text:list-item>
            <text:list-item>
              <text:p text:style-name="P21">Align these details with the game’s setting and tone.</text:p>
            </text:list-item>
          </text:list>
        </text:list-item>
        <text:list-item>
          <text:p text:style-name="P21"><text:span text:style-name="Strong_20_Emphasis">Optional Mechanics</text:span>:</text:p>
          <text:list>
            <text:list-item>
              <text:p text:style-name="P22">Weapon Durability.</text:p>
            </text:list-item>
            <text:list-item>
              <text:p text:style-name="P22">Start with no points to allocate.</text:p>
            </text:list-item>
          </text:list>
        </text:list-item>
      </text:list>
      <text:p text:style-name="Horizontal_20_Line"/>
      <text:h text:style-name="Heading_20_3" text:outline-level="3"><text:span text:style-name="Strong_20_Emphasis">2. Example of a Complete Character</text:span></text:h>
      <text:h text:style-name="Heading_20_4" text:outline-level="4"><text:span text:style-name="Strong_20_Emphasis">Name</text:span>: Lyra the Swift</text:h>
      <text:h text:style-name="P23" text:outline-level="4"><text:span text:style-name="Strong_20_Emphasis"><text:span text:style-name="T23">Character Level: 1</text:span></text:span></text:h>
      <text:h text:style-name="P23" text:outline-level="4"><text:span text:style-name="Strong_20_Emphasis">Character Type</text:span>: <text:span text:style-name="T6">Speed</text:span></text:h>
      <text:list text:style-name="L8">
        <text:list-item>
          <text:p text:style-name="P24"><text:span text:style-name="Strong_20_Emphasis">Base Stats</text:span>:</text:p>
          <text:list>
            <text:list-item>
              <text:p text:style-name="P25">Health (HP) and Armor (AP): Hp: 20; Ap: 11 (Armor level adds 5 per lvl + armor in slot adds 5 per lvl + current slot level = AP).</text:p>
            </text:list-item>
            <text:list-item>
              <text:p text:style-name="P24"><text:span text:style-name="T24">Vigor</text:span>: <text:span text:style-name="T23">2</text:span></text:p>
            </text:list-item>
            <text:list-item>
              <text:p text:style-name="P24"><text:span text:style-name="T6">S</text:span><text:span text:style-name="T25">tamina</text:span>: <text:span text:style-name="T23">2 </text:span>(doubled to <text:span text:style-name="T23">4)</text:span></text:p>
            </text:list-item>
            <text:list-item>
              <text:p text:style-name="P24"><text:span text:style-name="T17">Ma</text:span><text:span text:style-name="T26">na</text:span>: 1</text:p>
            </text:list-item>
            <text:list-item>
              <text:p text:style-name="P24"><text:span text:style-name="T8">Hope</text:span>: 2</text:p>
            </text:list-item>
          </text:list>
        </text:list-item>
        <text:list-item>
          <text:p text:style-name="P24"><text:span text:style-name="Strong_20_Emphasis"><text:span text:style-name="T4">Skills</text:span></text:span><text:span text:style-name="Strong_20_Emphasis">/</text:span><text:span text:style-name="Strong_20_Emphasis"><text:span text:style-name="T17">Spells</text:span></text:span>: Level 1</text:p>
          <text:list>
            <text:list-item>
              <text:p text:style-name="P24">Slot 1: </text:p>
            </text:list-item>
          </text:list>
        </text:list-item>
        <text:list-item>
          <text:p text:style-name="P24"><text:span text:style-name="Strong_20_Emphasis"><text:span text:style-name="T6">Abilities</text:span></text:span>: Level 1</text:p>
          <text:list>
            <text:list-item>
              <text:p text:style-name="P24">Slot 1: <text:span text:style-name="Strong_20_Emphasis">Rapid Fire</text:span> (allows <text:span text:style-name="T27">slot level of attacks for 1 vigor and 1 stamina cost total)</text:span></text:p>
            </text:list-item>
          </text:list>
        </text:list-item>
        <text:list-item>
          <text:p text:style-name="P24"><text:span text:style-name="Strong_20_Emphasis">Equipment</text:span>:</text:p>
          <text:list>
            <text:list-item>
              <text:p text:style-name="P24">Weapon: <text:span text:style-name="Strong_20_Emphasis">Shortbow</text:span> (Level 1, Power 1, Speed 1, Magic <text:span text:style-name="T28">0</text:span>).</text:p>
            </text:list-item>
            <text:list-item>
              <text:p text:style-name="P26">Armor: <text:span text:style-name="Strong_20_Emphasis">Light Leather Armor</text:span> (Level 1 <text:span text:style-name="T23">slot)</text:span></text:p>
            </text:list-item>
          </text:list>
        </text:list-item>
      </text:list>
      <text:p text:style-name="P8"><text:span text:style-name="Strong_20_Emphasis"/></text:p>
      <text:p text:style-name="P27"><text:span text:style-name="Strong_20_Emphasis"/></text:p>
      <text:p text:style-name="Horizontal_20_Line"/>
      <text:h text:style-name="P6" text:outline-level="3"><text:span text:style-name="Strong_20_Emphasis">Character Types</text:span></text:h>
      <text:p text:style-name="Text_20_body"><text:span text:style-name="Strong_20_Emphasis">Character Types</text:span> are a defining choice made during character creation. They grant players a thematic and mechanical focus by doubling the base value of their chosen stat, while still allowing flexibility for progression and playstyle experimentation. Here's how <text:span text:style-name="Strong_20_Emphasis">Character Types</text:span> influence gameplay:</text:p>
      <text:p text:style-name="Horizontal_20_Line"/>
      <text:h text:style-name="Heading_20_2" text:outline-level="2"><text:span text:style-name="Strong_20_Emphasis">1. Overview of Character Types</text:span></text:h>
      <text:p text:style-name="Text_20_body"><text:span text:style-name="Strong_20_Emphasis">Character Types</text:span> enhance a specific <text:span text:style-name="Strong_20_Emphasis">Core Stat</text:span>—<text:span text:style-name="T29">Vigor</text:span>, <text:span text:style-name="T30">Stamina</text:span>, or <text:span text:style-name="T17">Ma</text:span><text:span text:style-name="T31">na</text:span>—by doubling its base value. <text:soft-page-break/>This doubled effect applies only to the <text:span text:style-name="Strong_20_Emphasis">base stat</text:span>, excluding modifiers or bonuses from Spectrums and other effects.</text:p>
      <text:p text:style-name="Text_20_body">Players pay the same cost to level up their chosen stat as they would for any other stat, but the doubling effect offers significant advantages.</text:p>
      <text:p text:style-name="Horizontal_20_Line"/>
      <text:h text:style-name="Heading_20_2" text:outline-level="2"><text:span text:style-name="Strong_20_Emphasis">2. How Character Types Work</text:span></text:h>
      <text:list text:style-name="L9">
        <text:list-item>
          <text:p text:style-name="P28"><text:span text:style-name="Strong_20_Emphasis">Doubling the Base Stat</text:span>:</text:p>
          <text:list>
            <text:list-item>
              <text:p text:style-name="P29">At creation, the chosen Character Type doubles the stat's base value.</text:p>
            </text:list-item>
            <text:list-item>
              <text:p text:style-name="P29">Example: A Magic Type character with a base <text:span text:style-name="T32">Mana</text:span> of 2 starts with an effective <text:span text:style-name="T21">Mana</text:span> stat of <text:span text:style-name="Strong_20_Emphasis">4</text:span>.</text:p>
            </text:list-item>
          </text:list>
        </text:list-item>
        <text:list-item>
          <text:p text:style-name="P28"><text:span text:style-name="Strong_20_Emphasis">Leveling Costs</text:span>:</text:p>
          <text:list>
            <text:list-item>
              <text:p text:style-name="P29">Players pay normal leveling costs to increase their chosen stat:</text:p>
              <text:list>
                <text:list-item>
                  <text:p text:style-name="P29">Leveling from 1 → 2 costs <text:span text:style-name="Strong_20_Emphasis">1 Vibrant Prism</text:span>.</text:p>
                </text:list-item>
                <text:list-item>
                  <text:p text:style-name="P29">Leveling from 2 → 3 costs <text:span text:style-name="Strong_20_Emphasis">2 Vibrant Prisms</text:span>, and so on.</text:p>
                </text:list-item>
              </text:list>
            </text:list-item>
            <text:list-item>
              <text:p text:style-name="P29">The doubled effect applies immediately upon leveling.</text:p>
            </text:list-item>
          </text:list>
        </text:list-item>
        <text:list-item>
          <text:p text:style-name="P28"><text:span text:style-name="Strong_20_Emphasis">Stat Cap</text:span>:</text:p>
          <text:list>
            <text:list-item>
              <text:p text:style-name="P28">The chosen stat can exceed the usual cap of 5, reaching a hard cap of <text:span text:style-name="Strong_20_Emphasis">10</text:span>.</text:p>
            </text:list-item>
          </text:list>
        </text:list-item>
      </text:list>
      <text:p text:style-name="Horizontal_20_Line"/>
      <text:h text:style-name="Heading_20_2" text:outline-level="2"><text:span text:style-name="Strong_20_Emphasis">3. Available Character Types</text:span></text:h>
      <text:h text:style-name="Heading_20_3" text:outline-level="3"><text:span text:style-name="Strong_20_Emphasis">A. Power Type</text:span></text:h>
      <text:list text:style-name="L10">
        <text:list-item>
          <text:p text:style-name="P30"><text:span text:style-name="Strong_20_Emphasis">Focus</text:span>: Strength, melee combat, and fortitude.</text:p>
        </text:list-item>
        <text:list-item>
          <text:p text:style-name="P30"><text:span text:style-name="Strong_20_Emphasis">Advantages</text:span>:</text:p>
          <text:list>
            <text:list-item>
              <text:p text:style-name="P30">Power doubles the base stat value (e.g., a base <text:span text:style-name="T21">Vigot</text:span> of 4 becomes an effective <text:span text:style-name="T21">Vigor</text:span> of 8).</text:p>
            </text:list-item>
            <text:list-item>
              <text:p text:style-name="P30">The <text:span text:style-name="T33">Vigor</text:span> stat can reach a hard cap of 10.</text:p>
            </text:list-item>
          </text:list>
        </text:list-item>
        <text:list-item>
          <text:p text:style-name="P30"><text:span text:style-name="Strong_20_Emphasis">Playstyle</text:span>:</text:p>
          <text:list>
            <text:list-item>
              <text:p text:style-name="P30">Excels at dealing melee damage, grappling, and fortitude checks.</text:p>
            </text:list-item>
          </text:list>
        </text:list-item>
        <text:list-item>
          <text:p text:style-name="P31"><text:span text:style-name="Strong_20_Emphasis">Example</text:span>: A warrior focusing on devastating melee strikes and brute force.</text:p>
        </text:list-item>
      </text:list>
      <text:p text:style-name="Horizontal_20_Line"/>
      <text:h text:style-name="Heading_20_3" text:outline-level="3"><text:span text:style-name="Strong_20_Emphasis">B. Speed Type</text:span></text:h>
      <text:list text:style-name="L11">
        <text:list-item>
          <text:p text:style-name="P32"><text:span text:style-name="Strong_20_Emphasis">Focus</text:span>: Mobility, <text:span text:style-name="T34">multiple</text:span> actions, and ranged combat.</text:p>
        </text:list-item>
        <text:list-item>
          <text:p text:style-name="P32"><text:span text:style-name="Strong_20_Emphasis">Advantages</text:span>:</text:p>
          <text:list>
            <text:list-item>
              <text:p text:style-name="P32">Speed doubles the base stat value (e.g., a base <text:span text:style-name="T34">Stamina</text:span> of 3 becomes an effective <text:span text:style-name="T34">Stamina</text:span> of 6).</text:p>
            </text:list-item>
            <text:list-item>
              <text:p text:style-name="P32">The <text:span text:style-name="T34">Stamina</text:span> stat can reach a hard cap of 10.</text:p>
            </text:list-item>
          </text:list>
        </text:list-item>
        <text:list-item>
          <text:p text:style-name="P32"><text:span text:style-name="Strong_20_Emphasis">Playstyle</text:span>:</text:p>
          <text:list>
            <text:list-item>
              <text:p text:style-name="P32">Masters of battlefield mobility, dodging, and ranged attacks with Speed-type weapons.</text:p>
            </text:list-item>
          </text:list>
        </text:list-item>
        <text:list-item>
          <text:p text:style-name="P33"><text:soft-page-break/><text:span text:style-name="Strong_20_Emphasis">Example</text:span>: A rogue prioritizing mobility and tactical versatility.</text:p>
        </text:list-item>
      </text:list>
      <text:p text:style-name="Horizontal_20_Line"/>
      <text:h text:style-name="Heading_20_3" text:outline-level="3"><text:span text:style-name="Strong_20_Emphasis">C. Magic Type</text:span></text:h>
      <text:list text:style-name="L12">
        <text:list-item>
          <text:p text:style-name="P34"><text:span text:style-name="Strong_20_Emphasis">Focus</text:span>: Spellcasting, AoE effects, and intelligence-based actions.</text:p>
        </text:list-item>
        <text:list-item>
          <text:p text:style-name="P34"><text:span text:style-name="Strong_20_Emphasis">Advantages</text:span>:</text:p>
          <text:list>
            <text:list-item>
              <text:p text:style-name="P34">Magic doubles the base stat value (e.g., a base <text:span text:style-name="T34">Mana</text:span> of 2 becomes an effective <text:span text:style-name="T34">Mana</text:span> of 4).</text:p>
            </text:list-item>
            <text:list-item>
              <text:p text:style-name="P34">The <text:span text:style-name="T34">Mana</text:span> stat can reach a hard cap of 10.</text:p>
            </text:list-item>
          </text:list>
        </text:list-item>
        <text:list-item>
          <text:p text:style-name="P34"><text:span text:style-name="Strong_20_Emphasis">Playstyle</text:span>:</text:p>
          <text:list>
            <text:list-item>
              <text:p text:style-name="P34">Ideal for strategic spellcasters specializing in powerful spells, AoE control, and utility.</text:p>
            </text:list-item>
          </text:list>
        </text:list-item>
        <text:list-item>
          <text:p text:style-name="P35"><text:span text:style-name="Strong_20_Emphasis">Example</text:span>: A mage focusing on ranged magic and status effects.</text:p>
        </text:list-item>
      </text:list>
      <text:p text:style-name="Horizontal_20_Line"/>
      <text:h text:style-name="Heading_20_2" text:outline-level="2"><text:span text:style-name="Strong_20_Emphasis">4. Key Rules and Considerations</text:span></text:h>
      <text:list text:style-name="L13">
        <text:list-item>
          <text:p text:style-name="P36"><text:span text:style-name="Strong_20_Emphasis">Doubling Applies Only to Base Stats</text:span>:</text:p>
          <text:list>
            <text:list-item>
              <text:p text:style-name="P37">Modifiers from Spectrums, weapons, or abilities do not benefit from the doubling rule.</text:p>
            </text:list-item>
          </text:list>
        </text:list-item>
        <text:list-item>
          <text:p text:style-name="P36"><text:span text:style-name="Strong_20_Emphasis">Versatility in Playstyle</text:span>:</text:p>
          <text:list>
            <text:list-item>
              <text:p text:style-name="P37">Character Types enhance one stat but do not limit progression or usage of other stats or weapons.</text:p>
            </text:list-item>
            <text:list-item>
              <text:p text:style-name="P37">Example: A Magic Type character can still wield a melee weapon effectively by leveling <text:span text:style-name="T34">Vigor</text:span>.</text:p>
            </text:list-item>
          </text:list>
        </text:list-item>
        <text:list-item>
          <text:p text:style-name="P36"><text:span text:style-name="Strong_20_Emphasis">Strategic Synergy with Spectrums</text:span>:</text:p>
          <text:list>
            <text:list-item>
              <text:p text:style-name="P37">Spectrums can temporarily boost the chosen stat further, creating massive spikes in effectiveness.</text:p>
            </text:list-item>
            <text:list-item>
              <text:p text:style-name="P36">Example: A Power Type warrior in a Red Spectrum zone gains temporary bonus <text:span text:style-name="T34">Vigor</text:span>, compounding their strength.</text:p>
            </text:list-item>
          </text:list>
        </text:list-item>
      </text:list>
      <text:p text:style-name="Horizontal_20_Line"/>
      <text:h text:style-name="Heading_20_2" text:outline-level="2"><text:span text:style-name="Strong_20_Emphasis">5. Example Scenarios</text:span></text:h>
      <text:h text:style-name="Heading_20_3" text:outline-level="3"><text:span text:style-name="Strong_20_Emphasis">Scenario 1: A Power Type Character</text:span></text:h>
      <text:list text:style-name="L14">
        <text:list-item>
          <text:p text:style-name="P38"><text:span text:style-name="Strong_20_Emphasis">Base Stats</text:span>: <text:span text:style-name="T34">Vigor</text:span> = 3, S<text:span text:style-name="T34">tamina</text:span> = 2, Ma<text:span text:style-name="T34">na</text:span> = 1.</text:p>
        </text:list-item>
        <text:list-item>
          <text:p text:style-name="P38"><text:span text:style-name="Strong_20_Emphasis">Effective Stats</text:span>: <text:span text:style-name="T34">Vigor</text:span> = <text:span text:style-name="Strong_20_Emphasis">6</text:span>, S<text:span text:style-name="T34">tamina</text:span> = 2, Ma<text:span text:style-name="T34">na</text:span> = 1.</text:p>
        </text:list-item>
        <text:list-item>
          <text:p text:style-name="P38"><text:span text:style-name="Strong_20_Emphasis">Tactics</text:span>:</text:p>
          <text:list>
            <text:list-item>
              <text:p text:style-name="P38">The player uses their doubled <text:span text:style-name="T34">Vigor</text:span> to excel in melee combat, performing devastating strikes.</text:p>
            </text:list-item>
            <text:list-item>
              <text:p text:style-name="P39">With access to a Red Spectrum zone, they temporarily boost their <text:span text:style-name="T34">Vigor up to 10.</text:span></text:p>
            </text:list-item>
          </text:list>
        </text:list-item>
      </text:list>
      <text:p text:style-name="Horizontal_20_Line"/>
      <text:h text:style-name="Heading_20_3" text:outline-level="3"><text:soft-page-break/><text:span text:style-name="Strong_20_Emphasis">Scenario 2: A Magic Type Character</text:span></text:h>
      <text:list text:style-name="L15">
        <text:list-item>
          <text:p text:style-name="P40"><text:span text:style-name="Strong_20_Emphasis">Base Stats</text:span>: <text:s/><text:span text:style-name="T34">Mana </text:span>= 4, S<text:span text:style-name="T34">tamina</text:span> = 3, <text:span text:style-name="T34">Vigor</text:span> = 1.</text:p>
        </text:list-item>
        <text:list-item>
          <text:p text:style-name="P40"><text:span text:style-name="Strong_20_Emphasis">Effective Stats</text:span>: <text:span text:style-name="T34">Mana</text:span> = <text:span text:style-name="Strong_20_Emphasis">8</text:span>, S<text:span text:style-name="T34">tamina</text:span> = 3, <text:span text:style-name="T34">Vigor</text:span> = 1.</text:p>
        </text:list-item>
        <text:list-item>
          <text:p text:style-name="P41"><text:span text:style-name="Strong_20_Emphasis">Tactics</text:span>:</text:p>
          <text:list>
            <text:list-item>
              <text:p text:style-name="P41">The mage uses their high Ma<text:span text:style-name="T34">na</text:span> stat to cast powerful AoE spells and extend status effect durations.</text:p>
            </text:list-item>
            <text:list-item>
              <text:p text:style-name="P42">They strategically position themselves in a Purple Spectrum zone, temporarily boosting their <text:span text:style-name="T34">Mana</text:span> stat even further, <text:span text:style-name="T35">or white zones to gain healing casting bonus’.</text:span></text:p>
            </text:list-item>
          </text:list>
        </text:list-item>
      </text:list>
      <text:p text:style-name="Horizontal_20_Line"/>
      <text:h text:style-name="Heading_20_2" text:outline-level="2"><text:span text:style-name="Strong_20_Emphasis">6. Choosing a Character Type</text:span></text:h>
      <text:p text:style-name="Text_20_body">Character Types are a foundational choice, offering:</text:p>
      <text:list text:style-name="L16">
        <text:list-item>
          <text:p text:style-name="P43"><text:span text:style-name="Strong_20_Emphasis">Specialization</text:span>:</text:p>
          <text:list>
            <text:list-item>
              <text:p text:style-name="P43">Double the effectiveness of your chosen stat.</text:p>
            </text:list-item>
          </text:list>
        </text:list-item>
        <text:list-item>
          <text:p text:style-name="P43"><text:span text:style-name="Strong_20_Emphasis">Flexibility</text:span>:</text:p>
          <text:list>
            <text:list-item>
              <text:p text:style-name="P43">No restrictions on leveling other stats or using different playstyles.</text:p>
            </text:list-item>
          </text:list>
        </text:list-item>
        <text:list-item>
          <text:p text:style-name="P43"><text:span text:style-name="Strong_20_Emphasis">Scalability</text:span>:</text:p>
          <text:list>
            <text:list-item>
              <text:p text:style-name="P44">The doubling effect and stat caps allow for significant power growth, ensuring relevance throughout the game.</text:p>
            </text:list-item>
          </text:list>
        </text:list-item>
      </text:list>
      <text:p text:style-name="Text_20_body"/>
      <text:h text:style-name="Heading_20_3" text:outline-level="3"><text:span text:style-name="Strong_20_Emphasis">Leveling Systems</text:span></text:h>
      <text:p text:style-name="Text_20_body">The leveling system governs all aspects of character progression, offering flexibility, customization, and strategic depth. It leverages <text:span text:style-name="Strong_20_Emphasis">Vibrant Prisms</text:span> and <text:span text:style-name="Strong_20_Emphasis">Vivid Prisms</text:span> as resources to upgrade Core Stats, Substats, and Equipment.</text:p>
      <text:p text:style-name="Horizontal_20_Line"/>
      <text:h text:style-name="Heading_20_2" text:outline-level="2"><text:span text:style-name="Strong_20_Emphasis">1. Core Principles of the Leveling System</text:span></text:h>
      <text:list text:style-name="L17">
        <text:list-item>
          <text:p text:style-name="P45"><text:span text:style-name="Strong_20_Emphasis">Maximum Levels</text:span>:</text:p>
          <text:list>
            <text:list-item>
              <text:p text:style-name="P46">All stats, substats, and slots are capped at <text:span text:style-name="Strong_20_Emphasis">Level 5</text:span>.</text:p>
            </text:list-item>
            <text:list-item>
              <text:p text:style-name="P46">Temporary bonuses (e.g., from Spectrums) may exceed this cap but cannot surpass a hard limit of <text:span text:style-name="Strong_20_Emphasis">10</text:span>.</text:p>
            </text:list-item>
          </text:list>
        </text:list-item>
        <text:list-item>
          <text:p text:style-name="P45"><text:span text:style-name="Strong_20_Emphasis">Parent-Level Restriction</text:span>:</text:p>
          <text:list>
            <text:list-item>
              <text:p text:style-name="P46">Substats and slots cannot exceed their <text:span text:style-name="Strong_20_Emphasis">parent category’s overall level.</text:span></text:p>
              <text:list>
                <text:list-item>
                  <text:p text:style-name="P46">Example: If the <text:span text:style-name="Strong_20_Emphasis">Skills/Spells category</text:span> is at Level 3, no individual skill or spell slot can exceed Level 3.</text:p>
                </text:list-item>
              </text:list>
            </text:list-item>
          </text:list>
        </text:list-item>
        <text:list-item>
          <text:p text:style-name="P45"><text:span text:style-name="Strong_20_Emphasis">Cost Structure</text:span>:</text:p>
          <text:list>
            <text:list-item>
              <text:p text:style-name="P46">Leveling costs are <text:span text:style-name="Strong_20_Emphasis">equal to the current level</text:span> of the stat, substat, or slot being upgraded.</text:p>
            </text:list-item>
          </text:list>
        </text:list-item>
        <text:list-item>
          <text:p text:style-name="P45"><text:span text:style-name="Strong_20_Emphasis">Prism Types</text:span>:</text:p>
          <text:list>
            <text:list-item>
              <text:p text:style-name="P46"><text:span text:style-name="Strong_20_Emphasis">Vibrant Prisms</text:span>: Used to upgrade Core Stats, Character Levels, and Weapon Levels.</text:p>
            </text:list-item>
            <text:list-item>
              <text:p text:style-name="P45"><text:span text:style-name="Strong_20_Emphasis">Vivid Prisms</text:span>: Used to upgrade Substats, Substat Slots, and Weapon Stat Levels.</text:p>
            </text:list-item>
          </text:list>
        </text:list-item>
      </text:list>
      <text:p text:style-name="Horizontal_20_Line"><text:soft-page-break/></text:p>
      <text:h text:style-name="Heading_20_2" text:outline-level="2"><text:span text:style-name="Strong_20_Emphasis">2. Core Stats Leveling</text:span></text:h>
      <text:p text:style-name="Text_20_body">Core Stats include <text:span text:style-name="Strong_20_Emphasis">Vigor</text:span>, <text:span text:style-name="Strong_20_Emphasis">Stamina</text:span>, <text:span text:style-name="Strong_20_Emphasis">Mana</text:span>, and <text:span text:style-name="Strong_20_Emphasis">Hope</text:span>, which define a character’s combat effectiveness, action economy, and resource pools.</text:p>
      <text:h text:style-name="Heading_20_3" text:outline-level="3"><text:span text:style-name="Strong_20_Emphasis">Core Stats Mechanics</text:span>:</text:h>
      <text:list text:style-name="L18">
        <text:list-item>
          <text:p text:style-name="P47"><text:span text:style-name="Strong_20_Emphasis">Parent-Level Restriction</text:span>:</text:p>
          <text:list>
            <text:list-item>
              <text:p text:style-name="P48">A Core Stat’s maximum value is limited by the character’s <text:span text:style-name="Strong_20_Emphasis">current level</text:span>.</text:p>
            </text:list-item>
          </text:list>
        </text:list-item>
        <text:list-item>
          <text:p text:style-name="P47"><text:span text:style-name="Strong_20_Emphasis">Leveling Costs</text:span>:</text:p>
          <text:list>
            <text:list-item>
              <text:p text:style-name="P47">Each level costs <text:span text:style-name="Strong_20_Emphasis">Vibrant Prisms equal to the current level of the stat.</text:span></text:p>
            </text:list-item>
          </text:list>
        </text:list-item>
      </text:list>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text:span text:style-name="Strong_20_Emphasis">Current Stat Level</text:span></text:p>
            </table:table-cell>
            <table:table-cell table:style-name="Table3.A1" office:value-type="string">
              <text:p text:style-name="Table_20_Heading"><text:span text:style-name="Strong_20_Emphasis">Cost in Vibrant Prisms</text:span></text:p>
            </table:table-cell>
            <table:table-cell table:style-name="Table3.A1" office:value-type="string">
              <text:p text:style-name="Table_20_Heading"><text:span text:style-name="Strong_20_Emphasis">Stat Cap by Character Level</text:span></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1</text:p>
          </table:table-cell>
          <table:table-cell table:style-name="Table3.A1" office:value-type="string">
            <text:p text:style-name="Table_20_Contents">1</text:p>
          </table:table-cell>
        </table:table-row>
        <table:table-row>
          <table:table-cell table:style-name="Table3.A1" office:value-type="string">
            <text:p text:style-name="Table_20_Contents">2</text:p>
          </table:table-cell>
          <table:table-cell table:style-name="Table3.A1" office:value-type="string">
            <text:p text:style-name="Table_20_Contents">2</text:p>
          </table:table-cell>
          <table:table-cell table:style-name="Table3.A1" office:value-type="string">
            <text:p text:style-name="Table_20_Contents">2</text:p>
          </table:table-cell>
        </table:table-row>
        <table:table-row>
          <table:table-cell table:style-name="Table3.A1" office:value-type="string">
            <text:p text:style-name="Table_20_Contents">3</text:p>
          </table:table-cell>
          <table:table-cell table:style-name="Table3.A1" office:value-type="string">
            <text:p text:style-name="Table_20_Contents">3</text:p>
          </table:table-cell>
          <table:table-cell table:style-name="Table3.A1" office:value-type="string">
            <text:p text:style-name="Table_20_Contents">3</text:p>
          </table:table-cell>
        </table:table-row>
        <table:table-row>
          <table:table-cell table:style-name="Table3.A1" office:value-type="string">
            <text:p text:style-name="Table_20_Contents">4</text:p>
          </table:table-cell>
          <table:table-cell table:style-name="Table3.A1" office:value-type="string">
            <text:p text:style-name="Table_20_Contents">4</text:p>
          </table:table-cell>
          <table:table-cell table:style-name="Table3.A1" office:value-type="string">
            <text:p text:style-name="Table_20_Contents">4</text:p>
          </table:table-cell>
        </table:table-row>
        <table:table-row>
          <table:table-cell table:style-name="Table3.A1" office:value-type="string">
            <text:p text:style-name="Table_20_Contents">5</text:p>
          </table:table-cell>
          <table:table-cell table:style-name="Table3.A1" office:value-type="string">
            <text:p text:style-name="Table_20_Contents">Max Level Reached</text:p>
          </table:table-cell>
          <table:table-cell table:style-name="Table3.A1" office:value-type="string">
            <text:p text:style-name="Table_20_Contents">5</text:p>
          </table:table-cell>
        </table:table-row>
      </table:table>
      <text:p text:style-name="Horizontal_20_Line"/>
      <text:h text:style-name="Heading_20_2" text:outline-level="2"><text:span text:style-name="Strong_20_Emphasis">3. Character Leveling</text:span></text:h>
      <text:p text:style-name="Text_20_body">The <text:span text:style-name="Strong_20_Emphasis">character level</text:span> determines Core Stat caps, Health Total, and access to advanced abilities or equipment.</text:p>
      <text:h text:style-name="Heading_20_3" text:outline-level="3"><text:span text:style-name="Strong_20_Emphasis">Character Level Mechanics</text:span>:</text:h>
      <text:list text:style-name="L19">
        <text:list-item>
          <text:p text:style-name="P49"><text:span text:style-name="Strong_20_Emphasis">Health Scaling</text:span>:</text:p>
          <text:list>
            <text:list-item>
              <text:p text:style-name="P50">Health progression follows an <text:span text:style-name="Strong_20_Emphasis">exponential growth</text:span> pattern:</text:p>
              <text:list>
                <text:list-item>
                  <text:p text:style-name="P50"><text:span text:style-name="Strong_20_Emphasis">Level 1: 20 Health</text:span></text:p>
                </text:list-item>
                <text:list-item>
                  <text:p text:style-name="P50"><text:span text:style-name="Strong_20_Emphasis">Level 2: 40 Health</text:span> (+20)</text:p>
                </text:list-item>
                <text:list-item>
                  <text:p text:style-name="P50"><text:span text:style-name="Strong_20_Emphasis">Level 3: 80 Health</text:span> (+40)</text:p>
                </text:list-item>
                <text:list-item>
                  <text:p text:style-name="P50"><text:span text:style-name="Strong_20_Emphasis">Level 4: 160 Health</text:span> (+80)</text:p>
                </text:list-item>
                <text:list-item>
                  <text:p text:style-name="P50"><text:span text:style-name="Strong_20_Emphasis">Level 5: 240 Health</text:span> (+80)</text:p>
                </text:list-item>
              </text:list>
            </text:list-item>
          </text:list>
        </text:list-item>
        <text:list-item>
          <text:p text:style-name="P49"><text:span text:style-name="Strong_20_Emphasis">Leveling Costs</text:span>:</text:p>
          <text:list>
            <text:list-item>
              <text:p text:style-name="P49">Each level costs <text:span text:style-name="Strong_20_Emphasis">Vibrant Prisms equal to the current level.</text:span></text:p>
            </text:list-item>
          </text:list>
        </text:list-item>
      </text:list>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text:span text:style-name="Strong_20_Emphasis">Character Level</text:span></text:p>
            </table:table-cell>
            <table:table-cell table:style-name="Table4.A1" office:value-type="string">
              <text:p text:style-name="Table_20_Heading"><text:span text:style-name="Strong_20_Emphasis">Cost in Vibrant Prisms</text:span></text:p>
            </table:table-cell>
            <table:table-cell table:style-name="Table4.A1" office:value-type="string">
              <text:p text:style-name="Table_20_Heading"><text:span text:style-name="Strong_20_Emphasis">Health</text:span></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Starting Level</text:p>
          </table:table-cell>
          <table:table-cell table:style-name="Table4.A1" office:value-type="string">
            <text:p text:style-name="Table_20_Contents">20</text:p>
          </table:table-cell>
        </table:table-row>
        <table:table-row>
          <table:table-cell table:style-name="Table4.A1" office:value-type="string">
            <text:p text:style-name="Table_20_Contents">2</text:p>
          </table:table-cell>
          <table:table-cell table:style-name="Table4.A1" office:value-type="string">
            <text:p text:style-name="Table_20_Contents">2</text:p>
          </table:table-cell>
          <table:table-cell table:style-name="Table4.A1" office:value-type="string">
            <text:p text:style-name="Table_20_Contents">40</text:p>
          </table:table-cell>
        </table:table-row>
        <table:table-row>
          <table:table-cell table:style-name="Table4.A1" office:value-type="string">
            <text:p text:style-name="Table_20_Contents">3</text:p>
          </table:table-cell>
          <table:table-cell table:style-name="Table4.A1" office:value-type="string">
            <text:p text:style-name="Table_20_Contents">3</text:p>
          </table:table-cell>
          <table:table-cell table:style-name="Table4.A1" office:value-type="string">
            <text:p text:style-name="Table_20_Contents">80</text:p>
          </table:table-cell>
        </table:table-row>
        <table:table-row>
          <table:table-cell table:style-name="Table4.A1" office:value-type="string">
            <text:p text:style-name="Table_20_Contents">4</text:p>
          </table:table-cell>
          <table:table-cell table:style-name="Table4.A1" office:value-type="string">
            <text:p text:style-name="Table_20_Contents">4</text:p>
          </table:table-cell>
          <table:table-cell table:style-name="Table4.A1" office:value-type="string">
            <text:p text:style-name="Table_20_Contents">160</text:p>
          </table:table-cell>
        </table:table-row>
        <table:table-row>
          <table:table-cell table:style-name="Table4.A1" office:value-type="string">
            <text:p text:style-name="Table_20_Contents">5</text:p>
          </table:table-cell>
          <table:table-cell table:style-name="Table4.A1" office:value-type="string">
            <text:p text:style-name="Table_20_Contents">Max Level Reached</text:p>
          </table:table-cell>
          <table:table-cell table:style-name="Table4.A1" office:value-type="string">
            <text:p text:style-name="Table_20_Contents">240</text:p>
          </table:table-cell>
        </table:table-row>
      </table:table>
      <text:p text:style-name="Horizontal_20_Line"><text:soft-page-break/></text:p>
      <text:h text:style-name="Heading_20_2" text:outline-level="2"><text:span text:style-name="Strong_20_Emphasis">4. Substats Leveling (Vivid Stats)</text:span></text:h>
      <text:p text:style-name="Text_20_body">Substats include <text:span text:style-name="Strong_20_Emphasis">Skills/Spells, Abilities, Proficiencies, Augmentations,</text:span> and <text:span text:style-name="Strong_20_Emphasis">Armor</text:span>, each of which has an <text:span text:style-name="Strong_20_Emphasis">overall category level</text:span> (parent level) and individual <text:span text:style-name="Strong_20_Emphasis">slot levels</text:span>.</text:p>
      <text:h text:style-name="Heading_20_3" text:outline-level="3"><text:span text:style-name="Strong_20_Emphasis">Substat Mechanics</text:span>:</text:h>
      <text:list text:style-name="L20">
        <text:list-item>
          <text:p text:style-name="P51"><text:span text:style-name="Strong_20_Emphasis">Parent-Level Restriction</text:span>:</text:p>
          <text:list>
            <text:list-item>
              <text:p text:style-name="P52">Slot levels cannot exceed the <text:span text:style-name="Strong_20_Emphasis">overall level of the category.</text:span></text:p>
            </text:list-item>
          </text:list>
        </text:list-item>
        <text:list-item>
          <text:p text:style-name="P51"><text:span text:style-name="Strong_20_Emphasis">Leveling Costs</text:span>:</text:p>
          <text:list>
            <text:list-item>
              <text:p text:style-name="P52"><text:span text:style-name="Strong_20_Emphasis">Overall Level</text:span>: Costs <text:span text:style-name="Strong_20_Emphasis">Vivid Prisms equal to the current category level.</text:span></text:p>
            </text:list-item>
            <text:list-item>
              <text:p text:style-name="P51"><text:span text:style-name="Strong_20_Emphasis">Slot Levels</text:span>: Costs <text:span text:style-name="Strong_20_Emphasis">Vivid Prisms equal to the current slot level.</text:span></text:p>
            </text:list-item>
          </text:list>
        </text:list-item>
      </text:list>
      <text:p text:style-name="Horizontal_20_Line"/>
      <text:h text:style-name="Heading_20_3" text:outline-level="3"><text:span text:style-name="Strong_20_Emphasis">Substat Breakdown</text:span></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text:span text:style-name="Strong_20_Emphasis">Category</text:span></text:p>
            </table:table-cell>
            <table:table-cell table:style-name="Table5.A1" office:value-type="string">
              <text:p text:style-name="Table_20_Heading"><text:span text:style-name="Strong_20_Emphasis">Parent Level</text:span></text:p>
            </table:table-cell>
            <table:table-cell table:style-name="Table5.A1" office:value-type="string">
              <text:p text:style-name="Table_20_Heading"><text:span text:style-name="Strong_20_Emphasis">Slot Mechanics</text:span></text:p>
            </table:table-cell>
            <table:table-cell table:style-name="Table5.A1" office:value-type="string">
              <text:p text:style-name="Table_20_Heading"><text:span text:style-name="Strong_20_Emphasis">Notes</text:span></text:p>
            </table:table-cell>
          </table:table-row>
        </table:table-header-rows>
        <table:table-row>
          <table:table-cell table:style-name="Table5.A1" office:value-type="string">
            <text:p text:style-name="Table_20_Contents"><text:span text:style-name="Strong_20_Emphasis">Skills/Spells</text:span></text:p>
          </table:table-cell>
          <table:table-cell table:style-name="Table5.A1" office:value-type="string">
            <text:p text:style-name="P53">1-5</text:p>
          </table:table-cell>
          <table:table-cell table:style-name="Table5.A1" office:value-type="string">
            <text:p text:style-name="Table_20_Contents">1-5 slots, each leveled individually.</text:p>
          </table:table-cell>
          <table:table-cell table:style-name="Table5.A1" office:value-type="string">
            <text:p text:style-name="Table_20_Contents">Enhances abilities, combat techniques, or magic.</text:p>
          </table:table-cell>
        </table:table-row>
        <table:table-row>
          <table:table-cell table:style-name="Table5.A1" office:value-type="string">
            <text:p text:style-name="Table_20_Contents"><text:span text:style-name="Strong_20_Emphasis">Abilities</text:span></text:p>
          </table:table-cell>
          <table:table-cell table:style-name="Table5.A1" office:value-type="string">
            <text:p text:style-name="Table_20_Contents">1-5</text:p>
          </table:table-cell>
          <table:table-cell table:style-name="Table5.A1" office:value-type="string">
            <text:p text:style-name="Table_20_Contents">1-5 slots, each leveled individually.</text:p>
          </table:table-cell>
          <table:table-cell table:style-name="Table5.A1" office:value-type="string">
            <text:p text:style-name="Table_20_Contents">Provides unique powers tied to archetypes.</text:p>
          </table:table-cell>
        </table:table-row>
        <table:table-row>
          <table:table-cell table:style-name="Table5.A1" office:value-type="string">
            <text:p text:style-name="Table_20_Contents"><text:span text:style-name="Strong_20_Emphasis">Proficiencies</text:span></text:p>
          </table:table-cell>
          <table:table-cell table:style-name="Table5.A1" office:value-type="string">
            <text:p text:style-name="Table_20_Contents">1-5</text:p>
          </table:table-cell>
          <table:table-cell table:style-name="Table5.A1" office:value-type="string">
            <text:p text:style-name="Table_20_Contents">1-5 slots, each leveled individually.</text:p>
          </table:table-cell>
          <table:table-cell table:style-name="Table5.A1" office:value-type="string">
            <text:p text:style-name="Table_20_Contents">Specializes in crafting, stealth, or other utilities.</text:p>
          </table:table-cell>
        </table:table-row>
        <table:table-row>
          <table:table-cell table:style-name="Table5.A1" office:value-type="string">
            <text:p text:style-name="Table_20_Contents"><text:span text:style-name="Strong_20_Emphasis">Augmentations</text:span></text:p>
          </table:table-cell>
          <table:table-cell table:style-name="Table5.A1" office:value-type="string">
            <text:p text:style-name="Table_20_Contents">1-5</text:p>
          </table:table-cell>
          <table:table-cell table:style-name="Table5.A1" office:value-type="string">
            <text:p text:style-name="Table_20_Contents">1-5 slots, each leveled individually.</text:p>
          </table:table-cell>
          <table:table-cell table:style-name="Table5.A1" office:value-type="string">
            <text:p text:style-name="Table_20_Contents">Adds enhancements or temporary boosts to stats or actions.</text:p>
          </table:table-cell>
        </table:table-row>
        <table:table-row>
          <table:table-cell table:style-name="Table5.A1" office:value-type="string">
            <text:p text:style-name="Table_20_Contents"><text:span text:style-name="Strong_20_Emphasis">Armor</text:span></text:p>
          </table:table-cell>
          <table:table-cell table:style-name="Table5.A1" office:value-type="string">
            <text:p text:style-name="Table_20_Contents">1-5</text:p>
          </table:table-cell>
          <table:table-cell table:style-name="Table5.A1" office:value-type="string">
            <text:p text:style-name="Table_20_Contents">Fixed 5 slots; each <text:span text:style-name="T36">filled slot</text:span> adds <text:span text:style-name="T36">5 points </text:span>to the Armor Pool.</text:p>
          </table:table-cell>
          <table:table-cell table:style-name="Table5.A1" office:value-type="string">
            <text:p text:style-name="Table_20_Contents"><text:span text:style-name="Strong_20_Emphasis"><text:span text:style-name="T3">Overall Armor Level adds 5 points per level to the Armor Pool.</text:span></text:span></text:p>
          </table:table-cell>
        </table:table-row>
      </table:table>
      <text:p text:style-name="Horizontal_20_Line"/>
      <text:h text:style-name="Heading_20_3" text:outline-level="3"><text:span text:style-name="Strong_20_Emphasis">Example: Substat Leveling</text:span></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Table_20_Heading"><text:span text:style-name="Strong_20_Emphasis">Substat</text:span></text:p>
            </table:table-cell>
            <table:table-cell table:style-name="Table6.A1" office:value-type="string">
              <text:p text:style-name="Table_20_Heading"><text:span text:style-name="Strong_20_Emphasis">Parent Level</text:span></text:p>
            </table:table-cell>
            <table:table-cell table:style-name="Table6.A1" office:value-type="string">
              <text:p text:style-name="Table_20_Heading"><text:span text:style-name="Strong_20_Emphasis">Slot Level</text:span></text:p>
            </table:table-cell>
            <table:table-cell table:style-name="Table6.A1" office:value-type="string">
              <text:p text:style-name="Table_20_Heading"><text:span text:style-name="Strong_20_Emphasis">Cost to Level Up</text:span></text:p>
            </table:table-cell>
            <table:table-cell table:style-name="Table6.A1" office:value-type="string">
              <text:p text:style-name="Table_20_Heading"><text:span text:style-name="Strong_20_Emphasis">Notes</text:span></text:p>
            </table:table-cell>
          </table:table-row>
        </table:table-header-rows>
        <table:table-row>
          <table:table-cell table:style-name="Table6.A1" office:value-type="string">
            <text:p text:style-name="Table_20_Contents"><text:span text:style-name="Strong_20_Emphasis">Skills/Spells</text:span></text:p>
          </table:table-cell>
          <table:table-cell table:style-name="Table6.A1" office:value-type="string">
            <text:p text:style-name="P54">3</text:p>
          </table:table-cell>
          <table:table-cell table:style-name="Table6.A1" office:value-type="string">
            <text:p text:style-name="Table_20_Contents">Slot 1: 2 → 3</text:p>
          </table:table-cell>
          <table:table-cell table:style-name="Table6.A1" office:value-type="string">
            <text:p text:style-name="Table_20_Contents">2 Vivid Prisms</text:p>
          </table:table-cell>
          <table:table-cell table:style-name="Table6.A1" office:value-type="string">
            <text:p text:style-name="Table_20_Contents">Cannot exceed Level 3, as parent level is 3.</text:p>
          </table:table-cell>
        </table:table-row>
        <table:table-row>
          <table:table-cell table:style-name="Table6.A1" office:value-type="string">
            <text:p text:style-name="P55"/>
          </table:table-cell>
          <table:table-cell table:style-name="Table6.A1" office:value-type="string">
            <text:p text:style-name="P55"/>
          </table:table-cell>
          <table:table-cell table:style-name="Table6.A1" office:value-type="string">
            <text:p text:style-name="Table_20_Contents">Slot 2: 1 → 2</text:p>
          </table:table-cell>
          <table:table-cell table:style-name="Table6.A1" office:value-type="string">
            <text:p text:style-name="Table_20_Contents">1 Vivid Prism</text:p>
          </table:table-cell>
          <table:table-cell table:style-name="Table6.A1" office:value-type="string">
            <text:p text:style-name="Table_20_Contents">Adds functionality to this slot.</text:p>
          </table:table-cell>
        </table:table-row>
        <table:table-row>
          <table:table-cell table:style-name="Table6.A1" office:value-type="string">
            <text:p text:style-name="P55"/>
          </table:table-cell>
          <table:table-cell table:style-name="Table6.A1" office:value-type="string">
            <text:p text:style-name="Table_20_Contents"><text:span text:style-name="Strong_20_Emphasis">Total Cost</text:span></text:p>
          </table:table-cell>
          <table:table-cell table:style-name="Table6.A1" office:value-type="string">
            <text:p text:style-name="P55"/>
          </table:table-cell>
          <table:table-cell table:style-name="Table6.A1" office:value-type="string">
            <text:p text:style-name="Table_20_Contents"><text:span text:style-name="Strong_20_Emphasis"><text:span text:style-name="T3">3 Vivid Prisms</text:span></text:span></text:p>
          </table:table-cell>
          <table:table-cell table:style-name="Table6.A1" office:value-type="string">
            <text:p text:style-name="Table_20_Contents">Includes parent and slot upgrades.</text:p>
          </table:table-cell>
        </table:table-row>
      </table:table>
      <text:p text:style-name="Horizontal_20_Line"/>
      <text:h text:style-name="Heading_20_2" text:outline-level="2"><text:soft-page-break/><text:span text:style-name="Strong_20_Emphasis">5. Weapon Leveling</text:span></text:h>
      <text:p text:style-name="Text_20_body">Weapons have an <text:span text:style-name="Strong_20_Emphasis">overall level</text:span> and three stats (<text:span text:style-name="Strong_20_Emphasis">Power, Speed, Magic</text:span>) that determine their functionality. Optionally, weapons can also have a <text:span text:style-name="Strong_20_Emphasis">durability pool</text:span>.</text:p>
      <text:h text:style-name="Heading_20_3" text:outline-level="3"><text:span text:style-name="Strong_20_Emphasis">Weapon Mechanics</text:span>:</text:h>
      <text:list text:style-name="L21">
        <text:list-item>
          <text:p text:style-name="P56"><text:span text:style-name="Strong_20_Emphasis">Parent-Level Restriction</text:span>:</text:p>
          <text:list>
            <text:list-item>
              <text:p text:style-name="P57">Weapon stats cannot exceed the weapon’s <text:span text:style-name="Strong_20_Emphasis">overall level.</text:span></text:p>
            </text:list-item>
          </text:list>
        </text:list-item>
        <text:list-item>
          <text:p text:style-name="P56"><text:span text:style-name="Strong_20_Emphasis">Overall Weapon Level</text:span>:</text:p>
          <text:list>
            <text:list-item>
              <text:p text:style-name="P57">Determines the cap for Power, Speed, and Magic stats.</text:p>
            </text:list-item>
            <text:list-item>
              <text:p text:style-name="P57"><text:span text:style-name="Strong_20_Emphasis">Cost</text:span>: <text:span text:style-name="Strong_20_Emphasis">Vibrant Prisms equal to the current level.</text:span></text:p>
            </text:list-item>
          </text:list>
        </text:list-item>
        <text:list-item>
          <text:p text:style-name="P56"><text:span text:style-name="Strong_20_Emphasis">Weapon Stat Levels</text:span>:</text:p>
          <text:list>
            <text:list-item>
              <text:p text:style-name="P57">Each stat (Power, Speed, Magic) is leveled individually.</text:p>
            </text:list-item>
            <text:list-item>
              <text:p text:style-name="P56"><text:span text:style-name="Strong_20_Emphasis">Cost</text:span>: <text:span text:style-name="Strong_20_Emphasis">Vivid Prisms equal to the current stat level.</text:span></text:p>
            </text:list-item>
          </text:list>
        </text:list-item>
      </text:list>
      <text:p text:style-name="Horizontal_20_Line"/>
      <text:h text:style-name="Heading_20_3" text:outline-level="3"><text:span text:style-name="Strong_20_Emphasis">Optional Durability Mechanic</text:span>:</text:h>
      <text:list text:style-name="L22">
        <text:list-item>
          <text:p text:style-name="P58"><text:span text:style-name="Strong_20_Emphasis">Durability Scaling</text:span>:</text:p>
          <text:list>
            <text:list-item>
              <text:p text:style-name="P59">Weapons gain a durability pool following the <text:span text:style-name="Strong_20_Emphasis">Health progression</text:span>:</text:p>
              <text:list>
                <text:list-item>
                  <text:p text:style-name="P59"><text:span text:style-name="Strong_20_Emphasis">Level 1: 20 Durability</text:span></text:p>
                </text:list-item>
                <text:list-item>
                  <text:p text:style-name="P59"><text:span text:style-name="Strong_20_Emphasis">Level 2: 40 Durability</text:span></text:p>
                </text:list-item>
                <text:list-item>
                  <text:p text:style-name="P59"><text:span text:style-name="Strong_20_Emphasis">Level 3: 80 Durability</text:span></text:p>
                </text:list-item>
                <text:list-item>
                  <text:p text:style-name="P59"><text:span text:style-name="Strong_20_Emphasis">Level 4: 160 Durability</text:span></text:p>
                </text:list-item>
                <text:list-item>
                  <text:p text:style-name="P59"><text:span text:style-name="Strong_20_Emphasis">Level 5: 240 Durability</text:span></text:p>
                </text:list-item>
              </text:list>
            </text:list-item>
          </text:list>
        </text:list-item>
        <text:list-item>
          <text:p text:style-name="P58"><text:span text:style-name="Strong_20_Emphasis">Durability Damage</text:span>:</text:p>
          <text:list>
            <text:list-item>
              <text:p text:style-name="P59">Weapons lose durability from:</text:p>
              <text:list>
                <text:list-item>
                  <text:p text:style-name="P59"><text:span text:style-name="Strong_20_Emphasis">Critical Failures</text:span> (e.g., rolling a natural 1 on an attack) <text:span text:style-name="T37">the durability dealt based on player damage x2</text:span>.</text:p>
                </text:list-item>
                <text:list-item>
                  <text:p text:style-name="P59"><text:span text:style-name="Strong_20_Emphasis">Environmental Effects</text:span> (e.g., acid pools or extreme heat) <text:span text:style-name="T37">durability dealt based on area level and weapon power</text:span>.</text:p>
                </text:list-item>
              </text:list>
            </text:list-item>
          </text:list>
        </text:list-item>
        <text:list-item>
          <text:p text:style-name="P58"><text:span text:style-name="Strong_20_Emphasis">Broken Weapons</text:span>:</text:p>
          <text:list>
            <text:list-item>
              <text:p text:style-name="P59">A weapon with <text:span text:style-name="Strong_20_Emphasis">0 durability</text:span> is broken and unusable until repaired.</text:p>
            </text:list-item>
          </text:list>
        </text:list-item>
        <text:list-item>
          <text:p text:style-name="P60"><text:span text:style-name="Strong_20_Emphasis"><text:span text:style-name="T36">Negative Penalty Stack:</text:span></text:span></text:p>
          <text:list>
            <text:list-item>
              <text:p text:style-name="P60"><text:span text:style-name="Strong_20_Emphasis"><text:span text:style-name="T36">If a weapon reaches 0, like players hp, the weapon gets a permanent -1 to one of its stats.</text:span></text:span></text:p>
            </text:list-item>
            <text:list-item>
              <text:p text:style-name="P60"><text:span text:style-name="Strong_20_Emphasis"><text:span text:style-name="T36">If a weapon gets -5 stacks on it, it is permanently destroyed.</text:span></text:span></text:p>
            </text:list-item>
          </text:list>
        </text:list-item>
        <text:list-item>
          <text:p text:style-name="P60"><text:span text:style-name="Strong_20_Emphasis">Repairing Durability</text:span>:</text:p>
          <text:list>
            <text:list-item>
              <text:p text:style-name="P58">Repairs restore the weapon’s durability fully, often requiring crafting materials or proficiencies. <text:span text:style-name="T38">Players with an appropriate trait may fix it themselves using vapid prisms.</text:span></text:p>
            </text:list-item>
          </text:list>
        </text:list-item>
      </text:list>
      <text:p text:style-name="Horizontal_20_Line"/>
      <text:h text:style-name="Heading_20_3" text:outline-level="3"><text:soft-page-break/><text:span text:style-name="Strong_20_Emphasis">Example: Weapon Leveling</text:span></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Table_20_Heading"><text:span text:style-name="Strong_20_Emphasis">Aspect</text:span></text:p>
            </table:table-cell>
            <table:table-cell table:style-name="Table7.A1" office:value-type="string">
              <text:p text:style-name="Table_20_Heading"><text:span text:style-name="Strong_20_Emphasis">Level</text:span></text:p>
            </table:table-cell>
            <table:table-cell table:style-name="Table7.A1" office:value-type="string">
              <text:p text:style-name="Table_20_Heading"><text:span text:style-name="Strong_20_Emphasis">Durability Pool</text:span></text:p>
            </table:table-cell>
            <table:table-cell table:style-name="Table7.A1" office:value-type="string">
              <text:p text:style-name="Table_20_Heading"><text:span text:style-name="Strong_20_Emphasis">Cost to Level Up</text:span></text:p>
            </table:table-cell>
            <table:table-cell table:style-name="Table7.A1" office:value-type="string">
              <text:p text:style-name="Table_20_Heading"><text:span text:style-name="Strong_20_Emphasis">Notes</text:span></text:p>
            </table:table-cell>
          </table:table-row>
        </table:table-header-rows>
        <table:table-row>
          <table:table-cell table:style-name="Table7.A1" office:value-type="string">
            <text:p text:style-name="Table_20_Contents"><text:span text:style-name="Strong_20_Emphasis">Overall Weapon Level</text:span></text:p>
          </table:table-cell>
          <table:table-cell table:style-name="Table7.A1" office:value-type="string">
            <text:p text:style-name="Table_20_Contents">3</text:p>
          </table:table-cell>
          <table:table-cell table:style-name="Table7.A1" office:value-type="string">
            <text:p text:style-name="Table_20_Contents">80</text:p>
          </table:table-cell>
          <table:table-cell table:style-name="Table7.A1" office:value-type="string">
            <text:p text:style-name="Table_20_Contents">3 Vibrant Prisms</text:p>
          </table:table-cell>
          <table:table-cell table:style-name="Table7.A1" office:value-type="string">
            <text:p text:style-name="Table_20_Contents">Enables stats to reach Level 3.</text:p>
          </table:table-cell>
        </table:table-row>
        <table:table-row>
          <table:table-cell table:style-name="Table7.A1" office:value-type="string">
            <text:p text:style-name="Table_20_Contents"><text:span text:style-name="Strong_20_Emphasis">Power Stat</text:span></text:p>
          </table:table-cell>
          <table:table-cell table:style-name="Table7.A1" office:value-type="string">
            <text:p text:style-name="Table_20_Contents">2 → 3</text:p>
          </table:table-cell>
          <table:table-cell table:style-name="Table7.A1" office:value-type="string">
            <text:p text:style-name="Table_20_Contents">—</text:p>
          </table:table-cell>
          <table:table-cell table:style-name="Table7.A1" office:value-type="string">
            <text:p text:style-name="Table_20_Contents">2 Vivid Prisms</text:p>
          </table:table-cell>
          <table:table-cell table:style-name="Table7.A1" office:value-type="string">
            <text:p text:style-name="Table_20_Contents">Increased melee damage.</text:p>
          </table:table-cell>
        </table:table-row>
        <table:table-row>
          <table:table-cell table:style-name="Table7.A1" office:value-type="string">
            <text:p text:style-name="Table_20_Contents"><text:span text:style-name="Strong_20_Emphasis">Speed Stat</text:span></text:p>
          </table:table-cell>
          <table:table-cell table:style-name="Table7.A1" office:value-type="string">
            <text:p text:style-name="Table_20_Contents">1 → 2</text:p>
          </table:table-cell>
          <table:table-cell table:style-name="Table7.A1" office:value-type="string">
            <text:p text:style-name="Table_20_Contents">—</text:p>
          </table:table-cell>
          <table:table-cell table:style-name="Table7.A1" office:value-type="string">
            <text:p text:style-name="Table_20_Contents">1 Vivid Prism</text:p>
          </table:table-cell>
          <table:table-cell table:style-name="Table7.A1" office:value-type="string">
            <text:p text:style-name="Table_20_Contents">Improves weapon range or attack rate.</text:p>
          </table:table-cell>
        </table:table-row>
        <table:table-row>
          <table:table-cell table:style-name="Table7.A1" office:value-type="string">
            <text:p text:style-name="Table_20_Contents"><text:span text:style-name="Strong_20_Emphasis">Magic Stat</text:span></text:p>
          </table:table-cell>
          <table:table-cell table:style-name="Table7.A1" office:value-type="string">
            <text:p text:style-name="Table_20_Contents">0 → 1</text:p>
          </table:table-cell>
          <table:table-cell table:style-name="Table7.A1" office:value-type="string">
            <text:p text:style-name="Table_20_Contents">—</text:p>
          </table:table-cell>
          <table:table-cell table:style-name="Table7.A1" office:value-type="string">
            <text:p text:style-name="Table_20_Contents">0 Vivid Prisms</text:p>
          </table:table-cell>
          <table:table-cell table:style-name="Table7.A1" office:value-type="string">
            <text:p text:style-name="Table_20_Contents">Adds magical properties or effects.</text:p>
          </table:table-cell>
        </table:table-row>
      </table:table>
      <text:p text:style-name="Horizontal_20_Line"/>
      <text:h text:style-name="Heading_20_2" text:outline-level="2"><text:span text:style-name="Strong_20_Emphasis">6. Summary of Leveling Costs</text:span></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Table_20_Heading"><text:span text:style-name="Strong_20_Emphasis">Aspect</text:span></text:p>
            </table:table-cell>
            <table:table-cell table:style-name="Table8.A1" office:value-type="string">
              <text:p text:style-name="Table_20_Heading"><text:span text:style-name="Strong_20_Emphasis">Level Type</text:span></text:p>
            </table:table-cell>
            <table:table-cell table:style-name="Table8.A1" office:value-type="string">
              <text:p text:style-name="Table_20_Heading"><text:span text:style-name="Strong_20_Emphasis">Prism Type</text:span></text:p>
            </table:table-cell>
            <table:table-cell table:style-name="Table8.A1" office:value-type="string">
              <text:p text:style-name="Table_20_Heading"><text:span text:style-name="Strong_20_Emphasis">Cost (Current Level)</text:span></text:p>
            </table:table-cell>
          </table:table-row>
        </table:table-header-rows>
        <table:table-row>
          <table:table-cell table:style-name="Table8.A1" office:value-type="string">
            <text:p text:style-name="Table_20_Contents"><text:span text:style-name="Strong_20_Emphasis">Core Stats</text:span></text:p>
          </table:table-cell>
          <table:table-cell table:style-name="Table8.A1" office:value-type="string">
            <text:p text:style-name="Table_20_Contents">Stat Level</text:p>
          </table:table-cell>
          <table:table-cell table:style-name="Table8.A1" office:value-type="string">
            <text:p text:style-name="Table_20_Contents">Vibrant Prisms</text:p>
          </table:table-cell>
          <table:table-cell table:style-name="Table8.A1" office:value-type="string">
            <text:p text:style-name="Table_20_Contents">Equal to current level.</text:p>
          </table:table-cell>
        </table:table-row>
        <table:table-row>
          <table:table-cell table:style-name="Table8.A1" office:value-type="string">
            <text:p text:style-name="Table_20_Contents"><text:span text:style-name="Strong_20_Emphasis">Character Level</text:span></text:p>
          </table:table-cell>
          <table:table-cell table:style-name="Table8.A1" office:value-type="string">
            <text:p text:style-name="Table_20_Contents">Overall Level</text:p>
          </table:table-cell>
          <table:table-cell table:style-name="Table8.A1" office:value-type="string">
            <text:p text:style-name="Table_20_Contents">Vibrant Prisms</text:p>
          </table:table-cell>
          <table:table-cell table:style-name="Table8.A1" office:value-type="string">
            <text:p text:style-name="Table_20_Contents">Equal to current level.</text:p>
          </table:table-cell>
        </table:table-row>
        <table:table-row>
          <table:table-cell table:style-name="Table8.A1" office:value-type="string">
            <text:p text:style-name="Table_20_Contents"><text:span text:style-name="Strong_20_Emphasis">Skills/Spells</text:span></text:p>
          </table:table-cell>
          <table:table-cell table:style-name="Table8.A1" office:value-type="string">
            <text:p text:style-name="Table_20_Contents">Overall Level</text:p>
          </table:table-cell>
          <table:table-cell table:style-name="Table8.A1" office:value-type="string">
            <text:p text:style-name="Table_20_Contents">Vivid Prisms</text:p>
          </table:table-cell>
          <table:table-cell table:style-name="Table8.A1" office:value-type="string">
            <text:p text:style-name="Table_20_Contents">Equal to current level.</text:p>
          </table:table-cell>
        </table:table-row>
        <table:table-row>
          <table:table-cell table:style-name="Table8.A1" office:value-type="string">
            <text:p text:style-name="P55"/>
          </table:table-cell>
          <table:table-cell table:style-name="Table8.A1" office:value-type="string">
            <text:p text:style-name="Table_20_Contents">Slot Levels</text:p>
          </table:table-cell>
          <table:table-cell table:style-name="Table8.A1" office:value-type="string">
            <text:p text:style-name="Table_20_Contents">Vivid Prisms</text:p>
          </table:table-cell>
          <table:table-cell table:style-name="Table8.A1" office:value-type="string">
            <text:p text:style-name="Table_20_Contents">Equal to the slot’s current level.</text:p>
          </table:table-cell>
        </table:table-row>
        <table:table-row>
          <table:table-cell table:style-name="Table8.A1" office:value-type="string">
            <text:p text:style-name="Table_20_Contents"><text:span text:style-name="Strong_20_Emphasis">Abilities</text:span></text:p>
          </table:table-cell>
          <table:table-cell table:style-name="Table8.A1" office:value-type="string">
            <text:p text:style-name="Table_20_Contents">Overall Level</text:p>
          </table:table-cell>
          <table:table-cell table:style-name="Table8.A1" office:value-type="string">
            <text:p text:style-name="Table_20_Contents">Vivid Prisms</text:p>
          </table:table-cell>
          <table:table-cell table:style-name="Table8.A1" office:value-type="string">
            <text:p text:style-name="Table_20_Contents">Equal to current level.</text:p>
          </table:table-cell>
        </table:table-row>
        <table:table-row>
          <table:table-cell table:style-name="Table8.A1" office:value-type="string">
            <text:p text:style-name="P55"/>
          </table:table-cell>
          <table:table-cell table:style-name="Table8.A1" office:value-type="string">
            <text:p text:style-name="Table_20_Contents">Slot Levels</text:p>
          </table:table-cell>
          <table:table-cell table:style-name="Table8.A1" office:value-type="string">
            <text:p text:style-name="Table_20_Contents">Vivid Prisms</text:p>
          </table:table-cell>
          <table:table-cell table:style-name="Table8.A1" office:value-type="string">
            <text:p text:style-name="Table_20_Contents">Equal to the slot’s current level.</text:p>
          </table:table-cell>
        </table:table-row>
        <table:table-row>
          <table:table-cell table:style-name="Table8.A1" office:value-type="string">
            <text:p text:style-name="Table_20_Contents"><text:span text:style-name="Strong_20_Emphasis">Proficiencies</text:span></text:p>
          </table:table-cell>
          <table:table-cell table:style-name="Table8.A1" office:value-type="string">
            <text:p text:style-name="Table_20_Contents">Overall Level</text:p>
          </table:table-cell>
          <table:table-cell table:style-name="Table8.A1" office:value-type="string">
            <text:p text:style-name="Table_20_Contents">Vivid Prisms</text:p>
          </table:table-cell>
          <table:table-cell table:style-name="Table8.A1" office:value-type="string">
            <text:p text:style-name="Table_20_Contents">Equal to current level.</text:p>
          </table:table-cell>
        </table:table-row>
        <table:table-row>
          <table:table-cell table:style-name="Table8.A1" office:value-type="string">
            <text:p text:style-name="P55"/>
          </table:table-cell>
          <table:table-cell table:style-name="Table8.A1" office:value-type="string">
            <text:p text:style-name="Table_20_Contents">Slot Levels</text:p>
          </table:table-cell>
          <table:table-cell table:style-name="Table8.A1" office:value-type="string">
            <text:p text:style-name="Table_20_Contents">Vivid Prisms</text:p>
          </table:table-cell>
          <table:table-cell table:style-name="Table8.A1" office:value-type="string">
            <text:p text:style-name="Table_20_Contents">Equal to the slot’s current level.</text:p>
          </table:table-cell>
        </table:table-row>
        <table:table-row>
          <table:table-cell table:style-name="Table8.A1" office:value-type="string">
            <text:p text:style-name="Table_20_Contents"><text:span text:style-name="Strong_20_Emphasis">Augmentations</text:span></text:p>
          </table:table-cell>
          <table:table-cell table:style-name="Table8.A1" office:value-type="string">
            <text:p text:style-name="Table_20_Contents">Overall Level</text:p>
          </table:table-cell>
          <table:table-cell table:style-name="Table8.A1" office:value-type="string">
            <text:p text:style-name="Table_20_Contents">Vivid Prisms</text:p>
          </table:table-cell>
          <table:table-cell table:style-name="Table8.A1" office:value-type="string">
            <text:p text:style-name="Table_20_Contents">Equal to current level.</text:p>
          </table:table-cell>
        </table:table-row>
        <table:table-row>
          <table:table-cell table:style-name="Table8.A1" office:value-type="string">
            <text:p text:style-name="P55"/>
          </table:table-cell>
          <table:table-cell table:style-name="Table8.A1" office:value-type="string">
            <text:p text:style-name="Table_20_Contents">Slot Levels</text:p>
          </table:table-cell>
          <table:table-cell table:style-name="Table8.A1" office:value-type="string">
            <text:p text:style-name="Table_20_Contents">Vivid Prisms</text:p>
          </table:table-cell>
          <table:table-cell table:style-name="Table8.A1" office:value-type="string">
            <text:p text:style-name="Table_20_Contents">Equal to the slot’s current level.</text:p>
          </table:table-cell>
        </table:table-row>
        <table:table-row>
          <table:table-cell table:style-name="Table8.A1" office:value-type="string">
            <text:p text:style-name="Table_20_Contents"><text:span text:style-name="Strong_20_Emphasis">Armor</text:span></text:p>
          </table:table-cell>
          <table:table-cell table:style-name="Table8.A1" office:value-type="string">
            <text:p text:style-name="Table_20_Contents">Overall Level</text:p>
          </table:table-cell>
          <table:table-cell table:style-name="Table8.A1" office:value-type="string">
            <text:p text:style-name="Table_20_Contents">Vivid Prisms</text:p>
          </table:table-cell>
          <table:table-cell table:style-name="Table8.A1" office:value-type="string">
            <text:p text:style-name="Table_20_Contents">Equal to current level.</text:p>
          </table:table-cell>
        </table:table-row>
        <table:table-row>
          <table:table-cell table:style-name="Table8.A1" office:value-type="string">
            <text:p text:style-name="P55"/>
          </table:table-cell>
          <table:table-cell table:style-name="Table8.A1" office:value-type="string">
            <text:p text:style-name="Table_20_Contents">Slot Levels</text:p>
          </table:table-cell>
          <table:table-cell table:style-name="Table8.A1" office:value-type="string">
            <text:p text:style-name="Table_20_Contents">Vivid Prisms</text:p>
          </table:table-cell>
          <table:table-cell table:style-name="Table8.A1" office:value-type="string">
            <text:p text:style-name="Table_20_Contents">Equal to the slot’s current level.</text:p>
          </table:table-cell>
        </table:table-row>
        <table:table-row>
          <table:table-cell table:style-name="Table8.A1" office:value-type="string">
            <text:p text:style-name="Table_20_Contents"><text:span text:style-name="Strong_20_Emphasis">Weapons</text:span></text:p>
          </table:table-cell>
          <table:table-cell table:style-name="Table8.A1" office:value-type="string">
            <text:p text:style-name="Table_20_Contents">Overall Level</text:p>
          </table:table-cell>
          <table:table-cell table:style-name="Table8.A1" office:value-type="string">
            <text:p text:style-name="Table_20_Contents">Vibrant Prisms</text:p>
          </table:table-cell>
          <table:table-cell table:style-name="Table8.A1" office:value-type="string">
            <text:p text:style-name="Table_20_Contents">Equal to current level.</text:p>
          </table:table-cell>
        </table:table-row>
        <table:table-row table:style-name="Table8.15">
          <table:table-cell table:style-name="Table8.A1" office:value-type="string">
            <text:p text:style-name="P55"/>
          </table:table-cell>
          <table:table-cell table:style-name="Table8.A1" office:value-type="string">
            <text:p text:style-name="Table_20_Contents">Stat Levels</text:p>
          </table:table-cell>
          <table:table-cell table:style-name="Table8.A1" office:value-type="string">
            <text:p text:style-name="Table_20_Contents">Vivid Prisms</text:p>
          </table:table-cell>
          <table:table-cell table:style-name="Table8.A1" office:value-type="string">
            <text:p text:style-name="Table_20_Contents">Equal to the stat’s current level.</text:p>
          </table:table-cell>
        </table:table-row>
      </table:table>
      <text:p text:style-name="Text_20_body"><text:span text:style-name="Strong_20_Emphasis"/></text:p>
      <text:h text:style-name="Heading_20_3" text:outline-level="3"><text:span text:style-name="Strong_20_Emphasis"/></text:h>
      <text:h text:style-name="Heading_20_3" text:outline-level="3"><text:span text:style-name="Strong_20_Emphasis">Health System:</text:span></text:h>
      <text:p text:style-name="Text_20_body">The <text:span text:style-name="Strong_20_Emphasis">Health system</text:span> defines a character's survivability, directly determining their capacity to endure damage and remain in combat.</text:p>
      <text:p text:style-name="Horizontal_20_Line"/>
      <text:h text:style-name="Heading_20_2" text:outline-level="2"><text:soft-page-break/><text:span text:style-name="Strong_20_Emphasis">1. Health Progression</text:span></text:h>
      <text:h text:style-name="Heading_20_3" text:outline-level="3"><text:span text:style-name="Strong_20_Emphasis">Flat Growth System</text:span></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text:span text:style-name="Strong_20_Emphasis">Character Level</text:span></text:p>
            </table:table-cell>
            <table:table-cell table:style-name="Table13.A1" office:value-type="string">
              <text:p text:style-name="Table_20_Heading"><text:span text:style-name="Strong_20_Emphasis">Base Health</text:span></text:p>
            </table:table-cell>
            <table:table-cell table:style-name="Table13.A1" office:value-type="string">
              <text:p text:style-name="Table_20_Heading"><text:span text:style-name="Strong_20_Emphasis">Increase Per Level</text:span></text:p>
            </table:table-cell>
          </table:table-row>
        </table:table-header-rows>
        <table:table-row>
          <table:table-cell table:style-name="Table13.A1" office:value-type="string">
            <text:p text:style-name="Table_20_Contents">1</text:p>
          </table:table-cell>
          <table:table-cell table:style-name="Table13.A1" office:value-type="string">
            <text:p text:style-name="Table_20_Contents">20</text:p>
          </table:table-cell>
          <table:table-cell table:style-name="Table13.A1" office:value-type="string">
            <text:p text:style-name="Table_20_Contents">—</text:p>
          </table:table-cell>
        </table:table-row>
        <table:table-row>
          <table:table-cell table:style-name="Table13.A1" office:value-type="string">
            <text:p text:style-name="Table_20_Contents">2</text:p>
          </table:table-cell>
          <table:table-cell table:style-name="Table13.A1" office:value-type="string">
            <text:p text:style-name="Table_20_Contents">40</text:p>
          </table:table-cell>
          <table:table-cell table:style-name="Table13.A1" office:value-type="string">
            <text:p text:style-name="Table_20_Contents">+20</text:p>
          </table:table-cell>
        </table:table-row>
        <table:table-row>
          <table:table-cell table:style-name="Table13.A1" office:value-type="string">
            <text:p text:style-name="Table_20_Contents">3</text:p>
          </table:table-cell>
          <table:table-cell table:style-name="Table13.A1" office:value-type="string">
            <text:p text:style-name="Table_20_Contents">80</text:p>
          </table:table-cell>
          <table:table-cell table:style-name="Table13.A1" office:value-type="string">
            <text:p text:style-name="Table_20_Contents">+40</text:p>
          </table:table-cell>
        </table:table-row>
        <table:table-row>
          <table:table-cell table:style-name="Table13.A1" office:value-type="string">
            <text:p text:style-name="Table_20_Contents">4</text:p>
          </table:table-cell>
          <table:table-cell table:style-name="Table13.A1" office:value-type="string">
            <text:p text:style-name="Table_20_Contents">160</text:p>
          </table:table-cell>
          <table:table-cell table:style-name="Table13.A1" office:value-type="string">
            <text:p text:style-name="Table_20_Contents">+80</text:p>
          </table:table-cell>
        </table:table-row>
        <table:table-row>
          <table:table-cell table:style-name="Table13.A1" office:value-type="string">
            <text:p text:style-name="Table_20_Contents">5</text:p>
          </table:table-cell>
          <table:table-cell table:style-name="Table13.A1" office:value-type="string">
            <text:p text:style-name="Table_20_Contents">240</text:p>
          </table:table-cell>
          <table:table-cell table:style-name="Table13.A1" office:value-type="string">
            <text:p text:style-name="Table_20_Contents">+80</text:p>
          </table:table-cell>
        </table:table-row>
      </table:table>
      <text:p text:style-name="Horizontal_20_Line"/>
      <text:h text:style-name="Heading_20_3" text:outline-level="3"><text:span text:style-name="Strong_20_Emphasis">Key Features of This System</text:span></text:h>
      <text:list text:style-name="L23">
        <text:list-item>
          <text:p text:style-name="P61"><text:span text:style-name="Strong_20_Emphasis">Low Starting Health</text:span>:</text:p>
          <text:list>
            <text:list-item>
              <text:p text:style-name="P62">Level 1 characters start with <text:span text:style-name="Strong_20_Emphasis">20 Health</text:span>, emphasizing the importance of strategy and careful play in early-game scenarios.</text:p>
            </text:list-item>
          </text:list>
        </text:list-item>
        <text:list-item>
          <text:p text:style-name="P61"><text:span text:style-name="Strong_20_Emphasis">Consistent Scaling</text:span>:</text:p>
          <text:list>
            <text:list-item>
              <text:p text:style-name="P62">Health increases follow a predictable pattern, with <text:span text:style-name="Strong_20_Emphasis">+20 at Level 2</text:span>, <text:span text:style-name="Strong_20_Emphasis">+40 at Level 3</text:span>, and doubling each level thereafter.</text:p>
            </text:list-item>
            <text:list-item>
              <text:p text:style-name="P62">This allows players to easily calculate their total Health at any level.</text:p>
            </text:list-item>
          </text:list>
        </text:list-item>
        <text:list-item>
          <text:p text:style-name="P61"><text:span text:style-name="Strong_20_Emphasis">Level 5 Health Cap</text:span>:</text:p>
          <text:list>
            <text:list-item>
              <text:p text:style-name="P61">Characters reach a maximum Health of <text:span text:style-name="Strong_20_Emphasis">240</text:span> at Level 5, balancing survivability against the rising challenge of combat.</text:p>
            </text:list-item>
          </text:list>
        </text:list-item>
      </text:list>
      <text:h text:style-name="Heading_20_2" text:outline-level="2"><text:span text:style-name="Strong_20_Emphasis">2. Health and Combat Mechanics</text:span></text:h>
      <text:h text:style-name="Heading_20_3" text:outline-level="3"><text:span text:style-name="Strong_20_Emphasis">Health Pool</text:span></text:h>
      <text:list text:style-name="L24">
        <text:list-item>
          <text:p text:style-name="P63"><text:span text:style-name="Strong_20_Emphasis">Definition</text:span>:</text:p>
          <text:list>
            <text:list-item>
              <text:p text:style-name="P64">The <text:span text:style-name="Strong_20_Emphasis">Health pool</text:span> represents the total damage a character can endure before being incapacitated.</text:p>
            </text:list-item>
          </text:list>
        </text:list-item>
        <text:list-item>
          <text:p text:style-name="P63"><text:span text:style-name="Strong_20_Emphasis">Temporary Health</text:span>:</text:p>
          <text:list>
            <text:list-item>
              <text:p text:style-name="P64">Certain effects, such as drawing from a <text:span text:style-name="Strong_20_Emphasis">White Spectrum</text:span>, can temporarily increase a character’s Health pool beyond its base value.</text:p>
            </text:list-item>
            <text:list-item>
              <text:p text:style-name="P63"><text:span text:style-name="Strong_20_Emphasis">Temporary Health</text:span> is lost when the source expires or when leaving the area.</text:p>
            </text:list-item>
          </text:list>
        </text:list-item>
      </text:list>
      <text:p text:style-name="Horizontal_20_Line"/>
      <text:h text:style-name="Heading_20_3" text:outline-level="3"><text:span text:style-name="Strong_20_Emphasis">Damage and Recovery</text:span></text:h>
      <text:list text:style-name="L25">
        <text:list-item>
          <text:p text:style-name="P65"><text:span text:style-name="Strong_20_Emphasis">Taking Damage</text:span>:</text:p>
          <text:list>
            <text:list-item>
              <text:p text:style-name="P66">When a character is attacked, damage is subtracted directly from their Health pool.</text:p>
            </text:list-item>
          </text:list>
        </text:list-item>
        <text:list-item>
          <text:p text:style-name="P65"><text:span text:style-name="Strong_20_Emphasis">Healing</text:span>:</text:p>
          <text:list>
            <text:list-item>
              <text:p text:style-name="P66"><text:soft-page-break/>Healing effects restore lost Health up to the character’s base Health total.</text:p>
            </text:list-item>
            <text:list-item>
              <text:p text:style-name="P65">Healing effects within <text:span text:style-name="Strong_20_Emphasis">White Spectrum zones</text:span> are amplified for greater recovery.</text:p>
            </text:list-item>
          </text:list>
        </text:list-item>
      </text:list>
      <text:p text:style-name="Horizontal_20_Line"/>
      <text:h text:style-name="Heading_20_3" text:outline-level="3"><text:span text:style-name="Strong_20_Emphasis">Falling to 0 Health</text:span></text:h>
      <text:list text:style-name="L26">
        <text:list-item>
          <text:p text:style-name="P67"><text:span text:style-name="Strong_20_Emphasis">Incapacitation</text:span>:</text:p>
          <text:list>
            <text:list-item>
              <text:p text:style-name="P68">If a character’s Health reaches <text:span text:style-name="Strong_20_Emphasis">0</text:span>, they are incapacitated and removed from combat, <text:span text:style-name="T38">but can be resurrected.</text:span></text:p>
            </text:list-item>
          </text:list>
        </text:list-item>
        <text:list-item>
          <text:p text:style-name="P67"><text:span text:style-name="Strong_20_Emphasis">Negative Health Penalties</text:span>:</text:p>
          <text:list>
            <text:list-item>
              <text:p text:style-name="P68">Upon being incapacitated, characters receive a <text:span text:style-name="Strong_20_Emphasis">permanent negative penalty</text:span>:</text:p>
              <text:list>
                <text:list-item>
                  <text:p text:style-name="P68"><text:span text:style-name="Strong_20_Emphasis">-1 (up to -5)</text:span>, representing cumulative debuffs or disadvantages.</text:p>
                </text:list-item>
              </text:list>
            </text:list-item>
            <text:list-item>
              <text:p text:style-name="P67">Once a character accrues <text:span text:style-name="Strong_20_Emphasis">5 penalties</text:span>, they permanently die.</text:p>
            </text:list-item>
            <text:list-item>
              <text:p text:style-name="P69">If a character gets back up from an ally resurrect, etc, they cannot take another negative penalty stack during the same combat scene.</text:p>
            </text:list-item>
          </text:list>
        </text:list-item>
      </text:list>
      <text:p text:style-name="Horizontal_20_Line"/>
      <text:h text:style-name="Heading_20_2" text:outline-level="2"><text:span text:style-name="Strong_20_Emphasis">4. Strategic Implications of Health</text:span></text:h>
      <text:list text:style-name="L27">
        <text:list-item>
          <text:p text:style-name="P70"><text:span text:style-name="Strong_20_Emphasis"><text:span text:style-name="T39">It’s up to the Player to Level up their Overall Level</text:span></text:span></text:p>
        </text:list-item>
        <text:list-item>
          <text:p text:style-name="P70"><text:span text:style-name="Strong_20_Emphasis">:Low Health in Early Levels</text:span></text:p>
          <text:list>
            <text:list-item>
              <text:p text:style-name="P71">Early-game characters are fragile, requiring strategic positioning and teamwork to mitigate damage.</text:p>
            </text:list-item>
          </text:list>
        </text:list-item>
        <text:list-item>
          <text:p text:style-name="P72"><text:span text:style-name="Strong_20_Emphasis">Consistent Growth</text:span>:</text:p>
          <text:list>
            <text:list-item>
              <text:p text:style-name="P71">Health progression ensures characters become more durable as they level up, reflecting their growing power and resilience.</text:p>
            </text:list-item>
          </text:list>
        </text:list-item>
        <text:list-item>
          <text:p text:style-name="P72"><text:span text:style-name="Strong_20_Emphasis">Spectrum Utilization</text:span>:</text:p>
          <text:list>
            <text:list-item>
              <text:p text:style-name="P72">Players must prioritize <text:span text:style-name="Strong_20_Emphasis">White Spectrums</text:span> for survival in challenging encounters, leveraging their temporary boosts and healing enhancements.</text:p>
            </text:list-item>
          </text:list>
        </text:list-item>
      </text:list>
      <text:p text:style-name="Horizontal_20_Line"/>
      <text:h text:style-name="Heading_20_3" text:outline-level="3"><text:span text:style-name="Strong_20_Emphasis">5. Summary of the Health System</text:span></text:h>
      <text:list text:style-name="L28">
        <text:list-item>
          <text:p text:style-name="P73"><text:span text:style-name="Strong_20_Emphasis">Progression</text:span>:</text:p>
          <text:list>
            <text:list-item>
              <text:p text:style-name="P74">Health starts at <text:span text:style-name="Strong_20_Emphasis">20 at Level 1</text:span>, doubling its growth with each level increase.</text:p>
            </text:list-item>
            <text:list-item>
              <text:p text:style-name="P74"><text:span text:style-name="Strong_20_Emphasis">Level 5 Health = 240</text:span>, offering substantial survivability at higher levels.</text:p>
            </text:list-item>
          </text:list>
        </text:list-item>
        <text:list-item>
          <text:p text:style-name="P73"><text:span text:style-name="Strong_20_Emphasis">Spectrum Interaction</text:span>:</text:p>
          <text:list>
            <text:list-item>
              <text:p text:style-name="P74">White Spectrums provide temporary Health boosts and amplify healing, making them vital for survival.</text:p>
            </text:list-item>
          </text:list>
        </text:list-item>
        <text:list-item>
          <text:p text:style-name="P73"><text:span text:style-name="Strong_20_Emphasis">Permanent Penalties</text:span>:</text:p>
          <text:list>
            <text:list-item>
              <text:p text:style-name="P73"><text:span text:style-name="Strong_20_Emphasis">Characters incapacitated at 0 Health accrue permanent penalties, emphasizing careful play and teamwork to avoid long-term consequences.</text:span></text:p>
            </text:list-item>
          </text:list>
        </text:list-item>
      </text:list>
      <text:p text:style-name="Text_20_body"><text:soft-page-break/><text:span text:style-name="Strong_20_Emphasis"/></text:p>
      <text:p text:style-name="Text_20_body"><text:span text:style-name="Strong_20_Emphasis"/></text:p>
      <text:h text:style-name="Heading_20_3" text:outline-level="3"><text:span text:style-name="Strong_20_Emphasis">Vibrant (Core) Stats</text:span></text:h>
      <text:p text:style-name="Text_20_body">The <text:span text:style-name="Strong_20_Emphasis">Vibrant stats</text:span> are the foundation of a character’s abilities, governing their resources, damage potential and action economy. Each stat is dynamic, fluctuating during gameplay based on actions taken, and fully regenerates under specific conditions.</text:p>
      <text:p text:style-name="Horizontal_20_Line"/>
      <text:h text:style-name="Heading_20_2" text:outline-level="2"><text:span text:style-name="Strong_20_Emphasis">1. Overview of Vibrant Stats</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Stat Name</text:span></text:p>
            </table:table-cell>
            <table:table-cell table:style-name="Table1.A1" office:value-type="string">
              <text:p text:style-name="Table_20_Heading"><text:span text:style-name="Strong_20_Emphasis">Synonyms</text:span></text:p>
            </table:table-cell>
            <table:table-cell table:style-name="Table1.A1" office:value-type="string">
              <text:p text:style-name="Table_20_Heading"><text:span text:style-name="Strong_20_Emphasis">Primary Role</text:span></text:p>
            </table:table-cell>
          </table:table-row>
        </table:table-header-rows>
        <table:table-row>
          <table:table-cell table:style-name="Table1.A1" office:value-type="string">
            <text:p text:style-name="Table_20_Contents"><text:span text:style-name="Strong_20_Emphasis">Vigor</text:span></text:p>
          </table:table-cell>
          <table:table-cell table:style-name="Table1.A1" office:value-type="string">
            <text:p text:style-name="Table_20_Contents">Vigor (Action Pool), Power (Damage)</text:p>
          </table:table-cell>
          <table:table-cell table:style-name="Table1.A1" office:value-type="string">
            <text:p text:style-name="Table_20_Contents">Governs melee actions, melee damage, and fortitude checks.</text:p>
          </table:table-cell>
        </table:table-row>
        <table:table-row>
          <table:table-cell table:style-name="Table1.A1" office:value-type="string">
            <text:p text:style-name="Table_20_Contents"><text:span text:style-name="Strong_20_Emphasis">Stamina</text:span></text:p>
          </table:table-cell>
          <table:table-cell table:style-name="Table1.A1" office:value-type="string">
            <text:p text:style-name="Table_20_Contents">Stamina (Action Pool), Speed (Movement)</text:p>
          </table:table-cell>
          <table:table-cell table:style-name="Table1.A1" office:value-type="string">
            <text:p text:style-name="Table_20_Contents">Governs movement, dodging, and non-damage actions.</text:p>
          </table:table-cell>
        </table:table-row>
        <table:table-row>
          <table:table-cell table:style-name="Table1.A1" office:value-type="string">
            <text:p text:style-name="Table_20_Contents"><text:span text:style-name="Strong_20_Emphasis">Mana</text:span></text:p>
          </table:table-cell>
          <table:table-cell table:style-name="Table1.A1" office:value-type="string">
            <text:p text:style-name="Table_20_Contents">Mana (Action Pool), Magic (<text:span text:style-name="T40">Effect</text:span>)</text:p>
          </table:table-cell>
          <table:table-cell table:style-name="Table1.A1" office:value-type="string">
            <text:p text:style-name="Table_20_Contents">Governs spellcasting, intelligence checks, and perception.</text:p>
          </table:table-cell>
        </table:table-row>
        <table:table-row>
          <table:table-cell table:style-name="Table1.A1" office:value-type="string">
            <text:p text:style-name="Table_20_Contents"><text:span text:style-name="Strong_20_Emphasis">Hope</text:span></text:p>
          </table:table-cell>
          <table:table-cell table:style-name="Table1.A1" office:value-type="string">
            <text:p text:style-name="Table_20_Contents">Hope (Resource)</text:p>
          </table:table-cell>
          <table:table-cell table:style-name="Table1.A1" office:value-type="string">
            <text:p text:style-name="Table_20_Contents">Enhances dice rolls and shifts outcomes, with limited regeneration.</text:p>
          </table:table-cell>
        </table:table-row>
      </table:table>
      <text:p text:style-name="Horizontal_20_Line"/>
      <text:h text:style-name="Heading_20_2" text:outline-level="2"><text:span text:style-name="Strong_20_Emphasis">2. Core Stats</text:span></text:h>
      <text:h text:style-name="Heading_20_3" text:outline-level="3"><text:span text:style-name="Strong_20_Emphasis">A. Vigor</text:span></text:h>
      <text:h text:style-name="Heading_20_4" text:outline-level="4"><text:span text:style-name="Strong_20_Emphasis">What It Governs</text:span>:</text:h>
      <text:list text:style-name="L29">
        <text:list-item>
          <text:list>
            <text:list-item>
              <text:p text:style-name="P75">Determines melee damage for all melee-based attacks.</text:p>
            </text:list-item>
            <text:list-item>
              <text:p text:style-name="P76">Used for fortitude checks, such as grapples or resisting physical effects.</text:p>
            </text:list-item>
            <text:list-item>
              <text:p text:style-name="P77">Skills that are physical based use vigor for melee effects.</text:p>
            </text:list-item>
          </text:list>
        </text:list-item>
      </text:list>
      <text:p text:style-name="Horizontal_20_Line"/>
      <text:h text:style-name="Heading_20_4" text:outline-level="4"><text:span text:style-name="Strong_20_Emphasis">Key Mechanics</text:span>:</text:h>
      <text:list text:style-name="L30">
        <text:list-item>
          <text:p text:style-name="P78"><text:span text:style-name="Strong_20_Emphasis">Damage Calculation</text:span>:</text:p>
          <text:list>
            <text:list-item>
              <text:p text:style-name="P79"><text:span text:style-name="Strong_20_Emphasis">Formula</text:span>: <text:span text:style-name="Strong_20_Emphasis">Current </text:span><text:span text:style-name="Strong_20_Emphasis"><text:span text:style-name="T40">Vigor</text:span></text:span><text:span text:style-name="Strong_20_Emphasis"> + Weapon Power = Melee Damage</text:span>.</text:p>
            </text:list-item>
          </text:list>
        </text:list-item>
        <text:list-item>
          <text:p text:style-name="P78"><text:span text:style-name="Strong_20_Emphasis">Melee Actions</text:span>:</text:p>
          <text:list>
            <text:list-item>
              <text:p text:style-name="P79">Declaring a melee attack costs <text:span text:style-name="Strong_20_Emphasis">1 Vigor</text:span>, deducted <text:span text:style-name="Strong_20_Emphasis">after the attack resolves</text:span>, regardless of hit or miss.</text:p>
            </text:list-item>
          </text:list>
        </text:list-item>
        <text:list-item>
          <text:p text:style-name="P78"><text:span text:style-name="Strong_20_Emphasis">Fortitude Checks</text:span>:</text:p>
          <text:list>
            <text:list-item>
              <text:p text:style-name="P78"><text:span text:style-name="T40">Vigor</text:span> is rolled for checks against physical challenges or grapples.</text:p>
            </text:list-item>
          </text:list>
        </text:list-item>
      </text:list>
      <text:p text:style-name="Horizontal_20_Line"/>
      <text:h text:style-name="Heading_20_4" text:outline-level="4"><text:soft-page-break/><text:span text:style-name="Strong_20_Emphasis">Example of Vigor in Action</text:span>:</text:h>
      <text:p text:style-name="Text_20_body"><text:span text:style-name="Strong_20_Emphasis">Scenario</text:span>:</text:p>
      <text:list text:style-name="L31">
        <text:list-item>
          <text:p text:style-name="P80">A warrior with <text:span text:style-name="T40">Vigor</text:span> = 5 wields a sword with Weapon Power = 3.</text:p>
        </text:list-item>
      </text:list>
      <text:list xml:id="list1122193856" text:style-name="L32">
        <text:list-item>
          <text:p text:style-name="P81"><text:span text:style-name="Strong_20_Emphasis">Attack Declaration</text:span>:</text:p>
          <text:list>
            <text:list-item>
              <text:p text:style-name="P82">The warrior declares a melee attack, marking 1 Vigor for deduction after resolution.</text:p>
            </text:list-item>
          </text:list>
        </text:list-item>
        <text:list-item>
          <text:p text:style-name="P81"><text:span text:style-name="Strong_20_Emphasis">Roll to Hit</text:span>:</text:p>
        </text:list-item>
      </text:list>
      <text:list text:style-name="L33">
        <text:list-item>
          <text:list>
            <text:list-item>
              <text:p text:style-name="P83">Rolls d20 → Result: 15→ <text:span text:style-name="T40">add Vigor (5)→Result: →20 </text:span>Success.</text:p>
            </text:list-item>
          </text:list>
        </text:list-item>
      </text:list>
      <text:list text:continue-list="list1122193856" text:style-name="L32">
        <text:list-item>
          <text:p text:style-name="P81"><text:span text:style-name="Strong_20_Emphasis">Damage Calculation</text:span>:</text:p>
          <text:list>
            <text:list-item>
              <text:p text:style-name="P82"><text:span text:style-name="Strong_20_Emphasis">Base Damage = </text:span><text:span text:style-name="Strong_20_Emphasis"><text:span text:style-name="T40">Vigor</text:span></text:span><text:span text:style-name="Strong_20_Emphasis"> (5) + Weapon Power (3) = 8 Damage</text:span>.</text:p>
            </text:list-item>
          </text:list>
        </text:list-item>
        <text:list-item>
          <text:p text:style-name="P81"><text:span text:style-name="Strong_20_Emphasis">Vigor Deduction</text:span>:</text:p>
          <text:list>
            <text:list-item>
              <text:p text:style-name="P82">After the attack, 1 Vigor is deducted.</text:p>
            </text:list-item>
            <text:list-item>
              <text:p text:style-name="P81">New Vigor = 4.</text:p>
            </text:list-item>
          </text:list>
        </text:list-item>
      </text:list>
      <text:p text:style-name="Horizontal_20_Line"/>
      <text:h text:style-name="Heading_20_3" text:outline-level="3"><text:span text:style-name="Strong_20_Emphasis">B. Stamina</text:span></text:h>
      <text:h text:style-name="Heading_20_4" text:outline-level="4"><text:span text:style-name="Strong_20_Emphasis">What It Governs</text:span>:</text:h>
      <text:list text:style-name="L34">
        <text:list-item>
          <text:list>
            <text:list-item>
              <text:p text:style-name="P84">The action pool <text:span text:style-name="T41">for dexterity based options</text:span>, spent for movement, dodging, and non-combat actions. </text:p>
            </text:list-item>
          </text:list>
        </text:list-item>
      </text:list>
      <text:p text:style-name="Horizontal_20_Line"/>
      <text:h text:style-name="Heading_20_4" text:outline-level="4"><text:span text:style-name="Strong_20_Emphasis">Key Mechanics</text:span>:</text:h>
      <text:list text:style-name="L35">
        <text:list-item>
          <text:p text:style-name="P85"><text:span text:style-name="Strong_20_Emphasis">Movement</text:span>:</text:p>
          <text:list>
            <text:list-item>
              <text:p text:style-name="P86"><text:span text:style-name="Strong_20_Emphasis">Formula</text:span>: A character can move <text:span text:style-name="T41">1 hex per stamina point spent.</text:span></text:p>
            </text:list-item>
            <text:list-item>
              <text:p text:style-name="P86">Each movement action costs <text:span text:style-name="Strong_20_Emphasis">1 Stamina point</text:span>.</text:p>
            </text:list-item>
          </text:list>
        </text:list-item>
        <text:list-item>
          <text:p text:style-name="P85"><text:span text:style-name="Strong_20_Emphasis">Non-Damage Actions</text:span>:</text:p>
          <text:list>
            <text:list-item>
              <text:p text:style-name="P86">Dodging, item use, activating substats, <text:span text:style-name="T42">other than skill/spells or perception, </text:span>cost <text:span text:style-name="Strong_20_Emphasis">1 Stamina point</text:span> each.</text:p>
            </text:list-item>
          </text:list>
        </text:list-item>
        <text:list-item>
          <text:p text:style-name="P85"><text:span text:style-name="Strong_20_Emphasis">Dynamic Reduction</text:span>:</text:p>
          <text:list>
            <text:list-item>
              <text:p text:style-name="P85">As Stamina is spent, the <text:span text:style-name="Strong_20_Emphasis">current S</text:span><text:span text:style-name="Strong_20_Emphasis"><text:span text:style-name="T41">tamina</text:span></text:span><text:span text:style-name="Strong_20_Emphasis"> decreases</text:span>, limiting movement for subsequent actions.</text:p>
            </text:list-item>
          </text:list>
        </text:list-item>
      </text:list>
      <text:p text:style-name="Horizontal_20_Line"/>
      <text:h text:style-name="Heading_20_4" text:outline-level="4"><text:span text:style-name="Strong_20_Emphasis">Example of Stamina in Action</text:span>:</text:h>
      <text:p text:style-name="Text_20_body"><text:span text:style-name="Strong_20_Emphasis">Scenario</text:span>:</text:p>
      <text:list text:style-name="L36">
        <text:list-item>
          <text:p text:style-name="P87">A rogue with <text:span text:style-name="T41">Stamina</text:span> = 5 moves to attack an enemy.</text:p>
        </text:list-item>
      </text:list>
      <text:list text:style-name="L37">
        <text:list-item>
          <text:p text:style-name="P88"><text:span text:style-name="Strong_20_Emphasis">Movement Action</text:span>:</text:p>
          <text:list>
            <text:list-item>
              <text:p text:style-name="P89">The rogue spends <text:span text:style-name="T41">2</text:span> Stamina point to move <text:span text:style-name="T41">2</text:span> hexes.</text:p>
            </text:list-item>
            <text:list-item>
              <text:p text:style-name="P89">New Stamina = <text:span text:style-name="T41">3.</text:span></text:p>
            </text:list-item>
          </text:list>
        </text:list-item>
        <text:list-item>
          <text:p text:style-name="P88"><text:soft-page-break/><text:span text:style-name="Strong_20_Emphasis">Dodging</text:span>:</text:p>
          <text:list>
            <text:list-item>
              <text:p text:style-name="P89">The rogue spends 1 Stamina point to dodge an incoming attack.</text:p>
            </text:list-item>
            <text:list-item>
              <text:p text:style-name="P89">Rolls d20 → Result: 14 → Adds current Speed (4) → Final Roll = 18.</text:p>
            </text:list-item>
            <text:list-item>
              <text:p text:style-name="P89">New Stamina = <text:span text:style-name="T41">2</text:span>.</text:p>
            </text:list-item>
          </text:list>
        </text:list-item>
        <text:list-item>
          <text:p text:style-name="P88"><text:span text:style-name="Strong_20_Emphasis">Substat Activation</text:span>:</text:p>
          <text:list>
            <text:list-item>
              <text:p text:style-name="P89">The rogue spends 1 Stamina point to <text:span text:style-name="T41">use</text:span> an <text:span text:style-name="T41">Augmentation</text:span>.</text:p>
            </text:list-item>
            <text:list-item>
              <text:p text:style-name="P88">New Stamina = <text:span text:style-name="T41">1</text:span>.</text:p>
            </text:list-item>
          </text:list>
        </text:list-item>
      </text:list>
      <text:p text:style-name="Horizontal_20_Line"/>
      <text:h text:style-name="Heading_20_3" text:outline-level="3"><text:span text:style-name="Strong_20_Emphasis">C. Mana</text:span></text:h>
      <text:h text:style-name="Heading_20_4" text:outline-level="4"><text:span text:style-name="Strong_20_Emphasis">What It Governs</text:span>:</text:h>
      <text:list text:style-name="L38">
        <text:list-item>
          <text:list>
            <text:list-item>
              <text:p text:style-name="P90">Determines the damage or effects of spells.</text:p>
            </text:list-item>
            <text:list-item>
              <text:p text:style-name="P90">Used for intelligence-based and perception checks.</text:p>
            </text:list-item>
            <text:list-item>
              <text:p text:style-name="P91"><text:span text:style-name="T42">S</text:span>pent for spellcasting or maintaining ongoing effects.</text:p>
            </text:list-item>
          </text:list>
        </text:list-item>
      </text:list>
      <text:p text:style-name="Horizontal_20_Line"/>
      <text:h text:style-name="Heading_20_4" text:outline-level="4"><text:span text:style-name="Strong_20_Emphasis">Key Mechanics</text:span>:</text:h>
      <text:list text:style-name="L39">
        <text:list-item>
          <text:p text:style-name="P92"><text:span text:style-name="Strong_20_Emphasis">Spellcasting</text:span>:</text:p>
          <text:list>
            <text:list-item>
              <text:p text:style-name="P93">Players spend Mana to cast spells or sustain effects.</text:p>
            </text:list-item>
            <text:list-item>
              <text:p text:style-name="P93"><text:span text:style-name="Strong_20_Emphasis">Damage Formula</text:span>: <text:span text:style-name="Strong_20_Emphasis">Mana Spent + Spell Level = Magic Damage</text:span>.</text:p>
            </text:list-item>
          </text:list>
        </text:list-item>
        <text:list-item>
          <text:p text:style-name="P92"><text:span text:style-name="Strong_20_Emphasis">Perception and Intelligence Checks</text:span>:</text:p>
          <text:list>
            <text:list-item>
              <text:p text:style-name="P93">Use the current <text:span text:style-name="T43">Mana</text:span> stat for success but consume <text:span text:style-name="T43">1 </text:span>Mana.</text:p>
            </text:list-item>
          </text:list>
        </text:list-item>
        <text:list-item>
          <text:p text:style-name="P92"><text:span text:style-name="Strong_20_Emphasis">Locked Mana</text:span>:</text:p>
          <text:list>
            <text:list-item>
              <text:p text:style-name="P92">Spells with ongoing effects require <text:span text:style-name="Strong_20_Emphasis">Locked Mana</text:span>, preventing the locked amount from regenerating until the effect ends.</text:p>
            </text:list-item>
          </text:list>
        </text:list-item>
      </text:list>
      <text:p text:style-name="Horizontal_20_Line"/>
      <text:h text:style-name="Heading_20_4" text:outline-level="4"><text:span text:style-name="Strong_20_Emphasis">Example of Mana in Action</text:span>:</text:h>
      <text:p text:style-name="Text_20_body"><text:span text:style-name="Strong_20_Emphasis">Scenario</text:span>:</text:p>
      <text:list text:style-name="L40">
        <text:list-item>
          <text:p text:style-name="P94">A mage with <text:span text:style-name="T43">Mana</text:span> = 6 casts a Fireball spell (Level 3).</text:p>
        </text:list-item>
      </text:list>
      <text:list text:style-name="L41">
        <text:list-item>
          <text:p text:style-name="P95"><text:span text:style-name="Strong_20_Emphasis">Spellcasting</text:span>:</text:p>
          <text:list>
            <text:list-item>
              <text:p text:style-name="P96">The mage spends 3 Mana to cast the Fireball.</text:p>
            </text:list-item>
            <text:list-item>
              <text:p text:style-name="P96"><text:span text:style-name="Strong_20_Emphasis">Damage = Mana Spent (3) + Spell Level (3) = 6 Damage</text:span>.</text:p>
            </text:list-item>
            <text:list-item>
              <text:p text:style-name="P96">New Mana = 3.</text:p>
            </text:list-item>
          </text:list>
        </text:list-item>
        <text:list-item>
          <text:p text:style-name="P95"><text:span text:style-name="Strong_20_Emphasis">Perception Check</text:span>:</text:p>
          <text:list>
            <text:list-item>
              <text:p text:style-name="P97">The mage attempts to detect a hidden trap, <text:span text:style-name="T43">spending 1 Mana</text:span>.</text:p>
            </text:list-item>
            <text:list-item>
              <text:p text:style-name="P97"><text:span text:style-name="T43">New Mana = 2.</text:span> </text:p>
            </text:list-item>
            <text:list-item>
              <text:p text:style-name="P96">Rolls d20 → Result: 12 → Adds current Magic (3) → Final Roll = 15.</text:p>
            </text:list-item>
          </text:list>
        </text:list-item>
        <text:list-item>
          <text:p text:style-name="P95"><text:span text:style-name="Strong_20_Emphasis">Regeneration</text:span>:</text:p>
          <text:list>
            <text:list-item>
              <text:p text:style-name="P95"><text:soft-page-break/>At the start of the next turn, Magic/Mana regenerates to 6.</text:p>
            </text:list-item>
          </text:list>
        </text:list-item>
      </text:list>
      <text:p text:style-name="Horizontal_20_Line"/>
      <text:h text:style-name="Heading_20_3" text:outline-level="3"><text:span text:style-name="Strong_20_Emphasis">D. Hope</text:span></text:h>
      <text:h text:style-name="Heading_20_4" text:outline-level="4"><text:span text:style-name="Strong_20_Emphasis">What It Governs</text:span>:</text:h>
      <text:list text:style-name="L42">
        <text:list-item>
          <text:p text:style-name="P98"><text:span text:style-name="Strong_20_Emphasis">Dice Roll Modification</text:span>:</text:p>
          <text:list>
            <text:list-item>
              <text:p text:style-name="P99">Hope is spent to increase dice rolls, shifting outcomes and Roll States.</text:p>
            </text:list-item>
          </text:list>
        </text:list-item>
      </text:list>
      <text:p text:style-name="Horizontal_20_Line"/>
      <text:h text:style-name="Heading_20_4" text:outline-level="4"><text:span text:style-name="Strong_20_Emphasis">Key Mechanics</text:span>:</text:h>
      <text:list text:style-name="L43">
        <text:list-item>
          <text:p text:style-name="P100"><text:span text:style-name="Strong_20_Emphasis">Spending Hope</text:span>:</text:p>
          <text:list>
            <text:list-item>
              <text:p text:style-name="P101">Each point spent adds <text:span text:style-name="Strong_20_Emphasis">+1 to the roll</text:span>.</text:p>
            </text:list-item>
            <text:list-item>
              <text:p text:style-name="P101">Hope should only be used to change Roll States meaningfully (e.g., Fail → Success or Success → Critical Success).</text:p>
            </text:list-item>
          </text:list>
        </text:list-item>
        <text:list-item>
          <text:p text:style-name="P100"><text:span text:style-name="Strong_20_Emphasis">Regeneration</text:span>:</text:p>
          <text:list>
            <text:list-item>
              <text:p text:style-name="P101">Hope regenerates slowly through specific triggers:</text:p>
              <text:list>
                <text:list-item>
                  <text:p text:style-name="P101"><text:span text:style-name="Strong_20_Emphasis">Natural 20 or Natural 1 on a d20</text:span> restores <text:span text:style-name="Strong_20_Emphasis">+1 Hope</text:span>.</text:p>
                </text:list-item>
                <text:list-item>
                  <text:p text:style-name="P100">Fully regenerates between scenes.</text:p>
                </text:list-item>
              </text:list>
            </text:list-item>
          </text:list>
        </text:list-item>
      </text:list>
      <text:h text:style-name="Heading_20_4" text:outline-level="4"><text:span text:style-name="Strong_20_Emphasis">Example of Hope in Action</text:span>:</text:h>
      <text:p text:style-name="Text_20_body"><text:span text:style-name="Strong_20_Emphasis">Scenario</text:span>:</text:p>
      <text:list text:style-name="L44">
        <text:list-item>
          <text:p text:style-name="P102">A fighter rolls 19 to attack. The GM states a <text:span text:style-name="Strong_20_Emphasis">Critical Success threshold is 21</text:span>.</text:p>
        </text:list-item>
      </text:list>
      <text:list text:style-name="L45">
        <text:list-item>
          <text:p text:style-name="P103"><text:span text:style-name="Strong_20_Emphasis">Spending Hope</text:span>:</text:p>
          <text:list>
            <text:list-item>
              <text:p text:style-name="P104">The fighter spends 2 Hope to increase the roll to 21.</text:p>
            </text:list-item>
          </text:list>
        </text:list-item>
        <text:list-item>
          <text:p text:style-name="P103"><text:span text:style-name="Strong_20_Emphasis">Roll State Upgrade</text:span>:</text:p>
          <text:list>
            <text:list-item>
              <text:p text:style-name="P103">The Roll State changes from <text:span text:style-name="Strong_20_Emphasis">Success State</text:span> to <text:span text:style-name="Strong_20_Emphasis">Critical Success</text:span>, applying a <text:span text:style-name="Strong_20_Emphasis">x2 multiplier to damage</text:span>.</text:p>
            </text:list-item>
          </text:list>
        </text:list-item>
      </text:list>
      <text:p text:style-name="Horizontal_20_Line"/>
      <text:h text:style-name="Heading_20_2" text:outline-level="2"><text:span text:style-name="Strong_20_Emphasis">3. Summary of Vibrant Stats</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05"><text:span text:style-name="Strong_20_Emphasis">Stat Name</text:span></text:p>
            </table:table-cell>
            <table:table-cell table:style-name="Table2.A1" office:value-type="string">
              <text:p text:style-name="Table_20_Heading"><text:span text:style-name="Strong_20_Emphasis">What It Governs</text:span></text:p>
            </table:table-cell>
            <table:table-cell table:style-name="Table2.A1" office:value-type="string">
              <text:p text:style-name="Table_20_Heading"><text:span text:style-name="Strong_20_Emphasis">Regeneration</text:span></text:p>
            </table:table-cell>
          </table:table-row>
        </table:table-header-rows>
        <table:table-row>
          <table:table-cell table:style-name="Table2.A1" office:value-type="string">
            <text:p text:style-name="P54"><text:span text:style-name="Strong_20_Emphasis"><text:span text:style-name="T4">Vigor</text:span></text:span></text:p>
          </table:table-cell>
          <table:table-cell table:style-name="Table2.A1" office:value-type="string">
            <text:p text:style-name="Table_20_Contents">Melee damage, fortitude checks</text:p>
          </table:table-cell>
          <table:table-cell table:style-name="Table2.A1" office:value-type="string">
            <text:p text:style-name="Table_20_Contents">Fully regenerates at turn start.</text:p>
          </table:table-cell>
        </table:table-row>
        <table:table-row>
          <table:table-cell table:style-name="Table2.A1" office:value-type="string">
            <text:p text:style-name="P54"><text:span text:style-name="Strong_20_Emphasis"><text:span text:style-name="T6">Stamina</text:span></text:span></text:p>
          </table:table-cell>
          <table:table-cell table:style-name="Table2.A1" office:value-type="string">
            <text:p text:style-name="Table_20_Contents">Movement, dodging, substat activations</text:p>
          </table:table-cell>
          <table:table-cell table:style-name="Table2.A1" office:value-type="string">
            <text:p text:style-name="Table_20_Contents">Fully regenerates at turn start.</text:p>
          </table:table-cell>
        </table:table-row>
        <table:table-row>
          <table:table-cell table:style-name="Table2.A1" office:value-type="string">
            <text:p text:style-name="P54"><text:span text:style-name="Strong_20_Emphasis"><text:span text:style-name="T44">Mana</text:span></text:span></text:p>
          </table:table-cell>
          <table:table-cell table:style-name="Table2.A1" office:value-type="string">
            <text:p text:style-name="Table_20_Contents">Spellcasting, intelligence/perception checks</text:p>
          </table:table-cell>
          <table:table-cell table:style-name="Table2.A1" office:value-type="string">
            <text:p text:style-name="Table_20_Contents">Fully regenerates at turn start (unless Locked).</text:p>
          </table:table-cell>
        </table:table-row>
        <table:table-row>
          <table:table-cell table:style-name="Table2.A1" office:value-type="string">
            <text:p text:style-name="P54"><text:span text:style-name="Strong_20_Emphasis"><text:span text:style-name="T8">Hope</text:span></text:span></text:p>
          </table:table-cell>
          <table:table-cell table:style-name="Table2.A1" office:value-type="string">
            <text:p text:style-name="Table_20_Contents">Enhances dice rolls, shifts Roll States</text:p>
          </table:table-cell>
          <table:table-cell table:style-name="Table2.A1" office:value-type="string">
            <text:p text:style-name="Table_20_Contents">Regenerates with Natural 20/1 or between scenes.</text:p>
          </table:table-cell>
        </table:table-row>
      </table:table>
      <text:p text:style-name="Text_20_body"><text:span text:style-name="Strong_20_Emphasis"/></text:p>
      <text:h text:style-name="Heading_20_3" text:outline-level="3"><text:soft-page-break/><text:span text:style-name="Strong_20_Emphasis">Vivid Category Stats</text:span></text:h>
      <text:p text:style-name="Text_20_body">The <text:span text:style-name="Strong_20_Emphasis">Vivid Category Stats</text:span> include <text:span text:style-name="Strong_20_Emphasis">Skills/Spells, Abilities, Proficiencies, Augmentations,</text:span> and <text:span text:style-name="Strong_20_Emphasis">Armor.</text:span> These represent the advanced customization layer of a character, offering unique abilities, utilities, and defenses. The leveling system for these substats revolves around <text:span text:style-name="Strong_20_Emphasis">overall category levels</text:span> (parent levels) and <text:span text:style-name="Strong_20_Emphasis">slot levels</text:span>, with clear progression costs.</text:p>
      <text:p text:style-name="Horizontal_20_Line"/>
      <text:h text:style-name="Heading_20_2" text:outline-level="2"><text:span text:style-name="Strong_20_Emphasis">General Mechanics for Vivid Stats</text:span></text:h>
      <text:list text:style-name="L46">
        <text:list-item>
          <text:p text:style-name="P106"><text:span text:style-name="Strong_20_Emphasis">Parent-Level Restriction</text:span>:</text:p>
          <text:list>
            <text:list-item>
              <text:p text:style-name="P107">A substat’s slot levels cannot exceed its <text:span text:style-name="Strong_20_Emphasis">overall category level</text:span>.</text:p>
              <text:list>
                <text:list-item>
                  <text:p text:style-name="P107">Example: If Skills/Spells is at Level 3, no slot in that category can exceed Level 3.</text:p>
                </text:list-item>
              </text:list>
            </text:list-item>
          </text:list>
        </text:list-item>
        <text:list-item>
          <text:p text:style-name="P106"><text:span text:style-name="Strong_20_Emphasis">Maximum Levels</text:span>:</text:p>
          <text:list>
            <text:list-item>
              <text:p text:style-name="P107">Both the overall category level and individual slot levels cap at <text:span text:style-name="Strong_20_Emphasis">Level 5</text:span>.</text:p>
            </text:list-item>
          </text:list>
        </text:list-item>
        <text:list-item>
          <text:p text:style-name="P106"><text:span text:style-name="Strong_20_Emphasis">Leveling Costs</text:span>:</text:p>
          <text:list>
            <text:list-item>
              <text:p text:style-name="P107"><text:span text:style-name="Strong_20_Emphasis">Overall Category Level</text:span>: Costs <text:span text:style-name="Strong_20_Emphasis">Vivid Prisms equal to the category’s current level.</text:span></text:p>
            </text:list-item>
            <text:list-item>
              <text:p text:style-name="P107"><text:span text:style-name="Strong_20_Emphasis">Slot Levels</text:span>: Costs <text:span text:style-name="Strong_20_Emphasis">Vivid Prisms equal to the slot’s current level.</text:span></text:p>
              <text:p text:style-name="P107"><text:span text:style-name="Strong_20_Emphasis"/></text:p>
            </text:list-item>
          </text:list>
        </text:list-item>
      </text:list>
      <text:p text:style-name="Horizontal_20_Line"/>
      <text:h text:style-name="Heading_20_2" text:outline-level="2"><text:span text:style-name="Strong_20_Emphasis">1. Skills/Spells</text:span></text:h>
      <text:h text:style-name="Heading_20_3" text:outline-level="3"><text:span text:style-name="Strong_20_Emphasis">What It Represents</text:span>:</text:h>
      <text:list text:style-name="L47">
        <text:list-item>
          <text:p text:style-name="P108"><text:span text:style-name="Strong_20_Emphasis">Skills/Spells</text:span> govern a character’s learned combat techniques, magic, or special maneuvers.</text:p>
        </text:list-item>
        <text:list-item>
          <text:p text:style-name="P109">Slots in this category are used to equip specific skills or spells.</text:p>
        </text:list-item>
      </text:list>
      <text:h text:style-name="Heading_20_3" text:outline-level="3"><text:span text:style-name="Strong_20_Emphasis">Mechanics</text:span>:</text:h>
      <text:list text:style-name="L48">
        <text:list-item>
          <text:p text:style-name="P110"><text:span text:style-name="Strong_20_Emphasis">Overall Category Level</text:span>:</text:p>
          <text:list>
            <text:list-item>
              <text:p text:style-name="P111">Determines the number of slots available for equipping skills or spells.</text:p>
            </text:list-item>
            <text:list-item>
              <text:p text:style-name="P111">Maximum of 5 slots at Level 5.</text:p>
            </text:list-item>
          </text:list>
        </text:list-item>
        <text:list-item>
          <text:p text:style-name="P110"><text:span text:style-name="Strong_20_Emphasis">Slot Levels</text:span>:</text:p>
          <text:list>
            <text:list-item>
              <text:p text:style-name="P111">Each slot’s level determines the effectiveness, duration, or damage output of the equipped skill or spell.</text:p>
            </text:list-item>
            <text:list-item>
              <text:p text:style-name="P111">Slot levels are leveled independently.</text:p>
            </text:list-item>
          </text:list>
        </text:list-item>
        <text:list-item>
          <text:p text:style-name="P112"><text:span text:style-name="Strong_20_Emphasis"><text:span text:style-name="T45">Example: </text:span></text:span><text:span text:style-name="Strong_20_Emphasis"><text:span text:style-name="T46">Slot 1: Fireball level 5; Inflicts Burn status with x stacks, where x is = mana spent. Burn deals </text:span></text:span><text:span text:style-name="Strong_20_Emphasis"><text:span text:style-name="T47">mana spent that inflicted </text:span></text:span><text:span text:style-name="Strong_20_Emphasis"><text:span text:style-name="T48">direct damage</text:span></text:span><text:span text:style-name="Strong_20_Emphasis"><text:span text:style-name="T46">, -1 damage per stack that gets removed. </text:span></text:span><text:span text:style-name="Strong_20_Emphasis"><text:span text:style-name="T47">A stack is removed whenever an opponent uses anykind of action.</text:span></text:span></text:p>
        </text:list-item>
        <text:list-item>
          <text:p text:style-name="P112"><text:span text:style-name="Strong_20_Emphasis">Example Costs</text:span>:</text:p>
          <text:list>
            <text:list-item>
              <text:p text:style-name="P111">To increase Skills/Spells to Level 4:</text:p>
              <text:list>
                <text:list-item>
                  <text:p text:style-name="P111"><text:span text:style-name="Strong_20_Emphasis">Level 2</text:span>: 1 Vivid Prism.</text:p>
                </text:list-item>
                <text:list-item>
                  <text:p text:style-name="P111"><text:soft-page-break/><text:span text:style-name="Strong_20_Emphasis">Level 3</text:span>: 2 Vivid Prisms.</text:p>
                </text:list-item>
                <text:list-item>
                  <text:p text:style-name="P111"><text:span text:style-name="Strong_20_Emphasis">Level 4</text:span>: 3 Vivid Prisms.</text:p>
                </text:list-item>
                <text:list-item>
                  <text:p text:style-name="P110"><text:span text:style-name="Strong_20_Emphasis">Total Cost</text:span>: <text:span text:style-name="Strong_20_Emphasis">6 Vivid Prisms</text:span> for the overall level.</text:p>
                </text:list-item>
              </text:list>
            </text:list-item>
          </text:list>
        </text:list-item>
      </text:list>
      <text:p text:style-name="Horizontal_20_Line"/>
      <text:h text:style-name="Heading_20_2" text:outline-level="2"><text:span text:style-name="Strong_20_Emphasis">2. Abilities</text:span></text:h>
      <text:h text:style-name="Heading_20_3" text:outline-level="3"><text:span text:style-name="Strong_20_Emphasis">What It Represents</text:span>:</text:h>
      <text:list text:style-name="L49">
        <text:list-item>
          <text:p text:style-name="P113"><text:span text:style-name="Strong_20_Emphasis">Abilities</text:span> provide unique powers or traits tied to a character’s role, such as passive bonuses, active abilities, or narrative advantages.</text:p>
        </text:list-item>
      </text:list>
      <text:h text:style-name="Heading_20_3" text:outline-level="3"><text:span text:style-name="Strong_20_Emphasis">Mechanics</text:span>:</text:h>
      <text:list text:style-name="L50">
        <text:list-item>
          <text:p text:style-name="P114"><text:span text:style-name="Strong_20_Emphasis">Overall Category Level</text:span>:</text:p>
          <text:list>
            <text:list-item>
              <text:p text:style-name="P115">Unlocks slots for equipping abilities.</text:p>
            </text:list-item>
            <text:list-item>
              <text:p text:style-name="P115">Maximum of 5 slots at Level 5.</text:p>
            </text:list-item>
          </text:list>
        </text:list-item>
        <text:list-item>
          <text:p text:style-name="P114"><text:span text:style-name="Strong_20_Emphasis">Slot Levels</text:span>:</text:p>
          <text:list>
            <text:list-item>
              <text:p text:style-name="P115">Each slot’s level increases the power or efficiency of the equipped ability.</text:p>
            </text:list-item>
            <text:list-item>
              <text:p text:style-name="P115">Slots are leveled independently.</text:p>
            </text:list-item>
          </text:list>
        </text:list-item>
        <text:list-item>
          <text:p text:style-name="P116"><text:span text:style-name="Strong_20_Emphasis">Example: </text:span><text:span text:style-name="Strong_20_Emphasis"><text:span text:style-name="T49">Flight in a slot would allow the character to fly above a normal hexs height, based on slot level but must still spend stamina to move and activate flight. When a character is flying and they use up all of their stamina, they fall, potentially taking fall damage. </text:span></text:span></text:p>
        </text:list-item>
        <text:list-item>
          <text:p text:style-name="P116"><text:span text:style-name="Strong_20_Emphasis"><text:span text:style-name="T50">Example</text:span></text:span><text:span text:style-name="Strong_20_Emphasis"> Costs</text:span>:</text:p>
          <text:list>
            <text:list-item>
              <text:p text:style-name="P115">To level an ability slot from <text:span text:style-name="Strong_20_Emphasis">Level 1 to Level 4</text:span>:</text:p>
              <text:list>
                <text:list-item>
                  <text:p text:style-name="P115"><text:span text:style-name="Strong_20_Emphasis">Level 2</text:span>: 1 Vivid Prism.</text:p>
                </text:list-item>
                <text:list-item>
                  <text:p text:style-name="P115"><text:span text:style-name="Strong_20_Emphasis">Level 3</text:span>: 2 Vivid Prisms.</text:p>
                </text:list-item>
                <text:list-item>
                  <text:p text:style-name="P115"><text:span text:style-name="Strong_20_Emphasis">Level 4</text:span>: 3 Vivid Prisms.</text:p>
                </text:list-item>
                <text:list-item>
                  <text:p text:style-name="P114"><text:span text:style-name="Strong_20_Emphasis">Total Slot Cost</text:span>: <text:span text:style-name="Strong_20_Emphasis">6 Vivid Prisms.</text:span></text:p>
                </text:list-item>
              </text:list>
            </text:list-item>
          </text:list>
        </text:list-item>
      </text:list>
      <text:p text:style-name="Horizontal_20_Line"/>
      <text:h text:style-name="Heading_20_2" text:outline-level="2"><text:span text:style-name="Strong_20_Emphasis">3. Proficiencies</text:span></text:h>
      <text:h text:style-name="Heading_20_3" text:outline-level="3"><text:span text:style-name="Strong_20_Emphasis">What It Represents</text:span>:</text:h>
      <text:list text:style-name="L51">
        <text:list-item>
          <text:p text:style-name="P117"><text:span text:style-name="Strong_20_Emphasis">Proficiencies</text:span> enhance a character’s non-combat skills, such as crafting, stealth, or knowledge-based utilities.</text:p>
        </text:list-item>
      </text:list>
      <text:h text:style-name="Heading_20_3" text:outline-level="3"><text:span text:style-name="Strong_20_Emphasis">Mechanics</text:span>:</text:h>
      <text:list text:style-name="L52">
        <text:list-item>
          <text:p text:style-name="P118"><text:span text:style-name="Strong_20_Emphasis">Overall Category Level</text:span>:</text:p>
          <text:list>
            <text:list-item>
              <text:p text:style-name="P119">Determines how many proficiency slots are available.</text:p>
            </text:list-item>
            <text:list-item>
              <text:p text:style-name="P119">Maximum of 5 slots at Level 5.</text:p>
            </text:list-item>
          </text:list>
        </text:list-item>
        <text:list-item>
          <text:p text:style-name="P118"><text:span text:style-name="Strong_20_Emphasis">Slot Levels</text:span>:</text:p>
          <text:list>
            <text:list-item>
              <text:p text:style-name="P119"><text:soft-page-break/>Slot levels increase the effectiveness or scope of a proficiency.</text:p>
            </text:list-item>
            <text:list-item>
              <text:p text:style-name="P119">Slots are leveled independently.</text:p>
            </text:list-item>
          </text:list>
        </text:list-item>
        <text:list-item>
          <text:p text:style-name="P120"><text:span text:style-name="Strong_20_Emphasis"><text:span text:style-name="T45">Example: </text:span></text:span><text:span text:style-name="Strong_20_Emphasis"><text:span text:style-name="T46">Proficiency at level 4 with a slot 1: lvl 3 reading uncommon, would add 3 to rolls involving the topic at gm discretion, after paying 1 stamina for the proficiency cost. </text:span></text:span></text:p>
        </text:list-item>
        <text:list-item>
          <text:p text:style-name="P120"><text:span text:style-name="Strong_20_Emphasis">Example Costs</text:span>:</text:p>
          <text:list>
            <text:list-item>
              <text:p text:style-name="P119">To level Proficiencies to <text:span text:style-name="Strong_20_Emphasis">Level 3</text:span>:</text:p>
              <text:list>
                <text:list-item>
                  <text:p text:style-name="P119"><text:span text:style-name="Strong_20_Emphasis">Level 2</text:span>: 1 Vivid Prism.</text:p>
                </text:list-item>
                <text:list-item>
                  <text:p text:style-name="P119"><text:span text:style-name="Strong_20_Emphasis">Level 3</text:span>: 2 Vivid Prisms.</text:p>
                </text:list-item>
                <text:list-item>
                  <text:p text:style-name="P118"><text:span text:style-name="Strong_20_Emphasis">Total Cost</text:span>: <text:span text:style-name="Strong_20_Emphasis">3 Vivid Prisms</text:span> for the overall level.</text:p>
                </text:list-item>
              </text:list>
            </text:list-item>
          </text:list>
        </text:list-item>
      </text:list>
      <text:p text:style-name="Horizontal_20_Line"/>
      <text:h text:style-name="Heading_20_2" text:outline-level="2"><text:span text:style-name="Strong_20_Emphasis">4. Augmentations</text:span></text:h>
      <text:h text:style-name="Heading_20_3" text:outline-level="3"><text:span text:style-name="Strong_20_Emphasis">What It Represents</text:span>:</text:h>
      <text:list text:style-name="L53">
        <text:list-item>
          <text:p text:style-name="P121"><text:span text:style-name="Strong_20_Emphasis">Augmentations</text:span> provide enhancements or temporary boosts to a character’s stats, abilities, or actions, such as a magical aura or a mechanical implant.</text:p>
        </text:list-item>
      </text:list>
      <text:h text:style-name="Heading_20_3" text:outline-level="3"><text:span text:style-name="Strong_20_Emphasis">Mechanics</text:span>:</text:h>
      <text:list text:style-name="L54">
        <text:list-item>
          <text:p text:style-name="P122"><text:span text:style-name="Strong_20_Emphasis">Overall Category Level</text:span>:</text:p>
          <text:list>
            <text:list-item>
              <text:p text:style-name="P123">Determines how many augmentation slots are available.</text:p>
            </text:list-item>
            <text:list-item>
              <text:p text:style-name="P123">Maximum of 5 slots at Level 5.</text:p>
            </text:list-item>
          </text:list>
        </text:list-item>
        <text:list-item>
          <text:p text:style-name="P122"><text:span text:style-name="Strong_20_Emphasis">Slot Levels</text:span>:</text:p>
          <text:list>
            <text:list-item>
              <text:p text:style-name="P123">Slot levels enhance the strength, duration, or range of an augmentation.</text:p>
            </text:list-item>
            <text:list-item>
              <text:p text:style-name="P123">Slots are leveled independently.</text:p>
            </text:list-item>
          </text:list>
        </text:list-item>
        <text:list-item>
          <text:p text:style-name="P124"><text:span text:style-name="Strong_20_Emphasis"><text:span text:style-name="T50">Example:</text:span></text:span><text:span text:style-name="Strong_20_Emphasis"><text:span text:style-name="T49"> Magical root arm. Grows outwards to cling onto steep terrain. Reach and sturdyness/effectivness based on slot level. Allows the character an addition to saving rolls involving falling </text:span></text:span><text:span text:style-name="Strong_20_Emphasis"><text:span text:style-name="T51">(add slot level)</text:span></text:span><text:span text:style-name="Strong_20_Emphasis"><text:span text:style-name="T49">, cost to activate, 1 stamina.</text:span></text:span></text:p>
        </text:list-item>
        <text:list-item>
          <text:p text:style-name="P124"><text:span text:style-name="Strong_20_Emphasis">Example Costs</text:span>:</text:p>
          <text:list>
            <text:list-item>
              <text:p text:style-name="P123">To level an augmentation slot from <text:span text:style-name="Strong_20_Emphasis">Level 1 to Level 5</text:span>:</text:p>
              <text:list>
                <text:list-item>
                  <text:p text:style-name="P123"><text:span text:style-name="Strong_20_Emphasis">Level 2</text:span>: 1 Vivid Prism.</text:p>
                </text:list-item>
                <text:list-item>
                  <text:p text:style-name="P123"><text:span text:style-name="Strong_20_Emphasis">Level 3</text:span>: 2 Vivid Prisms.</text:p>
                </text:list-item>
                <text:list-item>
                  <text:p text:style-name="P123"><text:span text:style-name="Strong_20_Emphasis">Level 4</text:span>: 3 Vivid Prisms.</text:p>
                </text:list-item>
                <text:list-item>
                  <text:p text:style-name="P123"><text:span text:style-name="Strong_20_Emphasis">Level 5</text:span>: 4 Vivid Prisms.</text:p>
                </text:list-item>
                <text:list-item>
                  <text:p text:style-name="P122"><text:span text:style-name="Strong_20_Emphasis">Total Slot Cost</text:span>: <text:span text:style-name="Strong_20_Emphasis">10 Vivid Prisms.</text:span></text:p>
                </text:list-item>
              </text:list>
            </text:list-item>
          </text:list>
        </text:list-item>
      </text:list>
      <text:p text:style-name="Horizontal_20_Line"/>
      <text:h text:style-name="Heading_20_2" text:outline-level="2"><text:span text:style-name="Strong_20_Emphasis">5. Armor</text:span></text:h>
      <text:h text:style-name="Heading_20_3" text:outline-level="3"><text:span text:style-name="Strong_20_Emphasis">What It Represents</text:span>:</text:h>
      <text:list text:style-name="L55">
        <text:list-item>
          <text:p text:style-name="P125"><text:span text:style-name="Strong_20_Emphasis">Armor</text:span> adds to the <text:span text:style-name="Strong_20_Emphasis">Armor Pool</text:span>, which acts as a secondary health resource, absorbing damage before it affects a character’s main health pool.</text:p>
        </text:list-item>
      </text:list>
      <text:h text:style-name="Heading_20_3" text:outline-level="3"><text:soft-page-break/><text:span text:style-name="Strong_20_Emphasis"/></text:h>
      <text:h text:style-name="Heading_20_3" text:outline-level="3"><text:span text:style-name="Strong_20_Emphasis"/></text:h>
      <text:h text:style-name="Heading_20_3" text:outline-level="3"><text:span text:style-name="Strong_20_Emphasis">Mechanics</text:span>:</text:h>
      <text:list text:style-name="L56">
        <text:list-item>
          <text:p text:style-name="P126"><text:span text:style-name="Strong_20_Emphasis">Overall Category Level</text:span>:</text:p>
          <text:list>
            <text:list-item>
              <text:p text:style-name="P127">Each level adds <text:span text:style-name="Strong_20_Emphasis">5 points to the Armor Pool.</text:span></text:p>
            </text:list-item>
            <text:list-item>
              <text:p text:style-name="P127">Maximum of 25 base points at Level 5.</text:p>
            </text:list-item>
          </text:list>
        </text:list-item>
        <text:list-item>
          <text:p text:style-name="P126"><text:span text:style-name="Strong_20_Emphasis">Slot Levels</text:span>:</text:p>
          <text:list>
            <text:list-item>
              <text:p text:style-name="P127">Armor has <text:span text:style-name="Strong_20_Emphasis">5 fixed slots</text:span> that increase the Armor Pool further based on their levels.</text:p>
            </text:list-item>
            <text:list-item>
              <text:p text:style-name="P127">Slot levels are leveled independently, and each slot adds its level value to the pool.</text:p>
            </text:list-item>
            <text:list-item>
              <text:p text:style-name="P128">Every Slot that is filled regardless of the armor type adds an additional 5 to the AP.</text:p>
            </text:list-item>
            <text:list-item>
              <text:p text:style-name="P128">There are 3 types of armore including:</text:p>
              <text:list>
                <text:list-item>
                  <text:p text:style-name="P128">Light; increases AP by 1 per light piece. Only Speed Type characters can wear these. Effects can include <text:span text:style-name="T52">+ 1 movement per stamina spent.</text:span></text:p>
                </text:list-item>
                <text:list-item>
                  <text:p text:style-name="P128">Medium; increases AP by 3 per medium piece. Only Magic Type characters can wear these. <text:span text:style-name="T52">Effects can include +1 magic stack duration, or +1 damage to effects.</text:span></text:p>
                </text:list-item>
                <text:list-item>
                  <text:p text:style-name="P128">Heavy; increases AP by 5 per piece. Only Power Type characters can wear these. <text:span text:style-name="T52">Effects can include; Add Heavy armor value and Vigor to Roll to Hit blocking.</text:span></text:p>
                </text:list-item>
              </text:list>
            </text:list-item>
          </text:list>
        </text:list-item>
        <text:list-item>
          <text:p text:style-name="P126"><text:span text:style-name="Strong_20_Emphasis">Example Costs</text:span>:</text:p>
          <text:list>
            <text:list-item>
              <text:p text:style-name="P127">To level Armor to <text:span text:style-name="Strong_20_Emphasis">Level 4</text:span>:</text:p>
              <text:list>
                <text:list-item>
                  <text:p text:style-name="P127"><text:span text:style-name="Strong_20_Emphasis">Level 2</text:span>: 1 Vivid Prism.</text:p>
                </text:list-item>
                <text:list-item>
                  <text:p text:style-name="P127"><text:span text:style-name="Strong_20_Emphasis">Level 3</text:span>: 2 Vivid Prisms.</text:p>
                </text:list-item>
                <text:list-item>
                  <text:p text:style-name="P127"><text:span text:style-name="Strong_20_Emphasis">Level 4</text:span>: 3 Vivid Prisms.</text:p>
                </text:list-item>
                <text:list-item>
                  <text:p text:style-name="P127"><text:span text:style-name="Strong_20_Emphasis">Total Cost</text:span>: <text:span text:style-name="Strong_20_Emphasis">6 Vivid Prisms</text:span> for the overall level.</text:p>
                </text:list-item>
              </text:list>
            </text:list-item>
          </text:list>
        </text:list-item>
        <text:list-item>
          <text:p text:style-name="P126"><text:span text:style-name="Strong_20_Emphasis">Armor Pool Calculation Example</text:span>:</text:p>
          <text:list>
            <text:list-item>
              <text:p text:style-name="P127">Armor Level: 4 → Base Pool = <text:span text:style-name="Strong_20_Emphasis">20</text:span> (5 × 4).</text:p>
            </text:list-item>
            <text:list-item>
              <text:p text:style-name="P127">Slot Levels:</text:p>
              <text:list>
                <text:list-item>
                  <text:p text:style-name="P127">Slot 1: Level 3 → Adds 3.</text:p>
                </text:list-item>
                <text:list-item>
                  <text:p text:style-name="P127">Slot 2: Level 2 → Adds 2.</text:p>
                </text:list-item>
                <text:list-item>
                  <text:p text:style-name="P127">Slot 3: Level 1 → Adds 1.</text:p>
                </text:list-item>
                <text:list-item>
                  <text:p text:style-name="P127">Slot 4: Level 1 → Adds 1.</text:p>
                </text:list-item>
                <text:list-item>
                  <text:p text:style-name="P127">Slot 5: Level 1 → Adds 1.</text:p>
                </text:list-item>
              </text:list>
            </text:list-item>
            <text:list-item>
              <text:p text:style-name="P126"><text:span text:style-name="Strong_20_Emphasis">Total Armor Pool</text:span>: 20 + 3 + 2 + 1 + 1 + 1 = <text:span text:style-name="Strong_20_Emphasis">28.</text:span></text:p>
            </text:list-item>
          </text:list>
        </text:list-item>
      </text:list>
      <text:p text:style-name="Horizontal_20_Line"/>
      <text:h text:style-name="Heading_20_2" text:outline-level="2"><text:span text:style-name="Strong_20_Emphasis">Key Takeaways for Vivid Stats</text:span></text:h>
      <text:list text:style-name="L57">
        <text:list-item>
          <text:p text:style-name="P129"><text:span text:style-name="Strong_20_Emphasis">Parent-Level Restriction</text:span>:</text:p>
          <text:list>
            <text:list-item>
              <text:p text:style-name="P130">Slots cannot exceed the overall level of their substat category.</text:p>
            </text:list-item>
          </text:list>
        </text:list-item>
        <text:list-item>
          <text:p text:style-name="P129"><text:span text:style-name="Strong_20_Emphasis">Cumulative Costs</text:span>:</text:p>
          <text:list>
            <text:list-item>
              <text:p text:style-name="P130">Leveling categories and slots follows an incremental cost structure, ensuring progression is resource-intensive but balanced.</text:p>
            </text:list-item>
          </text:list>
        </text:list-item>
        <text:list-item>
          <text:p text:style-name="P129"><text:span text:style-name="Strong_20_Emphasis">Customization</text:span>:</text:p>
          <text:list>
            <text:list-item>
              <text:p text:style-name="P130"><text:soft-page-break/>Players must balance upgrading overall levels (for more slots) versus enhancing slot levels (for greater effectiveness).</text:p>
            </text:list-item>
          </text:list>
        </text:list-item>
        <text:list-item>
          <text:p text:style-name="P129"><text:span text:style-name="Strong_20_Emphasis">Strategic Impact</text:span>:</text:p>
          <text:list>
            <text:list-item>
              <text:p text:style-name="P129">Each category serves a specific purpose, allowing players to specialize in combat, utility, or survivability.</text:p>
            </text:list-item>
          </text:list>
        </text:list-item>
      </text:list>
      <text:h text:style-name="Heading_20_3" text:outline-level="3"><text:span text:style-name="Strong_20_Emphasis">Dice System</text:span></text:h>
      <text:p text:style-name="Text_20_body">The <text:span text:style-name="Strong_20_Emphasis">dice system</text:span> governs all interactions, checks, and outcomes in the game. This system is designed to provide a balance of randomness, strategy, and skill, ensuring that player decisions and rolls shape the narrative and outcomes of combat, exploration, and interactions.</text:p>
      <text:p text:style-name="Horizontal_20_Line"/>
      <text:h text:style-name="Heading_20_2" text:outline-level="2"><text:span text:style-name="Strong_20_Emphasis">1. Roll to Hit</text:span></text:h>
      <text:p text:style-name="Text_20_body">The <text:span text:style-name="Strong_20_Emphasis">Roll to Hit</text:span> system determines whether an attack or action successfully lands. This roll applies to both melee and magic attacks and is the cornerstone of combat.</text:p>
      <text:h text:style-name="Heading_20_3" text:outline-level="3"><text:span text:style-name="Strong_20_Emphasis">How It Works</text:span>:</text:h>
      <text:list text:style-name="L58">
        <text:list-item>
          <text:p text:style-name="P131"><text:span text:style-name="Strong_20_Emphasis">Roll a D20</text:span>:</text:p>
          <text:list>
            <text:list-item>
              <text:p text:style-name="P131">The result determines if the attack hits based on the <text:span text:style-name="Strong_20_Emphasis">Roll State</text:span> <text:span text:style-name="T52">after adding the stat bonus, unless a 1 was rolled</text:span>.</text:p>
            </text:list-item>
          </text:list>
        </text:list-item>
        <text:list-item>
          <text:p text:style-name="P131"><text:span text:style-name="Strong_20_Emphasis">Stat Bonus</text:span>:</text:p>
          <text:list>
            <text:list-item>
              <text:p text:style-name="P131">Players <text:span text:style-name="T53">adds the current number</text:span> from the corresponding <text:span text:style-name="Strong_20_Emphasis">Core Stat Pool</text:span> to add a bonus to the roll:</text:p>
              <text:list>
                <text:list-item>
                  <text:p text:style-name="P131"><text:span text:style-name="Strong_20_Emphasis">Vigor</text:span>: For melee-based attacks.</text:p>
                </text:list-item>
                <text:list-item>
                  <text:p text:style-name="P131"><text:span text:style-name="Strong_20_Emphasis">Mana</text:span>: For magic-based attacks.</text:p>
                </text:list-item>
                <text:list-item>
                  <text:p text:style-name="P131"><text:span text:style-name="Strong_20_Emphasis">Stamina</text:span>: For non-damage utility rolls (e.g., dodging, item use).</text:p>
                </text:list-item>
              </text:list>
            </text:list-item>
          </text:list>
        </text:list-item>
      </text:list>
      <text:p text:style-name="Horizontal_20_Line"/>
      <text:h text:style-name="Heading_20_3" text:outline-level="3"><text:span text:style-name="Strong_20_Emphasis">Example: Roll to Hit (Melee Attack)</text:span>:</text:h>
      <text:list text:style-name="L59">
        <text:list-item>
          <text:p text:style-name="P132">The player rolls a <text:span text:style-name="Strong_20_Emphasis">D20</text:span> and gets a result of <text:span text:style-name="Strong_20_Emphasis">14</text:span>.</text:p>
        </text:list-item>
        <text:list-item>
          <text:p text:style-name="P132">The player <text:span text:style-name="T53">adds current</text:span> <text:span text:style-name="T53">of <text:s/></text:span><text:span text:style-name="Strong_20_Emphasis">Vigor </text:span>for a <text:span text:style-name="T53">+2 </text:span>bonus.</text:p>
        </text:list-item>
        <text:list-item>
          <text:p text:style-name="P132">The total becomes <text:span text:style-name="Strong_20_Emphasis">16</text:span>.</text:p>
        </text:list-item>
        <text:list-item>
          <text:p text:style-name="P133">The GM checks the Roll State to determine success.</text:p>
        </text:list-item>
      </text:list>
      <text:p text:style-name="Horizontal_20_Line"/>
      <text:h text:style-name="Heading_20_2" text:outline-level="2"><text:span text:style-name="Strong_20_Emphasis">2. Roll States</text:span></text:h>
      <text:p text:style-name="Text_20_body"><text:span text:style-name="Strong_20_Emphasis">Roll States</text:span> define the success or failure of any action. They influence damage multipliers and determine whether a Roll to Hit succeeds.</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text:span text:style-name="Strong_20_Emphasis">Roll Total</text:span></text:p>
            </table:table-cell>
            <table:table-cell table:style-name="Table9.A1" office:value-type="string">
              <text:p text:style-name="Table_20_Heading"><text:span text:style-name="Strong_20_Emphasis">Roll State</text:span></text:p>
            </table:table-cell>
            <table:table-cell table:style-name="Table9.A1" office:value-type="string">
              <text:p text:style-name="Table_20_Heading"><text:span text:style-name="Strong_20_Emphasis">Effect</text:span></text:p>
            </table:table-cell>
          </table:table-row>
        </table:table-header-rows>
        <table:table-row>
          <table:table-cell table:style-name="Table9.A1" office:value-type="string">
            <text:p text:style-name="Table_20_Contents"><text:span text:style-name="Strong_20_Emphasis">1</text:span></text:p>
          </table:table-cell>
          <table:table-cell table:style-name="Table9.A1" office:value-type="string">
            <text:p text:style-name="Table_20_Contents">Critical Failure</text:p>
          </table:table-cell>
          <table:table-cell table:style-name="Table9.A1" office:value-type="string">
            <text:p text:style-name="Table_20_Contents">Attack misses. x2 penalty multiplier applied to the player (e.g., damage recoil). This cannot be modified beyond the 1.</text:p>
          </table:table-cell>
        </table:table-row>
        <text:soft-page-break/>
        <table:table-row>
          <table:table-cell table:style-name="Table9.A1" office:value-type="string">
            <text:p text:style-name="Table_20_Contents"><text:span text:style-name="Strong_20_Emphasis">2-5</text:span></text:p>
          </table:table-cell>
          <table:table-cell table:style-name="Table9.A1" office:value-type="string">
            <text:p text:style-name="Table_20_Contents">Fail State</text:p>
          </table:table-cell>
          <table:table-cell table:style-name="Table9.A1" office:value-type="string">
            <text:p text:style-name="Table_20_Contents">Attack misses. <text:span text:style-name="T54">Players still modify as normal with most core stats but cannot modify this state with Hope.</text:span></text:p>
          </table:table-cell>
        </table:table-row>
        <table:table-row>
          <table:table-cell table:style-name="Table9.A1" office:value-type="string">
            <text:p text:style-name="Table_20_Contents"><text:span text:style-name="Strong_20_Emphasis">6-10</text:span></text:p>
          </table:table-cell>
          <table:table-cell table:style-name="Table9.A1" office:value-type="string">
            <text:p text:style-name="Table_20_Contents">Mixed State</text:p>
          </table:table-cell>
          <table:table-cell table:style-name="Table9.A1" office:value-type="string">
            <text:p text:style-name="Table_20_Contents">GM discretion; may succeed or fail based on difficulty or context.</text:p>
          </table:table-cell>
        </table:table-row>
        <table:table-row>
          <table:table-cell table:style-name="Table9.A1" office:value-type="string">
            <text:p text:style-name="Table_20_Contents"><text:span text:style-name="Strong_20_Emphasis">11-15</text:span></text:p>
          </table:table-cell>
          <table:table-cell table:style-name="Table9.A1" office:value-type="string">
            <text:p text:style-name="Table_20_Contents"><text:span text:style-name="T55">Mixed</text:span> State</text:p>
          </table:table-cell>
          <table:table-cell table:style-name="Table9.A1" office:value-type="string">
            <text:p text:style-name="Table_20_Contents">Action succeeds unless GM specifies otherwise.</text:p>
          </table:table-cell>
        </table:table-row>
        <table:table-row>
          <table:table-cell table:style-name="Table9.A1" office:value-type="string">
            <text:p text:style-name="Table_20_Contents"><text:span text:style-name="Strong_20_Emphasis">16-20</text:span></text:p>
          </table:table-cell>
          <table:table-cell table:style-name="Table9.A1" office:value-type="string">
            <text:p text:style-name="Table_20_Contents">Success State</text:p>
          </table:table-cell>
          <table:table-cell table:style-name="Table9.A1" office:value-type="string">
            <text:p text:style-name="Table_20_Contents">Action succeeds.</text:p>
          </table:table-cell>
        </table:table-row>
        <table:table-row>
          <table:table-cell table:style-name="Table9.A1" office:value-type="string">
            <text:p text:style-name="Table_20_Contents"><text:span text:style-name="Strong_20_Emphasis">21-25</text:span></text:p>
          </table:table-cell>
          <table:table-cell table:style-name="Table9.A1" office:value-type="string">
            <text:p text:style-name="Table_20_Contents">Critical Success</text:p>
          </table:table-cell>
          <table:table-cell table:style-name="Table9.A1" office:value-type="string">
            <text:p text:style-name="Table_20_Contents">x2 multiplier applied to damage.</text:p>
          </table:table-cell>
        </table:table-row>
        <table:table-row>
          <table:table-cell table:style-name="Table9.A1" office:value-type="string">
            <text:p text:style-name="Table_20_Contents"><text:span text:style-name="Strong_20_Emphasis">26-30</text:span></text:p>
          </table:table-cell>
          <table:table-cell table:style-name="Table9.A1" office:value-type="string">
            <text:p text:style-name="Table_20_Contents">Double Critical Success</text:p>
          </table:table-cell>
          <table:table-cell table:style-name="Table9.A1" office:value-type="string">
            <text:p text:style-name="Table_20_Contents">x3 multiplier applied to damage.</text:p>
          </table:table-cell>
        </table:table-row>
        <table:table-row>
          <table:table-cell table:style-name="Table9.A1" office:value-type="string">
            <text:p text:style-name="Table_20_Contents"><text:span text:style-name="Strong_20_Emphasis">31-35</text:span></text:p>
          </table:table-cell>
          <table:table-cell table:style-name="Table9.A1" office:value-type="string">
            <text:p text:style-name="Table_20_Contents">Triple Critical Success</text:p>
          </table:table-cell>
          <table:table-cell table:style-name="Table9.A1" office:value-type="string">
            <text:p text:style-name="Table_20_Contents">x4 multiplier applied to damage.</text:p>
          </table:table-cell>
        </table:table-row>
        <table:table-row>
          <table:table-cell table:style-name="Table9.A1" office:value-type="string">
            <text:p text:style-name="Table_20_Contents"><text:span text:style-name="Strong_20_Emphasis">36-40 (MAX)</text:span></text:p>
          </table:table-cell>
          <table:table-cell table:style-name="Table9.A1" office:value-type="string">
            <text:p text:style-name="Table_20_Contents">Max Critical Success</text:p>
          </table:table-cell>
          <table:table-cell table:style-name="Table9.A1" office:value-type="string">
            <text:p text:style-name="Table_20_Contents">x5 multiplier applied to damage.</text:p>
          </table:table-cell>
        </table:table-row>
      </table:table>
      <text:p text:style-name="Horizontal_20_Line"/>
      <text:h text:style-name="Heading_20_3" text:outline-level="3"><text:span text:style-name="Strong_20_Emphasis">Multipliers and the Clash Pool</text:span>:</text:h>
      <text:list text:style-name="L60">
        <text:list-item>
          <text:p text:style-name="P134">In <text:span text:style-name="Strong_20_Emphasis">Clashes</text:span>, multipliers are added to the final Clash Pool damage <text:span text:style-name="Strong_20_Emphasis">at the end of the clash</text:span>.</text:p>
        </text:list-item>
        <text:list-item>
          <text:p text:style-name="P135">Multiple multipliers (e.g., x2 and x3) are additive, but the total multiplier cannot exceed <text:span text:style-name="Strong_20_Emphasis">x5</text:span>.</text:p>
        </text:list-item>
      </text:list>
      <text:p text:style-name="Horizontal_20_Line"/>
      <text:h text:style-name="Heading_20_2" text:outline-level="2"><text:span text:style-name="Strong_20_Emphasis">3. Initiative Rolls</text:span></text:h>
      <text:p text:style-name="Text_20_body"><text:span text:style-name="Strong_20_Emphasis">Initiative Rolls</text:span> determine the order of actions in combat. They are rolled at the beginning of a battle or other time-sensitive encounters.</text:p>
      <text:h text:style-name="Heading_20_3" text:outline-level="3"><text:span text:style-name="Strong_20_Emphasis">How It Works</text:span>:</text:h>
      <text:list text:style-name="L61">
        <text:list-item>
          <text:p text:style-name="P136"><text:span text:style-name="Strong_20_Emphasis">Roll a D20</text:span>:</text:p>
          <text:list>
            <text:list-item>
              <text:p text:style-name="P136">Each player rolls a D20 to establish their initiative order.</text:p>
            </text:list-item>
          </text:list>
        </text:list-item>
        <text:list-item>
          <text:p text:style-name="P136"><text:span text:style-name="Strong_20_Emphasis">Stat Bonus</text:span>:</text:p>
          <text:list>
            <text:list-item>
              <text:p text:style-name="P136">Players <text:span text:style-name="T53">add</text:span> <text:span text:style-name="Strong_20_Emphasis">Stamina</text:span> <text:span text:style-name="T53">stat</text:span> to add a bonus to their roll:</text:p>
              <text:list>
                <text:list-item>
                  <text:p text:style-name="P136">Example: <text:span text:style-name="T53">If stamina is currently in round at</text:span> <text:span text:style-name="Strong_20_Emphasis">2 Stamina, </text:span><text:span text:style-name="Strong_20_Emphasis"><text:span text:style-name="T56">then</text:span></text:span> add a +2 bonus.</text:p>
                </text:list-item>
              </text:list>
            </text:list-item>
          </text:list>
        </text:list-item>
        <text:list-item>
          <text:p text:style-name="P137"><text:span text:style-name="Strong_20_Emphasis">Initiative </text:span><text:span text:style-name="Strong_20_Emphasis"><text:span text:style-name="T57">after round 1:</text:span></text:span></text:p>
          <text:list>
            <text:list-item>
              <text:p text:style-name="P137"><text:span text:style-name="Strong_20_Emphasis"><text:span text:style-name="T58">Players re roll initiative at the end of the round to determine next rounds order. Players only add their current stamina to the roll, not their total. A player does not regenerate any actions until it becomes their turn.</text:span></text:span></text:p>
            </text:list-item>
          </text:list>
        </text:list-item>
        <text:list-item>
          <text:p text:style-name="P137"><text:span text:style-name="Strong_20_Emphasis"><text:span text:style-name="T57">Initiative </text:span></text:span><text:span text:style-name="Strong_20_Emphasis">Tiebreakers</text:span>:</text:p>
          <text:list>
            <text:list-item>
              <text:p text:style-name="P136">In the event of a tie, the character with the highest <text:span text:style-name="T59">Stamina</text:span><text:span text:style-name="Strong_20_Emphasis"> stat</text:span> goes first.</text:p>
            </text:list-item>
            <text:list-item>
              <text:p text:style-name="P138">If <text:span text:style-name="T60">Stamina</text:span> is tied, the GM determines the order based on the narrative or other factors.</text:p>
            </text:list-item>
          </text:list>
        </text:list-item>
      </text:list>
      <text:p text:style-name="Horizontal_20_Line"/>
      <text:h text:style-name="Heading_20_3" text:outline-level="3"><text:span text:style-name="Strong_20_Emphasis">Example: Initiative Roll</text:span>:</text:h>
      <text:list text:style-name="L62">
        <text:list-item>
          <text:p text:style-name="P139"><text:span text:style-name="Strong_20_Emphasis">Player A</text:span> rolls a 15 and <text:span text:style-name="T61">adds</text:span> Stamina for +1, resulting in <text:span text:style-name="Strong_20_Emphasis">16</text:span>.</text:p>
        </text:list-item>
        <text:list-item>
          <text:p text:style-name="P139"><text:span text:style-name="Strong_20_Emphasis">Player B</text:span> rolls a 17 but doesn’t <text:span text:style-name="T60">have any in actions left in the</text:span> Stamina.</text:p>
        </text:list-item>
        <text:list-item>
          <text:p text:style-name="P140"><text:soft-page-break/>Initiative order: <text:span text:style-name="Strong_20_Emphasis">Player B (17), Player A (16).</text:span></text:p>
        </text:list-item>
      </text:list>
      <text:p text:style-name="Horizontal_20_Line"/>
      <text:h text:style-name="Heading_20_2" text:outline-level="2"><text:span text:style-name="Strong_20_Emphasis">4. Dodge Rolls</text:span></text:h>
      <text:p text:style-name="Text_20_body"><text:span text:style-name="Strong_20_Emphasis">Dodge Rolls</text:span> allow players to avoid incoming attacks by rolling against the attacker’s Roll to Hit.</text:p>
      <text:h text:style-name="Heading_20_3" text:outline-level="3"><text:span text:style-name="Strong_20_Emphasis">How It Works</text:span>:</text:h>
      <text:list text:style-name="L63">
        <text:list-item>
          <text:p text:style-name="P141"><text:span text:style-name="Strong_20_Emphasis">Declare Dodge</text:span>:</text:p>
          <text:list>
            <text:list-item>
              <text:p text:style-name="P141">A player may spend <text:span text:style-name="Strong_20_Emphasis">1 </text:span><text:span text:style-name="Strong_20_Emphasis"><text:span text:style-name="T57">Stamina </text:span></text:span>to attempt a dodge. <text:span text:style-name="T62">The cost goes through after the attempt, whether it succeeds or fails.</text:span></text:p>
            </text:list-item>
          </text:list>
        </text:list-item>
        <text:list-item>
          <text:p text:style-name="P141"><text:span text:style-name="Strong_20_Emphasis">Roll a D20</text:span>:</text:p>
          <text:list>
            <text:list-item>
              <text:p text:style-name="P141">Add the <text:span text:style-name="Strong_20_Emphasis">current </text:span><text:span text:style-name="Strong_20_Emphasis"><text:span text:style-name="T57">Stamina</text:span></text:span><text:span text:style-name="Strong_20_Emphasis"> stat</text:span> as a bonus to the roll.</text:p>
            </text:list-item>
          </text:list>
        </text:list-item>
        <text:list-item>
          <text:p text:style-name="P141"><text:span text:style-name="Strong_20_Emphasis">Compare Rolls</text:span>:</text:p>
          <text:list>
            <text:list-item>
              <text:p text:style-name="P142">If the Dodge Roll exceeds the attacker’s Roll to Hit, the attack is avoided.</text:p>
            </text:list-item>
          </text:list>
        </text:list-item>
      </text:list>
      <text:p text:style-name="Horizontal_20_Line"/>
      <text:h text:style-name="Heading_20_3" text:outline-level="3"><text:span text:style-name="Strong_20_Emphasis">Example: Dodge Roll</text:span>:</text:h>
      <text:list text:style-name="L64">
        <text:list-item>
          <text:p text:style-name="P143"><text:span text:style-name="Strong_20_Emphasis">Enemy Roll to Hit</text:span>: 14.</text:p>
        </text:list-item>
        <text:list-item>
          <text:p text:style-name="P143"><text:span text:style-name="Strong_20_Emphasis">Player Roll to Dodge</text:span>: Rolls a 12, adds +5 (current <text:span text:style-name="T62">Stamina</text:span>) = <text:span text:style-name="Strong_20_Emphasis">17</text:span>.</text:p>
        </text:list-item>
        <text:list-item>
          <text:p text:style-name="P144"><text:span text:style-name="Strong_20_Emphasis">Outcome</text:span>: The player successfully dodges.</text:p>
        </text:list-item>
      </text:list>
      <text:p text:style-name="Horizontal_20_Line"/>
      <text:h text:style-name="Heading_20_2" text:outline-level="2"><text:span text:style-name="Strong_20_Emphasis">5. Perception and Intelligence Rolls</text:span></text:h>
      <text:p text:style-name="Text_20_body">Certain scenarios require <text:span text:style-name="Strong_20_Emphasis">Perception</text:span> or <text:span text:style-name="Strong_20_Emphasis">Intelligence Checks</text:span>, often tied to the <text:span text:style-name="Strong_20_Emphasis">Mana stat</text:span>.</text:p>
      <text:h text:style-name="Heading_20_3" text:outline-level="3"><text:span text:style-name="Strong_20_Emphasis">Perception Rolls</text:span>:</text:h>
      <text:list text:style-name="L65">
        <text:list-item>
          <text:p text:style-name="P145"><text:span text:style-name="Strong_20_Emphasis">Purpose</text:span>:</text:p>
          <text:list>
            <text:list-item>
              <text:p text:style-name="P145">Identify hidden enemies, traps, or environmental clues.</text:p>
            </text:list-item>
          </text:list>
        </text:list-item>
        <text:list-item>
          <text:p text:style-name="P145"><text:span text:style-name="Strong_20_Emphasis">Roll a D20</text:span>:</text:p>
          <text:list>
            <text:list-item>
              <text:p text:style-name="P145">Add the character’s current Mana stat as a bonus, <text:span text:style-name="T62">then deduct 1 Mana for the cost.</text:span></text:p>
            </text:list-item>
          </text:list>
        </text:list-item>
      </text:list>
      <text:h text:style-name="Heading_20_3" text:outline-level="3"><text:span text:style-name="Strong_20_Emphasis">Example</text:span>:</text:h>
      <text:list text:style-name="L66">
        <text:list-item>
          <text:p text:style-name="P146">Player rolls an <text:span text:style-name="Strong_20_Emphasis">8</text:span> and has <text:span text:style-name="Strong_20_Emphasis">Ma</text:span><text:span text:style-name="Strong_20_Emphasis"><text:span text:style-name="T62">na</text:span></text:span><text:span text:style-name="Strong_20_Emphasis"> = 4</text:span>, resulting in a <text:span text:style-name="Strong_20_Emphasis">12</text:span> total.</text:p>
        </text:list-item>
        <text:list-item>
          <text:p text:style-name="P147">Player reduces mana pool by 1, Mana = 3.</text:p>
        </text:list-item>
        <text:list-item>
          <text:p text:style-name="P148">The GM determines success based on the difficulty of the check.</text:p>
        </text:list-item>
      </text:list>
      <text:p text:style-name="Horizontal_20_Line"/>
      <text:h text:style-name="Heading_20_2" text:outline-level="2"><text:span text:style-name="Strong_20_Emphasis">6. Saving Throws</text:span></text:h>
      <text:p text:style-name="Text_20_body">Saving Throws are used to resist harmful effects, such as spells, traps, or environmental hazards.</text:p>
      <text:h text:style-name="Heading_20_3" text:outline-level="3"><text:soft-page-break/><text:span text:style-name="Strong_20_Emphasis">How It Works</text:span>:</text:h>
      <text:list text:style-name="L67">
        <text:list-item>
          <text:p text:style-name="P149"><text:span text:style-name="Strong_20_Emphasis">Roll a D20</text:span>:</text:p>
          <text:list>
            <text:list-item>
              <text:p text:style-name="P150">Add the appropriate Core Stat (<text:span text:style-name="T62">Vigor</text:span>, S<text:span text:style-name="T62">tamina</text:span>, or Ma<text:span text:style-name="T62">na</text:span>) as a bonus:</text:p>
              <text:list>
                <text:list-item>
                  <text:p text:style-name="P150"><text:span text:style-name="Strong_20_Emphasis">Vigor</text:span>: Physical resistance (e.g., poison, grapples).</text:p>
                </text:list-item>
                <text:list-item>
                  <text:p text:style-name="P150"><text:span text:style-name="Strong_20_Emphasis">Stamina</text:span>: Avoidance (e.g., explosions, falling debris).</text:p>
                </text:list-item>
                <text:list-item>
                  <text:p text:style-name="P150"><text:span text:style-name="Strong_20_Emphasis">Mana</text:span>: Mental or magical resistance (e.g., charm, illusions).</text:p>
                </text:list-item>
              </text:list>
            </text:list-item>
          </text:list>
        </text:list-item>
        <text:list-item>
          <text:p text:style-name="P149"><text:span text:style-name="Strong_20_Emphasis">Spend Core Stat Points</text:span>:</text:p>
          <text:list>
            <text:list-item>
              <text:p text:style-name="P149">Players <text:span text:style-name="T61">add the </text:span><text:span text:style-name="T62">corresponding, </text:span><text:span text:style-name="T61">current</text:span> Core Stat point<text:span text:style-name="T61">(s)</text:span> to add to the roll.</text:p>
            </text:list-item>
          </text:list>
        </text:list-item>
      </text:list>
      <text:p text:style-name="Horizontal_20_Line"/>
      <text:h text:style-name="Heading_20_3" text:outline-level="3"><text:span text:style-name="Strong_20_Emphasis">Example: Saving Throw</text:span>:</text:h>
      <text:list text:style-name="L68">
        <text:list-item>
          <text:p text:style-name="P151">A trap requires a <text:span text:style-name="T62">Stamina</text:span> Saving Throw.</text:p>
        </text:list-item>
        <text:list-item>
          <text:p text:style-name="P151">Player rolls an <text:span text:style-name="Strong_20_Emphasis">11</text:span>, adds <text:span text:style-name="T62">Stamina</text:span><text:span text:style-name="Strong_20_Emphasis"> = 3</text:span>, and spends 2 Stamina for +2.</text:p>
        </text:list-item>
        <text:list-item>
          <text:p text:style-name="P151"><text:span text:style-name="Strong_20_Emphasis">Total</text:span>: <text:span text:style-name="Strong_20_Emphasis">11 + 3 + 2 = 16</text:span>.</text:p>
        </text:list-item>
        <text:list-item>
          <text:p text:style-name="P152">The GM determines success based on the trap’s difficulty.</text:p>
        </text:list-item>
      </text:list>
      <text:p text:style-name="Horizontal_20_Line"/>
      <text:h text:style-name="Heading_20_2" text:outline-level="2"><text:span text:style-name="Strong_20_Emphasis">7. Difficulty Classes (DC)</text:span></text:h>
      <text:p text:style-name="Text_20_body">The GM assigns <text:span text:style-name="Strong_20_Emphasis">Difficulty Classes (DCs)</text:span> to determine the success threshold for non-combat actions or checks.</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Strong_20_Emphasis">Difficulty</text:span></text:p>
            </table:table-cell>
            <table:table-cell table:style-name="Table10.A1" office:value-type="string">
              <text:p text:style-name="P105"><text:span text:style-name="Strong_20_Emphasis">DC Range</text:span></text:p>
            </table:table-cell>
          </table:table-row>
        </table:table-header-rows>
        <table:table-row>
          <table:table-cell table:style-name="Table10.A1" office:value-type="string">
            <text:p text:style-name="P153">Fail State</text:p>
            <text:p text:style-name="Table_20_Contents">Very Easy</text:p>
          </table:table-cell>
          <table:table-cell table:style-name="Table10.A1" office:value-type="string">
            <text:p text:style-name="P154">1-5</text:p>
            <text:p text:style-name="P54"><text:span text:style-name="T62">6</text:span>–<text:span text:style-name="T62">10</text:span></text:p>
          </table:table-cell>
        </table:table-row>
        <table:table-row>
          <table:table-cell table:style-name="Table10.A1" office:value-type="string">
            <text:p text:style-name="Table_20_Contents">Easy</text:p>
          </table:table-cell>
          <table:table-cell table:style-name="Table10.A1" office:value-type="string">
            <text:p text:style-name="P54"><text:span text:style-name="T62">11</text:span>–<text:span text:style-name="T62">15</text:span></text:p>
          </table:table-cell>
        </table:table-row>
        <table:table-row>
          <table:table-cell table:style-name="Table10.A1" office:value-type="string">
            <text:p text:style-name="Table_20_Contents">Moderate</text:p>
          </table:table-cell>
          <table:table-cell table:style-name="Table10.A1" office:value-type="string">
            <text:p text:style-name="P54">1<text:span text:style-name="T62">6</text:span>–<text:span text:style-name="T62">20</text:span></text:p>
          </table:table-cell>
        </table:table-row>
        <table:table-row>
          <table:table-cell table:style-name="Table10.A1" office:value-type="string">
            <text:p text:style-name="Table_20_Contents">Hard</text:p>
          </table:table-cell>
          <table:table-cell table:style-name="Table10.A1" office:value-type="string">
            <text:p text:style-name="P54"><text:span text:style-name="T62">21</text:span>–2<text:span text:style-name="T62">5</text:span></text:p>
          </table:table-cell>
        </table:table-row>
        <table:table-row>
          <table:table-cell table:style-name="Table10.A1" office:value-type="string">
            <text:p text:style-name="Table_20_Contents">Very Hard</text:p>
          </table:table-cell>
          <table:table-cell table:style-name="Table10.A1" office:value-type="string">
            <text:p text:style-name="P54">2<text:span text:style-name="T62">6</text:span>–<text:span text:style-name="T62">30</text:span></text:p>
          </table:table-cell>
        </table:table-row>
        <table:table-row>
          <table:table-cell table:style-name="Table10.A1" office:value-type="string">
            <text:p text:style-name="Table_20_Contents">Nearly Impossible</text:p>
          </table:table-cell>
          <table:table-cell table:style-name="Table10.A1" office:value-type="string">
            <text:p text:style-name="P155">31-35</text:p>
          </table:table-cell>
        </table:table-row>
      </table:table>
      <text:p text:style-name="Horizontal_20_Line"/>
      <text:h text:style-name="Heading_20_2" text:outline-level="2"><text:span text:style-name="Strong_20_Emphasis">Key Features of the Dice System</text:span></text:h>
      <text:list text:style-name="L69">
        <text:list-item>
          <text:p text:style-name="P156"><text:span text:style-name="Strong_20_Emphasis">Dynamic Core Stat Usage</text:span>:</text:p>
          <text:list>
            <text:list-item>
              <text:p text:style-name="P157">Players can spend points from their <text:span text:style-name="Strong_20_Emphasis">Core Stat Pools</text:span> to enhance rolls, creating strategic decision-making.</text:p>
            </text:list-item>
          </text:list>
        </text:list-item>
        <text:list-item>
          <text:p text:style-name="P156"><text:span text:style-name="Strong_20_Emphasis">Roll State Variability</text:span>:</text:p>
          <text:list>
            <text:list-item>
              <text:p text:style-name="P157">Roll States provide narrative flexibility for successes and failures, with critical outcomes creating high stakes.</text:p>
            </text:list-item>
          </text:list>
        </text:list-item>
        <text:list-item>
          <text:p text:style-name="P156"><text:span text:style-name="Strong_20_Emphasis">Balanced Randomness</text:span>:</text:p>
          <text:list>
            <text:list-item>
              <text:p text:style-name="P158">The combination of dice rolls and stat bonuses ensures a balance of chance and player <text:soft-page-break/>agency.</text:p>
            </text:list-item>
          </text:list>
        </text:list-item>
      </text:list>
      <text:h text:style-name="P6" text:outline-level="3"><text:span text:style-name="Strong_20_Emphasis">Clash System:</text:span></text:h>
      <text:p text:style-name="Horizontal_20_Line"/>
      <text:h text:style-name="Heading_20_2" text:outline-level="2"><text:span text:style-name="Strong_20_Emphasis">1. What Is a Clash?</text:span></text:h>
      <text:p text:style-name="Text_20_body">A Clash is a high-stakes combat mechanic where two combatants are locked into simultaneous attacks. It ends when:</text:p>
      <text:list text:style-name="L70">
        <text:list-item>
          <text:p text:style-name="P159">One combatant <text:span text:style-name="Strong_20_Emphasis">fails a Roll to Hit</text:span>.</text:p>
        </text:list-item>
        <text:list-item>
          <text:p text:style-name="P160">One combatant <text:span text:style-name="Strong_20_Emphasis">runs out of resources</text:span> (Power, Magic, or Speed).</text:p>
        </text:list-item>
      </text:list>
      <text:h text:style-name="Heading_20_3" text:outline-level="3"><text:span text:style-name="Strong_20_Emphasis">Key Features of a Clash</text:span>:</text:h>
      <text:list text:style-name="L71">
        <text:list-item>
          <text:p text:style-name="P161"><text:span text:style-name="Strong_20_Emphasis">Direct Damage</text:span>: Both combatants deal immediate damage to each other based on their current <text:span text:style-name="Strong_20_Emphasis"><text:span text:style-name="T63">Vigor</text:span></text:span> or <text:span text:style-name="Strong_20_Emphasis">Ma</text:span><text:span text:style-name="Strong_20_Emphasis"><text:span text:style-name="T63">na</text:span></text:span> stats, depending on the type of Clash.</text:p>
        </text:list-item>
        <text:list-item>
          <text:p text:style-name="P162"><text:span text:style-name="Strong_20_Emphasis">Clash Pool</text:span>: Participants also contribute their <text:span text:style-name="Strong_20_Emphasis">normal attack damage</text:span> to a cumulative Clash Pool. This pool's damage is applied to the loser when the Clash ends, multiplied by the <text:span text:style-name="Strong_20_Emphasis">Clash Multiplier</text:span>.</text:p>
        </text:list-item>
      </text:list>
      <text:p text:style-name="Horizontal_20_Line"/>
      <text:h text:style-name="Heading_20_2" text:outline-level="2"><text:span text:style-name="Strong_20_Emphasis">2. Starting a Clash</text:span></text:h>
      <text:h text:style-name="Heading_20_3" text:outline-level="3"><text:span text:style-name="Strong_20_Emphasis">Triggering a Clash</text:span>:</text:h>
      <text:list text:style-name="L72">
        <text:list-item>
          <text:p text:style-name="P163">A Clash begins when:</text:p>
          <text:list>
            <text:list-item>
              <text:p text:style-name="P164">Two combatants declare opposing attacks.</text:p>
            </text:list-item>
            <text:list-item>
              <text:p text:style-name="P164">Neither participant chooses to disengage or dodge.</text:p>
            </text:list-item>
          </text:list>
        </text:list-item>
        <text:list-item>
          <text:p text:style-name="P163">The GM confirms the start of the Clash and instructs participants to make their first <text:span text:style-name="Strong_20_Emphasis">Roll to Hit</text:span>.</text:p>
        </text:list-item>
      </text:list>
      <text:p text:style-name="Horizontal_20_Line"/>
      <text:h text:style-name="Heading_20_3" text:outline-level="3"><text:span text:style-name="Strong_20_Emphasis">Initial Roll to Hit</text:span>:</text:h>
      <text:list text:style-name="L73">
        <text:list-item>
          <text:p text:style-name="P165">Both participants roll a <text:span text:style-name="Strong_20_Emphasis">D20</text:span> to determine the success of their attacks.</text:p>
        </text:list-item>
        <text:list-item>
          <text:p text:style-name="P166">Success or failure is determined by the <text:span text:style-name="Strong_20_Emphasis">Roll States table</text:span>.</text:p>
        </text:list-item>
      </text:list>
      <text:p text:style-name="Horizontal_20_Line"/>
      <text:h text:style-name="Heading_20_2" text:outline-level="2"><text:span text:style-name="Strong_20_Emphasis">3. Clash Mechanics</text:span></text:h>
      <text:h text:style-name="Heading_20_3" text:outline-level="3"><text:span text:style-name="Strong_20_Emphasis">A. Simultaneous Turns</text:span>:</text:h>
      <text:list text:style-name="L74">
        <text:list-item>
          <text:p text:style-name="P167">Both participants act at the same time:</text:p>
          <text:list>
            <text:list-item>
              <text:p text:style-name="P167">Roll <text:span text:style-name="Strong_20_Emphasis">D20s</text:span> for their attacks.</text:p>
            </text:list-item>
            <text:list-item>
              <text:p text:style-name="P168"><text:soft-page-break/>Spend resources (<text:span text:style-name="T64">Vigor</text:span> for melee or Ma<text:span text:style-name="T64">na</text:span> for spells) to enhance their rolls.</text:p>
            </text:list-item>
          </text:list>
        </text:list-item>
      </text:list>
      <text:p text:style-name="Horizontal_20_Line"/>
      <text:h text:style-name="Heading_20_3" text:outline-level="3"><text:span text:style-name="Strong_20_Emphasis">B. On a Successful Roll to Hit</text:span>:</text:h>
      <text:p text:style-name="Text_20_body">When a combatant succeeds on a Roll to Hit, two things happen:</text:p>
      <text:list text:style-name="L75">
        <text:list-item>
          <text:p text:style-name="P169"><text:span text:style-name="Strong_20_Emphasis">Direct Damage</text:span>:</text:p>
          <text:list>
            <text:list-item>
              <text:p text:style-name="P170">The opponent takes damage equal to the attacker’s <text:span text:style-name="Strong_20_Emphasis">current </text:span><text:span text:style-name="Strong_20_Emphasis"><text:span text:style-name="T63">Vigor</text:span></text:span> (melee) or <text:span text:style-name="Strong_20_Emphasis">current </text:span><text:span text:style-name="Strong_20_Emphasis"><text:span text:style-name="T63">Mana</text:span></text:span> (magic).</text:p>
            </text:list-item>
            <text:list-item>
              <text:p text:style-name="P170">Direct damage reduces the attacker’s remaining <text:span text:style-name="T65">Vigor</text:span><text:span text:style-name="Strong_20_Emphasis">/</text:span><text:span text:style-name="Strong_20_Emphasis"><text:span text:style-name="T63">Mana</text:span></text:span><text:span text:style-name="Strong_20_Emphasis"> pool</text:span>, which impacts future rolls.</text:p>
            </text:list-item>
          </text:list>
        </text:list-item>
        <text:list-item>
          <text:p text:style-name="P169"><text:span text:style-name="Strong_20_Emphasis">Clash Pool Contribution</text:span>:</text:p>
          <text:list>
            <text:list-item>
              <text:p text:style-name="P169">The attacker’s <text:span text:style-name="Strong_20_Emphasis">normal attack damage</text:span> (e.g., <text:span text:style-name="T63">Vigor</text:span> + Weapon Power or Mana Spent + Spell Level) is added to the Clash Pool.</text:p>
            </text:list-item>
          </text:list>
        </text:list-item>
      </text:list>
      <text:p text:style-name="Horizontal_20_Line"/>
      <text:h text:style-name="Heading_20_3" text:outline-level="3"><text:span text:style-name="Strong_20_Emphasis">C. Clash Multiplier</text:span>:</text:h>
      <text:p text:style-name="Text_20_body">The <text:span text:style-name="Strong_20_Emphasis">Clash Multiplier</text:span> determines how much the Clash Pool's total damage is amplified when the Clash ends.</text:p>
      <text:h text:style-name="Heading_20_4" text:outline-level="4"><text:span text:style-name="Strong_20_Emphasis">Clash Multiplier Rules</text:span>:</text:h>
      <text:list text:style-name="L76">
        <text:list-item>
          <text:p text:style-name="P171">The multiplier starts at <text:span text:style-name="Strong_20_Emphasis">x1</text:span>.</text:p>
        </text:list-item>
        <text:list-item>
          <text:p text:style-name="P171">Each critical Roll State (21 or higher) adds <text:span text:style-name="Strong_20_Emphasis">+1 to the multiplier</text:span>.</text:p>
        </text:list-item>
        <text:list-item>
          <text:p text:style-name="P171">The maximum Clash Multiplier is <text:span text:style-name="Strong_20_Emphasis">x5</text:span>.</text:p>
        </text:list-item>
        <text:list-item>
          <text:p text:style-name="P172">The multiplier is applied to the entire Clash Pool when the Clash ends.</text:p>
        </text:list-item>
      </text:list>
      <text:p text:style-name="Horizontal_20_Line"/>
      <text:h text:style-name="Heading_20_2" text:outline-level="2"><text:span text:style-name="Strong_20_Emphasis">4. Clash Sequence Example</text:span></text:h>
      <text:p text:style-name="Text_20_body"><text:span text:style-name="Strong_20_Emphasis">Setup</text:span>:</text:p>
      <text:list text:style-name="L77">
        <text:list-item>
          <text:p text:style-name="P173"><text:span text:style-name="Strong_20_Emphasis">Combatant A (Melee)</text:span>: <text:span text:style-name="T64">Vigor</text:span> = 5, Weapon Power = 3.</text:p>
        </text:list-item>
        <text:list-item>
          <text:p text:style-name="P174"><text:span text:style-name="Strong_20_Emphasis">Combatant B (Melee)</text:span>: <text:span text:style-name="T64">Vigor</text:span> = 5, Weapon Power = 2.</text:p>
        </text:list-item>
      </text:list>
      <text:p text:style-name="Horizontal_20_Line"/>
      <text:h text:style-name="Heading_20_4" text:outline-level="4"><text:span text:style-name="Strong_20_Emphasis">Round 1: Both Hit</text:span>:</text:h>
      <text:list text:style-name="L78">
        <text:list-item>
          <text:p text:style-name="P175"><text:span text:style-name="Strong_20_Emphasis">Combatant A</text:span>: Rolls 17 (Success State), spends 1 <text:span text:style-name="T64">Vigor</text:span> → Remaining <text:span text:style-name="T64">Vigor</text:span> = <text:span text:style-name="Strong_20_Emphasis">4</text:span>.</text:p>
          <text:list>
            <text:list-item>
              <text:p text:style-name="P176">Direct Damage to B = <text:span text:style-name="Strong_20_Emphasis">5 (current </text:span><text:span text:style-name="Strong_20_Emphasis"><text:span text:style-name="T64">Vigo</text:span></text:span><text:span text:style-name="Strong_20_Emphasis">r).</text:span></text:p>
            </text:list-item>
            <text:list-item>
              <text:p text:style-name="P176">Adds to Clash Pool: <text:span text:style-name="Strong_20_Emphasis">5 (</text:span><text:span text:style-name="Strong_20_Emphasis"><text:span text:style-name="T64">Vigor</text:span></text:span><text:span text:style-name="Strong_20_Emphasis">) + 3 (Weapon Power) = 8.</text:span></text:p>
            </text:list-item>
          </text:list>
        </text:list-item>
        <text:list-item>
          <text:p text:style-name="P175"><text:span text:style-name="Strong_20_Emphasis">Combatant B</text:span>: Rolls 16 (Success State), spends 1 <text:span text:style-name="T64">Vigor</text:span> → Remaining <text:span text:style-name="T64">Vigor</text:span> = <text:span text:style-name="Strong_20_Emphasis">4</text:span>.</text:p>
          <text:list>
            <text:list-item>
              <text:p text:style-name="P176">Direct Damage to A = <text:span text:style-name="Strong_20_Emphasis">5 (current </text:span><text:span text:style-name="Strong_20_Emphasis"><text:span text:style-name="T64">Vigor</text:span></text:span><text:span text:style-name="Strong_20_Emphasis">).</text:span></text:p>
            </text:list-item>
            <text:list-item>
              <text:p text:style-name="P175">Adds to Clash Pool: <text:span text:style-name="Strong_20_Emphasis">5 (</text:span><text:span text:style-name="Strong_20_Emphasis"><text:span text:style-name="T64">Vigor</text:span></text:span><text:span text:style-name="Strong_20_Emphasis">) + 2 (Weapon Power) = 7.</text:span></text:p>
            </text:list-item>
          </text:list>
        </text:list-item>
      </text:list>
      <text:p text:style-name="Text_20_body"><text:soft-page-break/><text:span text:style-name="Strong_20_Emphasis">Results</text:span>:</text:p>
      <text:list text:style-name="L79">
        <text:list-item>
          <text:p text:style-name="P177">Direct Damage:</text:p>
          <text:list>
            <text:list-item>
              <text:p text:style-name="P177">A takes <text:span text:style-name="Strong_20_Emphasis">5 damage.</text:span></text:p>
            </text:list-item>
            <text:list-item>
              <text:p text:style-name="P177">B takes <text:span text:style-name="Strong_20_Emphasis">5 damage.</text:span></text:p>
            </text:list-item>
          </text:list>
        </text:list-item>
        <text:list-item>
          <text:p text:style-name="P177">Clash Pool:</text:p>
          <text:list>
            <text:list-item>
              <text:p text:style-name="P177">A adds <text:span text:style-name="Strong_20_Emphasis">8.</text:span></text:p>
            </text:list-item>
            <text:list-item>
              <text:p text:style-name="P177">B adds <text:span text:style-name="Strong_20_Emphasis">7.</text:span></text:p>
            </text:list-item>
            <text:list-item>
              <text:p text:style-name="P177"><text:span text:style-name="Strong_20_Emphasis">Total Clash Pool = 15.</text:span></text:p>
            </text:list-item>
          </text:list>
        </text:list-item>
        <text:list-item>
          <text:p text:style-name="P178"><text:span text:style-name="Strong_20_Emphasis">Clash Multiplier = x1.</text:span></text:p>
        </text:list-item>
      </text:list>
      <text:p text:style-name="Horizontal_20_Line"/>
      <text:h text:style-name="Heading_20_4" text:outline-level="4"><text:span text:style-name="Strong_20_Emphasis">Round 2: Critical Success for B</text:span>:</text:h>
      <text:list text:style-name="L80">
        <text:list-item>
          <text:p text:style-name="P179"><text:span text:style-name="Strong_20_Emphasis">Combatant A</text:span>: Rolls 19 (Success State), spends 1 <text:span text:style-name="T66">Vigo</text:span>r → Remaining <text:span text:style-name="T66">Vigor</text:span> = <text:span text:style-name="Strong_20_Emphasis">3</text:span>.</text:p>
          <text:list>
            <text:list-item>
              <text:p text:style-name="P180">Direct Damage to B = <text:span text:style-name="Strong_20_Emphasis">4 (current </text:span><text:span text:style-name="Strong_20_Emphasis"><text:span text:style-name="T66">Vigor</text:span></text:span><text:span text:style-name="Strong_20_Emphasis">).</text:span></text:p>
            </text:list-item>
            <text:list-item>
              <text:p text:style-name="P180">Adds to Clash Pool: <text:span text:style-name="Strong_20_Emphasis">4 (</text:span><text:span text:style-name="Strong_20_Emphasis"><text:span text:style-name="T66">Vigor</text:span></text:span><text:span text:style-name="Strong_20_Emphasis">) + 3 (Weapon Power) = 7.</text:span></text:p>
            </text:list-item>
          </text:list>
        </text:list-item>
        <text:list-item>
          <text:p text:style-name="P179"><text:span text:style-name="Strong_20_Emphasis">Combatant B</text:span>: Rolls 24 (Critical Success, x2 multiplier), spends 1 <text:span text:style-name="T66">Vigor</text:span> → Remaining <text:span text:style-name="T66">Vigor</text:span> = <text:span text:style-name="Strong_20_Emphasis">3</text:span>.</text:p>
          <text:list>
            <text:list-item>
              <text:p text:style-name="P180">Direct Damage to A = <text:span text:style-name="Strong_20_Emphasis">4 (current </text:span><text:span text:style-name="Strong_20_Emphasis"><text:span text:style-name="T66">Vigor</text:span></text:span><text:span text:style-name="Strong_20_Emphasis">).</text:span></text:p>
            </text:list-item>
            <text:list-item>
              <text:p text:style-name="P179">Adds to Clash Pool: <text:span text:style-name="Strong_20_Emphasis">4 (</text:span><text:span text:style-name="Strong_20_Emphasis"><text:span text:style-name="T66">Vigor</text:span></text:span><text:span text:style-name="Strong_20_Emphasis">) + 2 (Weapon Power) = 6.</text:span></text:p>
            </text:list-item>
          </text:list>
        </text:list-item>
      </text:list>
      <text:p text:style-name="Text_20_body"><text:span text:style-name="Strong_20_Emphasis">Results</text:span>:</text:p>
      <text:list text:style-name="L81">
        <text:list-item>
          <text:p text:style-name="P181">Direct Damage:</text:p>
          <text:list>
            <text:list-item>
              <text:p text:style-name="P181">A takes <text:span text:style-name="Strong_20_Emphasis">4 damage.</text:span></text:p>
            </text:list-item>
            <text:list-item>
              <text:p text:style-name="P181">B takes <text:span text:style-name="Strong_20_Emphasis">4 damage.</text:span></text:p>
            </text:list-item>
          </text:list>
        </text:list-item>
        <text:list-item>
          <text:p text:style-name="P181">Clash Pool:</text:p>
          <text:list>
            <text:list-item>
              <text:p text:style-name="P181">A adds <text:span text:style-name="Strong_20_Emphasis">7.</text:span></text:p>
            </text:list-item>
            <text:list-item>
              <text:p text:style-name="P181">B adds <text:span text:style-name="Strong_20_Emphasis">6.</text:span></text:p>
            </text:list-item>
            <text:list-item>
              <text:p text:style-name="P181"><text:span text:style-name="Strong_20_Emphasis">Total Clash Pool = 28.</text:span></text:p>
            </text:list-item>
          </text:list>
        </text:list-item>
        <text:list-item>
          <text:p text:style-name="P182"><text:span text:style-name="Strong_20_Emphasis">Clash Multiplier = x2</text:span> (B’s critical success adds +1 stack).</text:p>
        </text:list-item>
      </text:list>
      <text:p text:style-name="Horizontal_20_Line"/>
      <text:h text:style-name="Heading_20_4" text:outline-level="4"><text:span text:style-name="Strong_20_Emphasis">Round 3: One Misses</text:span>:</text:h>
      <text:list text:style-name="L82">
        <text:list-item>
          <text:p text:style-name="P183"><text:span text:style-name="Strong_20_Emphasis">Combatant A</text:span>: Rolls 12 (Fail State).</text:p>
        </text:list-item>
        <text:list-item>
          <text:p text:style-name="P183"><text:span text:style-name="Strong_20_Emphasis">Combatant B</text:span>: Rolls 18 (Success State), spends 1 <text:span text:style-name="T66">Vigor</text:span> → Remaining <text:span text:style-name="T66">Vigor</text:span> = <text:span text:style-name="Strong_20_Emphasis">2</text:span>.</text:p>
          <text:list>
            <text:list-item>
              <text:p text:style-name="P183">Direct Damage to A = <text:span text:style-name="Strong_20_Emphasis">3 (current </text:span><text:span text:style-name="Strong_20_Emphasis"><text:span text:style-name="T66">Vigor</text:span></text:span><text:span text:style-name="Strong_20_Emphasis">).</text:span></text:p>
            </text:list-item>
            <text:list-item>
              <text:p text:style-name="P184">Adds to Clash Pool: <text:span text:style-name="Strong_20_Emphasis">3 (</text:span><text:span text:style-name="Strong_20_Emphasis"><text:span text:style-name="T66">Vigor</text:span></text:span><text:span text:style-name="Strong_20_Emphasis">) + 2 (Weapon Power) = 5.</text:span></text:p>
            </text:list-item>
          </text:list>
        </text:list-item>
      </text:list>
      <text:p text:style-name="Text_20_body"><text:span text:style-name="Strong_20_Emphasis">Results</text:span>:</text:p>
      <text:list text:style-name="L83">
        <text:list-item>
          <text:p text:style-name="P185">Direct Damage:</text:p>
          <text:list>
            <text:list-item>
              <text:p text:style-name="P185">A takes <text:span text:style-name="Strong_20_Emphasis">3 damage.</text:span></text:p>
            </text:list-item>
          </text:list>
        </text:list-item>
        <text:list-item>
          <text:p text:style-name="P185">Clash Pool:</text:p>
          <text:list>
            <text:list-item>
              <text:p text:style-name="P185">B adds <text:span text:style-name="Strong_20_Emphasis">5.</text:span></text:p>
            </text:list-item>
            <text:list-item>
              <text:p text:style-name="P185"><text:span text:style-name="Strong_20_Emphasis">Total Clash Pool = 33.</text:span></text:p>
            </text:list-item>
          </text:list>
        </text:list-item>
        <text:list-item>
          <text:p text:style-name="P186">The Clash ends because A missed their Roll to Hit.</text:p>
        </text:list-item>
      </text:list>
      <text:p text:style-name="Horizontal_20_Line"/>
      <text:h text:style-name="Heading_20_4" text:outline-level="4"><text:soft-page-break/><text:span text:style-name="Strong_20_Emphasis">Clash Resolution</text:span>:</text:h>
      <text:list text:style-name="L84">
        <text:list-item>
          <text:p text:style-name="P187"><text:span text:style-name="Strong_20_Emphasis">Final Clash Multiplier = x2.</text:span></text:p>
        </text:list-item>
        <text:list-item>
          <text:p text:style-name="P187"><text:span text:style-name="Strong_20_Emphasis">Clash Pool Total = 33.</text:span></text:p>
        </text:list-item>
        <text:list-item>
          <text:p text:style-name="P188"><text:span text:style-name="Strong_20_Emphasis">Final Damage to A</text:span>: 33 × 2 = <text:span text:style-name="Strong_20_Emphasis">66 damage.</text:span></text:p>
        </text:list-item>
      </text:list>
      <text:p text:style-name="Horizontal_20_Line"/>
      <text:h text:style-name="Heading_20_2" text:outline-level="2"><text:span text:style-name="Strong_20_Emphasis">5. Ending a Clash</text:span></text:h>
      <text:p text:style-name="Text_20_body">A Clash ends when:</text:p>
      <text:list text:style-name="L85">
        <text:list-item>
          <text:p text:style-name="P189">One combatant fails a Roll to Hit.</text:p>
        </text:list-item>
        <text:list-item>
          <text:p text:style-name="P190">One combatant runs out of resources (e.g., Power or Magic).</text:p>
        </text:list-item>
      </text:list>
      <text:p text:style-name="Text_20_body">The <text:span text:style-name="Strong_20_Emphasis">loser</text:span> takes the entire Clash Pool’s damage, multiplied by the final Clash Multiplier.</text:p>
      <text:p text:style-name="Horizontal_20_Line"/>
      <text:h text:style-name="Heading_20_2" text:outline-level="2"><text:span text:style-name="Strong_20_Emphasis">6. Types of Clashes</text:span></text:h>
      <text:h text:style-name="Heading_20_3" text:outline-level="3"><text:span text:style-name="Strong_20_Emphasis">Melee Clashes (</text:span><text:span text:style-name="Strong_20_Emphasis"><text:span text:style-name="T66">Vigor</text:span></text:span><text:span text:style-name="Strong_20_Emphasis">-Based)</text:span>:</text:h>
      <text:list text:style-name="L86">
        <text:list-item>
          <text:p text:style-name="P191">Governed by the <text:span text:style-name="Strong_20_Emphasis">PVigor</text:span> stat.</text:p>
        </text:list-item>
        <text:list-item>
          <text:p text:style-name="P191">Direct Damage = Current <text:span text:style-name="T66">Vigor</text:span>.</text:p>
        </text:list-item>
        <text:list-item>
          <text:p text:style-name="P192">Clash Pool Contribution = <text:span text:style-name="T66">Vigor</text:span> + Weapon Power.</text:p>
        </text:list-item>
      </text:list>
      <text:p text:style-name="Horizontal_20_Line"/>
      <text:h text:style-name="Heading_20_3" text:outline-level="3"><text:span text:style-name="Strong_20_Emphasis">Magic Clashes (</text:span><text:span text:style-name="Strong_20_Emphasis"><text:span text:style-name="T66">Mana</text:span></text:span><text:span text:style-name="Strong_20_Emphasis">-Based)</text:span>:</text:h>
      <text:list text:style-name="L87">
        <text:list-item>
          <text:p text:style-name="P193">Governed by the <text:span text:style-name="Strong_20_Emphasis">Mana</text:span> stat.</text:p>
        </text:list-item>
        <text:list-item>
          <text:p text:style-name="P193">Direct Damage = Current <text:span text:style-name="T66">Mana</text:span>.</text:p>
        </text:list-item>
        <text:list-item>
          <text:p text:style-name="P194">Clash Pool Contribution = Mana Spent + Spell Level.</text:p>
        </text:list-item>
      </text:list>
      <text:p text:style-name="Horizontal_20_Line"/>
      <text:h text:style-name="Heading_20_2" text:outline-level="2"><text:span text:style-name="Strong_20_Emphasis">7. Strategic Considerations</text:span></text:h>
      <text:list text:style-name="L88">
        <text:list-item>
          <text:p text:style-name="P195"><text:span text:style-name="Strong_20_Emphasis">Resource Management</text:span>:</text:p>
          <text:list>
            <text:list-item>
              <text:p text:style-name="P196">Combatants must carefully manage <text:span text:style-name="T67">Vigor</text:span> or Ma<text:span text:style-name="T67">na</text:span> to avoid running out mid-Clash.</text:p>
            </text:list-item>
          </text:list>
        </text:list-item>
        <text:list-item>
          <text:p text:style-name="P195"><text:span text:style-name="Strong_20_Emphasis">Direct Damage Impact</text:span>:</text:p>
          <text:list>
            <text:list-item>
              <text:p text:style-name="P196">The current <text:span text:style-name="T67">Vigor</text:span>/Ma<text:span text:style-name="T67">na</text:span> stat determines direct damage, so resource depletion weakens effectiveness.</text:p>
            </text:list-item>
          </text:list>
        </text:list-item>
        <text:list-item>
          <text:p text:style-name="P195"><text:span text:style-name="Strong_20_Emphasis">Critical Rolls</text:span>:</text:p>
          <text:list>
            <text:list-item>
              <text:p text:style-name="P195">Aim for critical Roll States to boost the Clash Multiplier and amplify end-of-Clash damage.</text:p>
            </text:list-item>
          </text:list>
        </text:list-item>
      </text:list>
      <text:p text:style-name="Horizontal_20_Line"/>
      <text:h text:style-name="Heading_20_2" text:outline-level="2"><text:soft-page-break/><text:span text:style-name="Strong_20_Emphasis">Key Features of the Clash System</text:span></text:h>
      <text:list text:style-name="L89">
        <text:list-item>
          <text:p text:style-name="P197"><text:span text:style-name="Strong_20_Emphasis">Direct Damage and Clash Pool</text:span>:</text:p>
          <text:list>
            <text:list-item>
              <text:p text:style-name="P198">Players deal immediate damage and add to the cumulative Clash Pool each turn.</text:p>
            </text:list-item>
          </text:list>
        </text:list-item>
        <text:list-item>
          <text:p text:style-name="P197"><text:span text:style-name="Strong_20_Emphasis">Dynamic Multiplier</text:span>:</text:p>
          <text:list>
            <text:list-item>
              <text:p text:style-name="P198">Critical Roll States increase the Clash Multiplier, rewarding high rolls.</text:p>
            </text:list-item>
          </text:list>
        </text:list-item>
        <text:list-item>
          <text:p text:style-name="P197"><text:span text:style-name="Strong_20_Emphasis">Resource Interaction</text:span>:</text:p>
          <text:list>
            <text:list-item>
              <text:p text:style-name="P197">The Clash System fully integrates resource management with combat effectiveness.</text:p>
            </text:list-item>
          </text:list>
        </text:list-item>
      </text:list>
      <text:h text:style-name="Heading_20_3" text:outline-level="3"><text:span text:style-name="Strong_20_Emphasis">Weapons </text:span></text:h>
      <text:p text:style-name="Text_20_body">Weapons are core tools for combat, with their functionality influenced by type, stats, and optional durability.</text:p>
      <text:p text:style-name="Horizontal_20_Line"/>
      <text:h text:style-name="Heading_20_2" text:outline-level="2"><text:span text:style-name="Strong_20_Emphasis">1. Weapon Basics</text:span></text:h>
      <text:h text:style-name="Heading_20_3" text:outline-level="3"><text:span text:style-name="Strong_20_Emphasis">Core Features of Weapons</text:span>:</text:h>
      <text:list text:style-name="L90">
        <text:list-item>
          <text:p text:style-name="P199"><text:span text:style-name="Strong_20_Emphasis">Weapon Stats</text:span>:</text:p>
          <text:list>
            <text:list-item>
              <text:p text:style-name="P200"><text:span text:style-name="Strong_20_Emphasis">Power</text:span>: Adds to melee and ranged damage calculations.</text:p>
            </text:list-item>
            <text:list-item>
              <text:p text:style-name="P200"><text:span text:style-name="Strong_20_Emphasis">Speed</text:span>: Determines the <text:span text:style-name="Strong_20_Emphasis">range</text:span> of the weapon (measured in hexes).</text:p>
            </text:list-item>
            <text:list-item>
              <text:p text:style-name="P200"><text:span text:style-name="Strong_20_Emphasis">Magic</text:span>: Governs the <text:span text:style-name="Strong_20_Emphasis">AoE size</text:span> or <text:span text:style-name="Strong_20_Emphasis">status effect duration</text:span> of spells cast with the weapon.</text:p>
            </text:list-item>
          </text:list>
        </text:list-item>
        <text:list-item>
          <text:p text:style-name="P199"><text:span text:style-name="Strong_20_Emphasis">Weapon Levels</text:span>:</text:p>
          <text:list>
            <text:list-item>
              <text:p text:style-name="P200">A weapon’s <text:span text:style-name="Strong_20_Emphasis">overall level</text:span> (1–5) determines:</text:p>
              <text:list>
                <text:list-item>
                  <text:p text:style-name="P200">Maximum allocation for stats (Power, Speed, Magic).</text:p>
                </text:list-item>
                <text:list-item>
                  <text:p text:style-name="P200">Durability (if the optional durability system is enabled).</text:p>
                </text:list-item>
              </text:list>
            </text:list-item>
          </text:list>
        </text:list-item>
        <text:list-item>
          <text:p text:style-name="P199"><text:span text:style-name="Strong_20_Emphasis">Optional Durability System</text:span>:</text:p>
          <text:list>
            <text:list-item>
              <text:p text:style-name="P199">Weapons have a <text:span text:style-name="Strong_20_Emphasis">Durability Pool</text:span> that decreases with use, introducing wear and potential breakage.</text:p>
            </text:list-item>
          </text:list>
        </text:list-item>
      </text:list>
      <text:p text:style-name="Horizontal_20_Line"/>
      <text:h text:style-name="Heading_20_3" text:outline-level="3"><text:span text:style-name="Strong_20_Emphasis">Stat Cap Rule</text:span>:</text:h>
      <text:list text:style-name="L91">
        <text:list-item>
          <text:p text:style-name="P201">A weapon’s stats (Power, Speed, Magic) cannot exceed its overall level.</text:p>
          <text:list>
            <text:list-item>
              <text:p text:style-name="P202">Example: A Level 3 weapon may allocate up to 3 points in Power, Speed, or Magic.</text:p>
            </text:list-item>
          </text:list>
        </text:list-item>
      </text:list>
      <text:p text:style-name="Horizontal_20_Line"/>
      <text:h text:style-name="Heading_20_3" text:outline-level="3"><text:span text:style-name="Strong_20_Emphasis">Example Weapon Stats</text:span>:</text:h>
      <text:p text:style-name="Text_20_body">A Level 3 Spear:</text:p>
      <text:list text:style-name="L92">
        <text:list-item>
          <text:p text:style-name="P203"><text:span text:style-name="Strong_20_Emphasis">Power</text:span>: 3</text:p>
        </text:list-item>
        <text:list-item>
          <text:p text:style-name="P203"><text:span text:style-name="Strong_20_Emphasis">Speed</text:span>: 2</text:p>
        </text:list-item>
        <text:list-item>
          <text:p text:style-name="P203"><text:soft-page-break/><text:span text:style-name="Strong_20_Emphasis">Magic</text:span>: 0</text:p>
        </text:list-item>
        <text:list-item>
          <text:p text:style-name="P204"><text:span text:style-name="Strong_20_Emphasis">Durability</text:span> (if enabled): 80.</text:p>
        </text:list-item>
      </text:list>
      <text:p text:style-name="Horizontal_20_Line"/>
      <text:h text:style-name="Heading_20_2" text:outline-level="2"><text:span text:style-name="Strong_20_Emphasis">2. Weapon Durability (Optional Rule)</text:span></text:h>
      <text:h text:style-name="Heading_20_3" text:outline-level="3"><text:span text:style-name="Strong_20_Emphasis">Durability Pool</text:span>:</text:h>
      <text:list text:style-name="L93">
        <text:list-item>
          <text:p text:style-name="P205"><text:span text:style-name="Strong_20_Emphasis">Determined by Weapon Level</text:span>:</text:p>
          <text:list>
            <text:list-item>
              <text:p text:style-name="P206">Level 1: <text:span text:style-name="Strong_20_Emphasis">20 Durability.</text:span></text:p>
            </text:list-item>
            <text:list-item>
              <text:p text:style-name="P206">Level 2: <text:span text:style-name="Strong_20_Emphasis">40 Durability.</text:span></text:p>
            </text:list-item>
            <text:list-item>
              <text:p text:style-name="P206">Level 3: <text:span text:style-name="Strong_20_Emphasis">80 Durability.</text:span></text:p>
            </text:list-item>
            <text:list-item>
              <text:p text:style-name="P206">Level 4: <text:span text:style-name="Strong_20_Emphasis">160 Durability.</text:span></text:p>
            </text:list-item>
            <text:list-item>
              <text:p text:style-name="P206">Level 5: <text:span text:style-name="Strong_20_Emphasis">240 Durability.</text:span></text:p>
            </text:list-item>
          </text:list>
        </text:list-item>
        <text:list-item>
          <text:p text:style-name="P205"><text:span text:style-name="Strong_20_Emphasis">Durability Depletion</text:span>:</text:p>
          <text:list>
            <text:list-item>
              <text:p text:style-name="P206">Weapons lose durability through:</text:p>
              <text:list>
                <text:list-item>
                  <text:p text:style-name="P206">Attacking <text:span text:style-name="T67">and dealing Armor damage but not direct damage.</text:span></text:p>
                </text:list-item>
                <text:list-item>
                  <text:p text:style-name="P206">Participating in a Clash. </text:p>
                </text:list-item>
              </text:list>
            </text:list-item>
            <text:list-item>
              <text:p text:style-name="P205">Durability loss is determined by the GM, typically <text:span text:style-name="Strong_20_Emphasis">5 durability per action.</text:span></text:p>
            </text:list-item>
          </text:list>
        </text:list-item>
      </text:list>
      <text:p text:style-name="Horizontal_20_Line"/>
      <text:h text:style-name="Heading_20_3" text:outline-level="3"><text:span text:style-name="Strong_20_Emphasis">Negative Modifier Stacks</text:span>:</text:h>
      <text:list text:style-name="L94">
        <text:list-item>
          <text:p text:style-name="P207"><text:span text:style-name="Strong_20_Emphasis">At 0 Durability</text:span>:</text:p>
          <text:list>
            <text:list-item>
              <text:p text:style-name="P208">The weapon gains a <text:span text:style-name="Strong_20_Emphasis">-1 Negative Modifier Stack</text:span> (up to 5 total).</text:p>
            </text:list-item>
            <text:list-item>
              <text:p text:style-name="P208">Each stack applies a <text:span text:style-name="Strong_20_Emphasis">-1 penalty</text:span> to all weapon stats (Power, Speed, Magic).</text:p>
            </text:list-item>
          </text:list>
        </text:list-item>
        <text:list-item>
          <text:p text:style-name="P207"><text:span text:style-name="Strong_20_Emphasis">Permanent Breakage</text:span>:</text:p>
          <text:list>
            <text:list-item>
              <text:p text:style-name="P207">At <text:span text:style-name="Strong_20_Emphasis">5 Negative Modifier Stacks</text:span>, the weapon is permanently broken and cannot be used or repaired.</text:p>
            </text:list-item>
          </text:list>
        </text:list-item>
      </text:list>
      <text:p text:style-name="Horizontal_20_Line"/>
      <text:h text:style-name="Heading_20_3" text:outline-level="3"><text:span text:style-name="Strong_20_Emphasis">Repairing Weapons</text:span>:</text:h>
      <text:list text:style-name="L95">
        <text:list-item>
          <text:p text:style-name="P209">Repairs must be done at a <text:span text:style-name="Strong_20_Emphasis">blacksmith</text:span> or equivalent NPC.</text:p>
        </text:list-item>
        <text:list-item>
          <text:p text:style-name="P210">Costs vary based on the weapon’s level and damage.</text:p>
        </text:list-item>
      </text:list>
      <text:p text:style-name="Horizontal_20_Line"/>
      <text:h text:style-name="Heading_20_2" text:outline-level="2"><text:span text:style-name="Strong_20_Emphasis">3. Weapon Leveling</text:span></text:h>
      <text:p text:style-name="Text_20_body">Weapons progress independently from characters. Players can improve:</text:p>
      <text:list text:style-name="L96">
        <text:list-item>
          <text:p text:style-name="P211"><text:span text:style-name="Strong_20_Emphasis">Overall Weapon Level</text:span>:</text:p>
          <text:list>
            <text:list-item>
              <text:p text:style-name="P212">Increases stat allocation caps and durability (if enabled).</text:p>
            </text:list-item>
            <text:list-item>
              <text:p text:style-name="P212">Requires <text:span text:style-name="Strong_20_Emphasis">Vibrant Prisms</text:span>.</text:p>
            </text:list-item>
          </text:list>
        </text:list-item>
        <text:list-item>
          <text:p text:style-name="P211"><text:soft-page-break/><text:span text:style-name="Strong_20_Emphasis">Weapon Stats</text:span>:</text:p>
          <text:list>
            <text:list-item>
              <text:p text:style-name="P212">Enhances Power, Speed, or Magic.</text:p>
            </text:list-item>
            <text:list-item>
              <text:p text:style-name="P211">Requires <text:span text:style-name="Strong_20_Emphasis">Vivid Prisms</text:span>.</text:p>
            </text:list-item>
          </text:list>
        </text:list-item>
      </text:list>
      <text:p text:style-name="Horizontal_20_Line"/>
      <text:h text:style-name="Heading_20_3" text:outline-level="3"><text:span text:style-name="Strong_20_Emphasis">Leveling Costs</text:span>:</text:h>
      <text:h text:style-name="Heading_20_4" text:outline-level="4"><text:span text:style-name="Strong_20_Emphasis">Overall Weapon Level</text:span>:</text:h>
      <text:list text:style-name="L97">
        <text:list-item>
          <text:p text:style-name="P213">Cost = Current Weapon Level (Vibrant Prisms).</text:p>
          <text:list>
            <text:list-item>
              <text:p text:style-name="P214">Example: Leveling a weapon from Level 2 to Level 3 costs <text:span text:style-name="Strong_20_Emphasis">2 Vibrant Prisms</text:span>.</text:p>
            </text:list-item>
          </text:list>
        </text:list-item>
      </text:list>
      <text:h text:style-name="Heading_20_4" text:outline-level="4"><text:span text:style-name="Strong_20_Emphasis">Weapon Substats</text:span>:</text:h>
      <text:list text:style-name="L98">
        <text:list-item>
          <text:p text:style-name="P215">Cost = Current Stat Level (Vivid Prisms).</text:p>
          <text:list>
            <text:list-item>
              <text:p text:style-name="P216">Example: Increasing a weapon’s Speed stat from 1 to 2 costs <text:span text:style-name="Strong_20_Emphasis">1 Vivid Prism.</text:span></text:p>
            </text:list-item>
          </text:list>
        </text:list-item>
      </text:list>
      <text:p text:style-name="Horizontal_20_Line"/>
      <text:h text:style-name="Heading_20_2" text:outline-level="2"><text:span text:style-name="Strong_20_Emphasis">4. Weapon Types</text:span></text:h>
      <text:h text:style-name="Heading_20_3" text:outline-level="3"><text:span text:style-name="Strong_20_Emphasis">Melee Weapons (Power-Based)</text:span>:</text:h>
      <text:list text:style-name="L99">
        <text:list-item>
          <text:p text:style-name="P217">Examples: Swords, Axes, Hammers.</text:p>
        </text:list-item>
        <text:list-item>
          <text:p text:style-name="P217"><text:span text:style-name="Strong_20_Emphasis">Primary Stat</text:span>: Power.</text:p>
        </text:list-item>
        <text:list-item>
          <text:p text:style-name="P217"><text:span text:style-name="Strong_20_Emphasis">Damage</text:span>: Power + Weapon Power.</text:p>
        </text:list-item>
        <text:list-item>
          <text:p text:style-name="P217"><text:span text:style-name="Strong_20_Emphasis">Range</text:span>: Determined by the <text:span text:style-name="Strong_20_Emphasis">Weapon Speed.</text:span></text:p>
          <text:list>
            <text:list-item>
              <text:p text:style-name="P218">Example: A melee weapon with Speed = 2 has a reach of 2 hexes.</text:p>
            </text:list-item>
          </text:list>
        </text:list-item>
      </text:list>
      <text:p text:style-name="Horizontal_20_Line"/>
      <text:h text:style-name="Heading_20_3" text:outline-level="3"><text:span text:style-name="Strong_20_Emphasis">Speed Weapons (Speed and Range Determination)</text:span>:</text:h>
      <text:p text:style-name="Text_20_body">Speed-type weapons uniquely allow players to combine:</text:p>
      <text:list text:style-name="L100">
        <text:list-item>
          <text:p text:style-name="P219"><text:span text:style-name="Strong_20_Emphasis">Player </text:span><text:span text:style-name="Strong_20_Emphasis"><text:span text:style-name="T68">Stamina</text:span></text:span> + <text:span text:style-name="Strong_20_Emphasis">Weapon Speed</text:span> (measured in hexes) to determine <text:span text:style-name="Strong_20_Emphasis">range</text:span>.</text:p>
        </text:list-item>
      </text:list>
      <text:h text:style-name="Heading_20_4" text:outline-level="4"><text:span text:style-name="Strong_20_Emphasis">Damage</text:span>:</text:h>
      <text:list text:style-name="L101">
        <text:list-item>
          <text:p text:style-name="P220">Damage is calculated as <text:span text:style-name="T69">Vigor</text:span><text:span text:style-name="Strong_20_Emphasis"> + Weapon Power.</text:span></text:p>
        </text:list-item>
      </text:list>
      <text:p text:style-name="Horizontal_20_Line"/>
      <text:h text:style-name="Heading_20_3" text:outline-level="3"><text:span text:style-name="Strong_20_Emphasis">Magic Weapons (Magic-Based)</text:span>:</text:h>
      <text:list text:style-name="L102">
        <text:list-item>
          <text:p text:style-name="P221">Examples: Staves, Wands, Spell Tomes.</text:p>
        </text:list-item>
        <text:list-item>
          <text:p text:style-name="P221"><text:span text:style-name="Strong_20_Emphasis">Primary Stat</text:span>: Magic.</text:p>
        </text:list-item>
        <text:list-item>
          <text:p text:style-name="P221"><text:span text:style-name="Strong_20_Emphasis">Damage</text:span>: Determined by Mana Spent + Spell Level.</text:p>
        </text:list-item>
        <text:list-item>
          <text:p text:style-name="P222"><text:span text:style-name="Strong_20_Emphasis">Range</text:span>: Determined by <text:span text:style-name="Strong_20_Emphasis">Weapon Speed</text:span>.</text:p>
        </text:list-item>
      </text:list>
      <text:h text:style-name="Heading_20_4" text:outline-level="4"><text:soft-page-break/><text:span text:style-name="Strong_20_Emphasis">Special Properties</text:span>:</text:h>
      <text:list text:style-name="L103">
        <text:list-item>
          <text:p text:style-name="P223"><text:span text:style-name="Strong_20_Emphasis">AoE size</text:span> = Weapon Magic × 2 hexes.</text:p>
        </text:list-item>
        <text:list-item>
          <text:p text:style-name="P224"><text:span text:style-name="Strong_20_Emphasis">Status duration</text:span> = Weapon Magic (in turns).</text:p>
        </text:list-item>
      </text:list>
      <text:p text:style-name="Horizontal_20_Line"/>
      <text:h text:style-name="Heading_20_3" text:outline-level="3"><text:span text:style-name="Strong_20_Emphasis">Hybrid Weapons (Multi-Stat)</text:span>:</text:h>
      <text:list text:style-name="L104">
        <text:list-item>
          <text:p text:style-name="P225">Examples: Enchanted Swords, Elemental Spears.</text:p>
        </text:list-item>
        <text:list-item>
          <text:p text:style-name="P225"><text:span text:style-name="Strong_20_Emphasis">Primary Stat</text:span>: Varies.</text:p>
          <text:list>
            <text:list-item>
              <text:p text:style-name="P225">Players must decide whether to use Power (melee) or Magic (spells) for each attack.</text:p>
            </text:list-item>
          </text:list>
        </text:list-item>
        <text:list-item>
          <text:p text:style-name="P225"><text:span text:style-name="Strong_20_Emphasis">Damage</text:span>:</text:p>
          <text:list>
            <text:list-item>
              <text:p text:style-name="P225">Melee: <text:span text:style-name="T70">Vigor</text:span> + Weapon Power.</text:p>
            </text:list-item>
            <text:list-item>
              <text:p text:style-name="P226">Magic: Mana Spent + Spell Level, <text:span text:style-name="T70">+ (Wpn Magic = AoE of attack).</text:span></text:p>
            </text:list-item>
          </text:list>
        </text:list-item>
      </text:list>
      <text:p text:style-name="Horizontal_20_Line"/>
      <text:h text:style-name="Heading_20_2" text:outline-level="2"><text:span text:style-name="Strong_20_Emphasis">5. Weapon Usage in Combat</text:span></text:h>
      <text:h text:style-name="Heading_20_3" text:outline-level="3"><text:span text:style-name="Strong_20_Emphasis">Attack Calculations</text:span>:</text:h>
      <text:list text:style-name="L105">
        <text:list-item>
          <text:p text:style-name="P227"><text:span text:style-name="Strong_20_Emphasis">Roll to Hit</text:span>:</text:p>
          <text:list>
            <text:list-item>
              <text:p text:style-name="P228">Players roll a <text:span text:style-name="Strong_20_Emphasis">D20</text:span> and may spend points from their Core Stat Pools (<text:span text:style-name="T71">Vigor</text:span> or Ma<text:span text:style-name="T71">na</text:span>) to enhance the roll.</text:p>
            </text:list-item>
          </text:list>
        </text:list-item>
        <text:list-item>
          <text:p text:style-name="P227"><text:span text:style-name="Strong_20_Emphasis">Damage</text:span>:</text:p>
          <text:list>
            <text:list-item>
              <text:p text:style-name="P228"><text:span text:style-name="Strong_20_Emphasis">Melee</text:span>: <text:span text:style-name="T71">Vigor</text:span> + Weapon Power.</text:p>
            </text:list-item>
            <text:list-item>
              <text:p text:style-name="P228"><text:span text:style-name="Strong_20_Emphasis">Speed-Type Weapons (Ranged)</text:span>: <text:span text:style-name="T71">Vigor</text:span> + Weapon Power.</text:p>
            </text:list-item>
            <text:list-item>
              <text:p text:style-name="P228"><text:span text:style-name="Strong_20_Emphasis">Magic</text:span>: Mana Spent + Spell Level.</text:p>
            </text:list-item>
            <text:list-item>
              <text:p text:style-name="P227"><text:span text:style-name="Strong_20_Emphasis">Modifiers</text:span>: Critical hits or multipliers are applied after damage calculations.</text:p>
            </text:list-item>
          </text:list>
        </text:list-item>
      </text:list>
      <text:p text:style-name="Horizontal_20_Line"/>
      <text:h text:style-name="Heading_20_3" text:outline-level="3"><text:span text:style-name="Strong_20_Emphasis">Weapon Range</text:span>:</text:h>
      <text:list text:style-name="L106">
        <text:list-item>
          <text:p text:style-name="P229"><text:span text:style-name="Strong_20_Emphasis">Melee Weapons</text:span>:</text:p>
          <text:list>
            <text:list-item>
              <text:p text:style-name="P230">Range = <text:span text:style-name="Strong_20_Emphasis">Weapon Speed.</text:span></text:p>
            </text:list-item>
          </text:list>
        </text:list-item>
        <text:list-item>
          <text:p text:style-name="P229"><text:span text:style-name="Strong_20_Emphasis">Speed-Type Weapons</text:span>:</text:p>
          <text:list>
            <text:list-item>
              <text:p text:style-name="P230">Range = <text:span text:style-name="Strong_20_Emphasis">Player S</text:span><text:span text:style-name="Strong_20_Emphasis"><text:span text:style-name="T71">tamina</text:span></text:span><text:span text:style-name="Strong_20_Emphasis"> + Weapon Speed.</text:span></text:p>
            </text:list-item>
          </text:list>
        </text:list-item>
        <text:list-item>
          <text:p text:style-name="P229"><text:span text:style-name="Strong_20_Emphasis">Magic Weapons</text:span>:</text:p>
          <text:list>
            <text:list-item>
              <text:p text:style-name="P229">Range = <text:span text:style-name="Strong_20_Emphasis">Weapon Speed.</text:span></text:p>
            </text:list-item>
          </text:list>
        </text:list-item>
      </text:list>
      <text:h text:style-name="Heading_20_2" text:outline-level="2"><text:span text:style-name="Strong_20_Emphasis">6. Weapon Customization</text:span></text:h>
      <text:h text:style-name="Heading_20_3" text:outline-level="3"><text:span text:style-name="Strong_20_Emphasis">Augmentations</text:span>:</text:h>
      <text:p text:style-name="Text_20_body">Weapons may have a single slot for <text:span text:style-name="Strong_20_Emphasis">augmentations</text:span>, such as:</text:p>
      <text:list text:style-name="L107">
        <text:list-header>
          <text:p text:style-name="P231"><text:soft-page-break/><text:span text:style-name="Strong_20_Emphasis">Special Effects</text:span>:</text:p>
          <text:list>
            <text:list-item>
              <text:p text:style-name="P231">Status effects (e.g., burning, freezing).</text:p>
            </text:list-item>
            <text:list-item>
              <text:p text:style-name="P232">Spectrum-based properties (e.g., elemental damage tied to Spectrums <text:span text:style-name="T71">but not the spectrum effects</text:span>).</text:p>
            </text:list-item>
          </text:list>
        </text:list-header>
      </text:list>
      <text:p text:style-name="Horizontal_20_Line"/>
      <text:h text:style-name="Heading_20_2" text:outline-level="2"><text:span text:style-name="Strong_20_Emphasis">7. Spectrum Interaction</text:span></text:h>
      <text:p text:style-name="Text_20_body">Weapons gain temporary bonuses when used in <text:span text:style-name="Strong_20_Emphasis">Spectrum zones </text:span><text:span text:style-name="Strong_20_Emphasis"><text:span text:style-name="T72">up to a hard cap of 10.</text:span></text:span></text:p>
      <text:list text:style-name="L108">
        <text:list-item>
          <text:p text:style-name="P233"><text:span text:style-name="Strong_20_Emphasis">Red Spectrum</text:span>: Temporarily boosts Power-based weapons.</text:p>
        </text:list-item>
        <text:list-item>
          <text:p text:style-name="P233"><text:span text:style-name="Strong_20_Emphasis">Blue Spectrum</text:span>: Temporarily boosts Speed-based weapons (enhancing range).</text:p>
        </text:list-item>
        <text:list-item>
          <text:p text:style-name="P234"><text:span text:style-name="Strong_20_Emphasis">Purple Spectrum</text:span>: Temporarily boosts Magic-based weapons (e.g., increasing AoE range or status duration).</text:p>
        </text:list-item>
      </text:list>
      <text:p text:style-name="Horizontal_20_Line"/>
      <text:h text:style-name="Heading_20_2" text:outline-level="2"><text:span text:style-name="Strong_20_Emphasis">8. Strategic Considerations</text:span></text:h>
      <text:list text:style-name="L109">
        <text:list-item>
          <text:p text:style-name="P235"><text:span text:style-name="Strong_20_Emphasis">Range Mechanics</text:span>:</text:p>
          <text:list>
            <text:list-item>
              <text:p text:style-name="P236">All weapon ranges depend on <text:span text:style-name="Strong_20_Emphasis">Weapon Speed</text:span>, but Speed-type weapons allow players to include <text:span text:style-name="Strong_20_Emphasis">Player </text:span><text:span text:style-name="Strong_20_Emphasis"><text:span text:style-name="T71">Stamina</text:span></text:span> for long-range attacks.</text:p>
            </text:list-item>
          </text:list>
        </text:list-item>
        <text:list-item>
          <text:p text:style-name="P235"><text:span text:style-name="Strong_20_Emphasis">Stat Allocation</text:span>:</text:p>
          <text:list>
            <text:list-item>
              <text:p text:style-name="P236">Focus on Power for damage, Speed for range, or Magic for AoE and status effects.</text:p>
            </text:list-item>
          </text:list>
        </text:list-item>
        <text:list-item>
          <text:p text:style-name="P235"><text:span text:style-name="Strong_20_Emphasis">Spectrum Synergy</text:span>:</text:p>
          <text:list>
            <text:list-item>
              <text:p text:style-name="P236">Leverage Spectrums to gain temporary boosts for specific weapon stats.</text:p>
            </text:list-item>
          </text:list>
        </text:list-item>
        <text:list-item>
          <text:p text:style-name="P235"><text:span text:style-name="Strong_20_Emphasis">Durability Management</text:span>:</text:p>
          <text:list>
            <text:list-item>
              <text:p text:style-name="P235">Monitor weapon durability (if enabled) to avoid permanent breakage.</text:p>
            </text:list-item>
          </text:list>
        </text:list-item>
      </text:list>
      <text:p text:style-name="Horizontal_20_Line"/>
      <text:h text:style-name="Heading_20_2" text:outline-level="2"><text:span text:style-name="Strong_20_Emphasis">Key Features of Weapons</text:span></text:h>
      <text:list text:style-name="L110">
        <text:list-item>
          <text:p text:style-name="P237"><text:span text:style-name="Strong_20_Emphasis">Weapon Speed and Range</text:span>:</text:p>
          <text:list>
            <text:list-item>
              <text:p text:style-name="P238">All weapons rely on Weapon Speed for range, but Speed-type weapons allow players to combine Player <text:span text:style-name="T71">Stamina</text:span> and Weapon Speed for greater flexibility.</text:p>
            </text:list-item>
          </text:list>
        </text:list-item>
        <text:list-item>
          <text:p text:style-name="P237"><text:span text:style-name="Strong_20_Emphasis">Magic Refinement</text:span>:</text:p>
          <text:list>
            <text:list-item>
              <text:p text:style-name="P238">Weapon Magic governs AoE size and status effect duration for spells, adding strategic depth for magic users.</text:p>
            </text:list-item>
          </text:list>
        </text:list-item>
        <text:list-item>
          <text:p text:style-name="P237"><text:span text:style-name="Strong_20_Emphasis">Durability Tension</text:span>:</text:p>
          <text:list>
            <text:list-item>
              <text:p text:style-name="P237">The optional durability system adds a risk-reward mechanic for players who enjoy resource management.</text:p>
            </text:list-item>
          </text:list>
        </text:list-item>
      </text:list>
      <text:h text:style-name="Heading_20_3" text:outline-level="3"><text:span text:style-name="Strong_20_Emphasis">Rounds and Turns</text:span></text:h>
      <text:p text:style-name="Text_20_body">The structure of <text:span text:style-name="Strong_20_Emphasis">Rounds</text:span> and <text:span text:style-name="Strong_20_Emphasis">Turns</text:span> in SSRPG is designed to offer players flexibility, tactical depth, <text:soft-page-break/>and a dynamic approach to combat and action resolution. Here’s a detailed breakdown to clarify how Rounds and Turns function within the system.</text:p>
      <text:p text:style-name="Horizontal_20_Line"/>
      <text:h text:style-name="Heading_20_2" text:outline-level="2"><text:span text:style-name="Strong_20_Emphasis">1. What Is a Round?</text:span></text:h>
      <text:p text:style-name="Text_20_body">A <text:span text:style-name="Strong_20_Emphasis">Round</text:span> is the overarching time unit in SSRPG, encompassing all player and enemy actions. It begins when initiative is rolled and ends once all participants have completed their turns.</text:p>
      <text:h text:style-name="Heading_20_3" text:outline-level="3"><text:span text:style-name="Strong_20_Emphasis">Key Features of a Round</text:span>:</text:h>
      <text:list text:style-name="L111">
        <text:list-item>
          <text:p text:style-name="P239"><text:span text:style-name="Strong_20_Emphasis">Sequential Action</text:span>:</text:p>
          <text:list>
            <text:list-item>
              <text:p text:style-name="P240">Each combatant (player or NPC) takes their <text:span text:style-name="Strong_20_Emphasis">Turn</text:span> during the Round, based on the Initiative Order.</text:p>
            </text:list-item>
          </text:list>
        </text:list-item>
        <text:list-item>
          <text:p text:style-name="P239"><text:span text:style-name="Strong_20_Emphasis">Simultaneous Progression</text:span>:</text:p>
          <text:list>
            <text:list-item>
              <text:p text:style-name="P240">Rounds represent simultaneous events occurring in the world but resolved in a structured order.</text:p>
            </text:list-item>
          </text:list>
        </text:list-item>
        <text:list-item>
          <text:p text:style-name="P239"><text:span text:style-name="Strong_20_Emphasis">Duration</text:span>:</text:p>
          <text:list>
            <text:list-item>
              <text:p text:style-name="P239">A single Round represents <text:span text:style-name="T71">10</text:span><text:span text:style-name="Strong_20_Emphasis"> seconds of in-game time.</text:span></text:p>
            </text:list-item>
          </text:list>
        </text:list-item>
      </text:list>
      <text:p text:style-name="Horizontal_20_Line"/>
      <text:h text:style-name="Heading_20_2" text:outline-level="2"><text:span text:style-name="Strong_20_Emphasis">2. What Is a Turn?</text:span></text:h>
      <text:p text:style-name="Text_20_body">A <text:span text:style-name="Strong_20_Emphasis">Turn</text:span> is the segment of the Round during which an individual character takes their actions. Players use their available resources, such as Stamina, Vigor, or Mana, to perform actions.</text:p>
      <text:h text:style-name="Heading_20_3" text:outline-level="3"><text:span text:style-name="Strong_20_Emphasis">Key Features of a Turn</text:span>:</text:h>
      <text:list text:style-name="L112">
        <text:list-item>
          <text:p text:style-name="P241"><text:span text:style-name="Strong_20_Emphasis">Resource Management</text:span>:</text:p>
          <text:list>
            <text:list-item>
              <text:p text:style-name="P242">Characters spend points from their dynamic stat pools (<text:span text:style-name="T73">Stamina</text:span>, <text:span text:style-name="T73">Vigor</text:span>, Ma<text:span text:style-name="T73">na</text:span>) to execute actions.</text:p>
            </text:list-item>
          </text:list>
        </text:list-item>
        <text:list-item>
          <text:p text:style-name="P241"><text:span text:style-name="Strong_20_Emphasis">Action Choices</text:span>:</text:p>
          <text:list>
            <text:list-item>
              <text:p text:style-name="P242">Players can move, attack, cast spells, or perform other actions during their Turn.</text:p>
            </text:list-item>
            <text:list-item>
              <text:p text:style-name="P243">Players can use actions during other players turns as interrupts. </text:p>
            </text:list-item>
          </text:list>
        </text:list-item>
        <text:list-item>
          <text:p text:style-name="P244"><text:span text:style-name="Strong_20_Emphasis"><text:span text:style-name="T73">Interruption Actions: </text:span></text:span></text:p>
          <text:list>
            <text:list-item>
              <text:p text:style-name="P244"><text:span text:style-name="Strong_20_Emphasis"><text:span text:style-name="T74">Players who use actions on other players turns must pay an additional cost to do so. This is taken from the appropriate action pool before they can add it to the action they are preforming. Dodging does not count as an interrupt, instead as a defensive response action.</text:span></text:span></text:p>
            </text:list-item>
          </text:list>
        </text:list-item>
        <text:list-item>
          <text:p text:style-name="P241"><text:span text:style-name="Strong_20_Emphasis">Action Resolution</text:span>:</text:p>
          <text:list>
            <text:list-item>
              <text:p text:style-name="P241">All actions a player takes are resolved immediately <text:span text:style-name="T73">after calculation, </text:span><text:span text:style-name="T75">as needed.</text:span></text:p>
            </text:list-item>
            <text:list-item>
              <text:p text:style-name="P245">Players can end their turns without spending all of their actions.</text:p>
            </text:list-item>
          </text:list>
        </text:list-item>
      </text:list>
      <text:p text:style-name="Horizontal_20_Line"/>
      <text:h text:style-name="Heading_20_2" text:outline-level="2"><text:soft-page-break/><text:span text:style-name="Strong_20_Emphasis">3. Turn Structure</text:span></text:h>
      <text:h text:style-name="Heading_20_3" text:outline-level="3"><text:span text:style-name="Strong_20_Emphasis">A. Initiative and Turn Order</text:span>:</text:h>
      <text:list text:style-name="L113">
        <text:list-item>
          <text:p text:style-name="P246"><text:span text:style-name="Strong_20_Emphasis">Initiative Roll</text:span>:</text:p>
          <text:list>
            <text:list-item>
              <text:p text:style-name="P247">At the start of combat, each participant rolls a <text:span text:style-name="Strong_20_Emphasis">D20</text:span>, adding their <text:span text:style-name="T76">Stamina</text:span><text:span text:style-name="Strong_20_Emphasis"> stat</text:span> as a modifier.</text:p>
            </text:list-item>
            <text:list-item>
              <text:p text:style-name="P247">The highest roll acts first, followed by others in descending order.</text:p>
            </text:list-item>
          </text:list>
        </text:list-item>
        <text:list-item>
          <text:p text:style-name="P246"><text:span text:style-name="Strong_20_Emphasis">Tiebreakers</text:span>:</text:p>
          <text:list>
            <text:list-item>
              <text:p text:style-name="P247">Ties are resolved by the GM or by comparing <text:span text:style-name="T75">Stamina</text:span> stats.</text:p>
            </text:list-item>
          </text:list>
        </text:list-item>
        <text:list-item>
          <text:p text:style-name="P246"><text:span text:style-name="Strong_20_Emphasis">Re-Rolling Initiative</text:span>:</text:p>
          <text:list>
            <text:list-item>
              <text:p text:style-name="P246">Initiative is <text:span text:style-name="T75">re rolled at the beginning of every round, player add their current stamina stats to the roll not the base. Stamina is not spent for initiative rolls.</text:span></text:p>
            </text:list-item>
          </text:list>
        </text:list-item>
      </text:list>
      <text:p text:style-name="Horizontal_20_Line"/>
      <text:h text:style-name="Heading_20_3" text:outline-level="3"><text:span text:style-name="Strong_20_Emphasis">B. Actions on Your Turn</text:span>:</text:h>
      <text:p text:style-name="Text_20_body">During their Turn, a character may spend their resources on the following:</text:p>
      <text:h text:style-name="Heading_20_4" text:outline-level="4"><text:span text:style-name="Strong_20_Emphasis">1. Movement</text:span>:</text:h>
      <text:list text:style-name="L114">
        <text:list-item>
          <text:p text:style-name="P248">Spend <text:span text:style-name="Strong_20_Emphasis">1 Speed point</text:span> to move a number of hexes equal to your current <text:span text:style-name="Strong_20_Emphasis">Speed stat</text:span>.</text:p>
        </text:list-item>
        <text:list-item>
          <text:p text:style-name="P249">Example: A character with Speed = 5 can move <text:span text:style-name="Strong_20_Emphasis">5 hexes</text:span> for 1 Speed point.</text:p>
        </text:list-item>
      </text:list>
      <text:h text:style-name="Heading_20_4" text:outline-level="4"><text:span text:style-name="Strong_20_Emphasis">2. Attacks</text:span>:</text:h>
      <text:list text:style-name="L115">
        <text:list-item>
          <text:p text:style-name="P250"><text:span text:style-name="Strong_20_Emphasis">Melee Attacks</text:span>:</text:p>
          <text:list>
            <text:list-item>
              <text:p text:style-name="P250">Spend <text:span text:style-name="Strong_20_Emphasis">1 Power point</text:span> to make a melee attack.</text:p>
            </text:list-item>
            <text:list-item>
              <text:p text:style-name="P250">Roll to hit and calculate damage based on the rules for melee combat.</text:p>
            </text:list-item>
          </text:list>
        </text:list-item>
        <text:list-item>
          <text:p text:style-name="P250"><text:span text:style-name="Strong_20_Emphasis">Ranged Attacks</text:span>:</text:p>
          <text:list>
            <text:list-item>
              <text:p text:style-name="P250">Spend <text:span text:style-name="Strong_20_Emphasis">1 Power point</text:span> to make an attack using a Speed-based weapon.</text:p>
            </text:list-item>
            <text:list-item>
              <text:p text:style-name="P250">Determine range using the weapon’s Speed (or Player Speed + Weapon Speed for Speed-type weapons).</text:p>
            </text:list-item>
          </text:list>
        </text:list-item>
        <text:list-item>
          <text:p text:style-name="P250"><text:span text:style-name="Strong_20_Emphasis">Magic Attacks</text:span>:</text:p>
          <text:list>
            <text:list-item>
              <text:p text:style-name="P250">Spend <text:span text:style-name="Strong_20_Emphasis">Mana points</text:span> to cast a spell or use a magical ability.</text:p>
            </text:list-item>
            <text:list-item>
              <text:p text:style-name="P251">Damage and effects are based on Mana spent and the spell’s level.</text:p>
            </text:list-item>
          </text:list>
        </text:list-item>
      </text:list>
      <text:h text:style-name="Heading_20_4" text:outline-level="4"><text:span text:style-name="Strong_20_Emphasis">3. Defensive Actions</text:span>:</text:h>
      <text:list text:style-name="L116">
        <text:list-item>
          <text:p text:style-name="P252"><text:span text:style-name="Strong_20_Emphasis">Dodging</text:span>:</text:p>
          <text:list>
            <text:list-item>
              <text:p text:style-name="P252">Spend <text:span text:style-name="Strong_20_Emphasis">1 </text:span><text:span text:style-name="Strong_20_Emphasis"><text:span text:style-name="T75">Stamina</text:span></text:span><text:span text:style-name="Strong_20_Emphasis"> point</text:span> to make a dodge roll, using your <text:span text:style-name="T75">Stamina</text:span> stat to enhance the roll.</text:p>
            </text:list-item>
            <text:list-item>
              <text:p text:style-name="P253">Reduction cost doesn’t happen until after the calculation, if you dodged or got hit.</text:p>
            </text:list-item>
          </text:list>
        </text:list-item>
        <text:list-item>
          <text:p text:style-name="P252"><text:span text:style-name="Strong_20_Emphasis">Blocking</text:span> (optional or ability-based):</text:p>
          <text:list>
            <text:list-item>
              <text:p text:style-name="P254">Specific proficiencies or abilities may <text:span text:style-name="T75">add to</text:span> blocking as a defensive action.</text:p>
            </text:list-item>
            <text:list-item>
              <text:p text:style-name="P254"><text:line-break/>Players can reduce 1 vigor to roll to block. If they succeed they take reduced damage <text:soft-page-break/>based on their current vigor stat after they have spent to roll to block. </text:p>
            </text:list-item>
            <text:list-item>
              <text:p text:style-name="P255">Reduction cost happens before the roll to hit/block.</text:p>
            </text:list-item>
          </text:list>
        </text:list-item>
      </text:list>
      <text:h text:style-name="P256" text:outline-level="4"><text:span text:style-name="Strong_20_Emphasis">4. Interacting with the Environment</text:span>:</text:h>
      <text:list text:style-name="L117">
        <text:list-item>
          <text:p text:style-name="P257">Use <text:span text:style-name="T75">Stamina</text:span> or other stats to:</text:p>
          <text:list>
            <text:list-item>
              <text:p text:style-name="P258">Open doors, pick up objects, or perform skill checks.</text:p>
            </text:list-item>
          </text:list>
        </text:list-item>
      </text:list>
      <text:h text:style-name="Heading_20_4" text:outline-level="4"><text:span text:style-name="Strong_20_Emphasis">5. Special Actions</text:span>:</text:h>
      <text:list text:style-name="L118">
        <text:list-item>
          <text:p text:style-name="P259">Activate abilities, augmentations, or use items. These actions typically cost <text:span text:style-name="Strong_20_Emphasis">1 </text:span><text:span text:style-name="Strong_20_Emphasis"><text:span text:style-name="T77">Stamina</text:span></text:span><text:span text:style-name="Strong_20_Emphasis"> point</text:span> unless stated otherwise.</text:p>
        </text:list-item>
      </text:list>
      <text:p text:style-name="Horizontal_20_Line"/>
      <text:h text:style-name="Heading_20_3" text:outline-level="3"><text:span text:style-name="Strong_20_Emphasis">C. Interrupting Turns</text:span>:</text:h>
      <text:list text:style-name="L119">
        <text:list-item>
          <text:p text:style-name="P260"><text:span text:style-name="Strong_20_Emphasis">Out-of-Turn Actions</text:span>:</text:p>
          <text:list>
            <text:list-item>
              <text:p text:style-name="P260">Players can spend <text:span text:style-name="T77">core stats</text:span> to perform actions outside their Turn (e.g., dodging an attack or <text:span text:style-name="T77">counter attacking</text:span>).</text:p>
            </text:list-item>
          </text:list>
        </text:list-item>
        <text:list-item>
          <text:p text:style-name="P260"><text:span text:style-name="Strong_20_Emphasis">Resource Renewal</text:span>:</text:p>
          <text:list>
            <text:list-item>
              <text:p text:style-name="P261"><text:span text:style-name="T77">Stamina</text:span>, <text:span text:style-name="T77">Vigo</text:span>r, and M<text:span text:style-name="T77">ana</text:span> regenerate <text:span text:style-name="Strong_20_Emphasis">at the start of your Turn</text:span>.</text:p>
            </text:list-item>
          </text:list>
        </text:list-item>
      </text:list>
      <text:p text:style-name="Horizontal_20_Line"/>
      <text:h text:style-name="Heading_20_2" text:outline-level="2"><text:span text:style-name="Strong_20_Emphasis">4. End of Round Effects</text:span></text:h>
      <text:p text:style-name="Text_20_body">At the end of the Round:</text:p>
      <text:list text:style-name="L120">
        <text:list-item>
          <text:p text:style-name="P262"><text:span text:style-name="Strong_20_Emphasis">Status Effects</text:span>:</text:p>
          <text:list>
            <text:list-item>
              <text:p text:style-name="P263">Conditions such as <text:span text:style-name="Strong_20_Emphasis">Burn</text:span> or <text:span text:style-name="Strong_20_Emphasis">Poison</text:span> are resolved <text:span text:style-name="T77">per action not dictated by round.</text:span></text:p>
            </text:list-item>
            <text:list-item>
              <text:p text:style-name="P263">Spectrums influencing the battlefield may activate or diminish.</text:p>
            </text:list-item>
          </text:list>
        </text:list-item>
        <text:list-item>
          <text:p text:style-name="P262"><text:span text:style-name="Strong_20_Emphasis">Resource Recovery</text:span>:</text:p>
          <text:list>
            <text:list-item>
              <text:p text:style-name="P263">Resources do <text:span text:style-name="Strong_20_Emphasis">not regenerate</text:span> at the end of the Round; recovery happens at the start of a character’s Turn.</text:p>
            </text:list-item>
          </text:list>
        </text:list-item>
        <text:list-item>
          <text:p text:style-name="P262"><text:span text:style-name="Strong_20_Emphasis">Environmental Shifts</text:span>:</text:p>
          <text:list>
            <text:list-item>
              <text:p text:style-name="P262">The GM may trigger changes in the environment (e.g., shifting Spectrum zones, new enemy spawns).</text:p>
            </text:list-item>
          </text:list>
        </text:list-item>
      </text:list>
      <text:p text:style-name="Horizontal_20_Line"/>
      <text:h text:style-name="Heading_20_2" text:outline-level="2"><text:span text:style-name="Strong_20_Emphasis">5. Key Mechanics for Rounds and Turns</text:span></text:h>
      <text:h text:style-name="Heading_20_3" text:outline-level="3"><text:span text:style-name="Strong_20_Emphasis">A. Resource Management</text:span>:</text:h>
      <text:list text:style-name="L121">
        <text:list-item>
          <text:p text:style-name="P264"><text:span text:style-name="Strong_20_Emphasis">Dynamic Stat Pools</text:span>:</text:p>
          <text:list>
            <text:list-item>
              <text:p text:style-name="P264">S<text:span text:style-name="T77">tamina, Vigor and Mana</text:span> are spent during Turns and regenerate at the start of the character’s next Turn.</text:p>
            </text:list-item>
          </text:list>
        </text:list-item>
        <text:list-item>
          <text:p text:style-name="P264"><text:soft-page-break/><text:span text:style-name="Strong_20_Emphasis">Flexible Action Economy</text:span>:</text:p>
          <text:list>
            <text:list-item>
              <text:p text:style-name="P265">Players can use their resources creatively, combining movement, attacks, and special actions <text:span text:style-name="T77">during the round</text:span>.</text:p>
            </text:list-item>
          </text:list>
        </text:list-item>
      </text:list>
      <text:p text:style-name="Horizontal_20_Line"/>
      <text:h text:style-name="Heading_20_3" text:outline-level="3"><text:span text:style-name="Strong_20_Emphasis">B. Spectrum Influence</text:span>:</text:h>
      <text:list text:style-name="L122">
        <text:list-item>
          <text:p text:style-name="P266">Spectrums within the battlefield may temporarily enhance stats or provide tactical advantages.</text:p>
        </text:list-item>
        <text:list-item>
          <text:p text:style-name="P267">Players must plan their actions to maximize Spectrum benefits.</text:p>
        </text:list-item>
      </text:list>
      <text:p text:style-name="Horizontal_20_Line"/>
      <text:h text:style-name="Heading_20_3" text:outline-level="3"><text:span text:style-name="Strong_20_Emphasis">C. Strategy and Turn Timing</text:span>:</text:h>
      <text:list text:style-name="L123">
        <text:list-item>
          <text:p text:style-name="P268"><text:span text:style-name="Strong_20_Emphasis">Action Economy</text:span>:</text:p>
          <text:list>
            <text:list-item>
              <text:p text:style-name="P268">Effective use of <text:span text:style-name="T77">core stats</text:span> maximizes a <text:span text:style-name="T77">turn or rounds</text:span> impact.</text:p>
            </text:list-item>
          </text:list>
        </text:list-item>
        <text:list-item>
          <text:p text:style-name="P268"><text:span text:style-name="Strong_20_Emphasis">Interruptive Play</text:span>:</text:p>
          <text:list>
            <text:list-item>
              <text:p text:style-name="P269">Spending <text:span text:style-name="T77">Action</text:span> points outside your Turn can turn the tide of combat but reduces your resources for your next <text:span text:style-name="T77">turn</text:span>.</text:p>
            </text:list-item>
          </text:list>
        </text:list-item>
      </text:list>
      <text:p text:style-name="Horizontal_20_Line"/>
      <text:h text:style-name="Heading_20_2" text:outline-level="2"><text:span text:style-name="Strong_20_Emphasis">6. Strategic Considerations for Rounds and Turns</text:span></text:h>
      <text:list text:style-name="L124">
        <text:list-item>
          <text:p text:style-name="P270"><text:span text:style-name="Strong_20_Emphasis">Initiative Importance</text:span>:</text:p>
          <text:list>
            <text:list-item>
              <text:p text:style-name="P271">High Initiative provides early opportunities to control the battlefield.</text:p>
            </text:list-item>
          </text:list>
        </text:list-item>
        <text:list-item>
          <text:p text:style-name="P270"><text:span text:style-name="Strong_20_Emphasis">Resource Conservation</text:span>:</text:p>
          <text:list>
            <text:list-item>
              <text:p text:style-name="P271">Balancing aggression and resource preservation is critical, as depleted stats limit flexibility in future Rounds.</text:p>
            </text:list-item>
          </text:list>
        </text:list-item>
        <text:list-item>
          <text:p text:style-name="P270"><text:span text:style-name="Strong_20_Emphasis">Spectrum Utilization</text:span>:</text:p>
          <text:list>
            <text:list-item>
              <text:p text:style-name="P271">Positioning within Spectrum zones can provide vital advantages during a Turn.</text:p>
            </text:list-item>
          </text:list>
        </text:list-item>
        <text:list-item>
          <text:p text:style-name="P270"><text:span text:style-name="Strong_20_Emphasis">Team Coordination</text:span>:</text:p>
          <text:list>
            <text:list-item>
              <text:p text:style-name="P270">Timing actions with allies can maximize damage output or create defensive opportunities.</text:p>
            </text:list-item>
          </text:list>
        </text:list-item>
      </text:list>
      <text:p text:style-name="Horizontal_20_Line"/>
      <text:h text:style-name="Heading_20_2" text:outline-level="2"><text:span text:style-name="Strong_20_Emphasis">7. Key Features of Rounds and Turns in SSRPG</text:span></text:h>
      <text:list text:style-name="L125">
        <text:list-item>
          <text:p text:style-name="P272"><text:span text:style-name="Strong_20_Emphasis">Dynamic Resource Pools</text:span>:</text:p>
          <text:list>
            <text:list-item>
              <text:p text:style-name="P273"><text:span text:style-name="T77">Stamina</text:span>, <text:span text:style-name="T77">Vigor</text:span>, and Ma<text:span text:style-name="T77">na</text:span> fluctuate throughout combat, requiring constant tactical adjustment.</text:p>
            </text:list-item>
          </text:list>
        </text:list-item>
        <text:list-item>
          <text:p text:style-name="P272"><text:span text:style-name="Strong_20_Emphasis">Out-of-Turn Actions</text:span>:</text:p>
          <text:list>
            <text:list-item>
              <text:p text:style-name="P273">Players can act outside their Turns by spending <text:span text:style-name="T77">Core stat</text:span> points, adding dynamism to combat.</text:p>
            </text:list-item>
          </text:list>
        </text:list-item>
        <text:list-item>
          <text:p text:style-name="P272"><text:span text:style-name="Strong_20_Emphasis">Spectrum Interaction</text:span>:</text:p>
          <text:list>
            <text:list-item>
              <text:p text:style-name="P273"><text:soft-page-break/>Environmental effects like Spectrums introduce strategic elements to positioning and resource use.</text:p>
            </text:list-item>
          </text:list>
        </text:list-item>
        <text:list-item>
          <text:p text:style-name="P272"><text:span text:style-name="Strong_20_Emphasis">Flexibility and Strategy</text:span>:</text:p>
          <text:list>
            <text:list-item>
              <text:p text:style-name="P272">The Turn system allows for creative problem-solving and adaptability, rewarding thoughtful play.</text:p>
            </text:list-item>
          </text:list>
        </text:list-item>
      </text:list>
      <text:h text:style-name="Heading_20_3" text:outline-level="3"><text:span text:style-name="Strong_20_Emphasis">Spectrum Mechanics </text:span></text:h>
      <text:p text:style-name="Text_20_body">The <text:span text:style-name="Strong_20_Emphasis">Spectrum</text:span> system introduces dynamic, environment-based mechanics that influence player stats, strategies, and combat outcomes. Spectrum <text:span text:style-name="T77">zones</text:span> are powerful resources, tied to the world’s magic, offering temporary boosts, effects, and tactical opportunities.</text:p>
      <text:p text:style-name="Horizontal_20_Line"/>
      <text:h text:style-name="Heading_20_2" text:outline-level="2"><text:span text:style-name="Strong_20_Emphasis">1. What Are Spectrum </text:span><text:span text:style-name="Strong_20_Emphasis"><text:span text:style-name="T77">Zones?</text:span></text:span></text:h>
      <text:p text:style-name="Text_20_body">Spectrum <text:span text:style-name="T77">zones</text:span> are <text:span text:style-name="Strong_20_Emphasis">environmental magical fields</text:span> represented by distinct colors. Each Spectrum influences specific stats or mechanics, providing temporary bonuses to characters who interact with them. Spectrum <text:span text:style-name="T77">zones</text:span> are finite resources and deplete as they are utilized.</text:p>
      <text:p text:style-name="Horizontal_20_Line"/>
      <text:h text:style-name="Heading_20_2" text:outline-level="2"><text:span text:style-name="Strong_20_Emphasis">2. Spectrum Colors and Effects</text:span></text:h>
      <text:p text:style-name="Text_20_body">Each Spectrum color corresponds to a stat or mechanic, with unique properties and gameplay impacts:</text:p>
      <text:h text:style-name="Heading_20_3" text:outline-level="3"><text:span text:style-name="Strong_20_Emphasis">White Spectrum</text:span>:</text:h>
      <text:list text:style-name="L126">
        <text:list-item>
          <text:p text:style-name="P274"><text:span text:style-name="Strong_20_Emphasis">Associated Stat</text:span>: Health.</text:p>
        </text:list-item>
        <text:list-item>
          <text:p text:style-name="P274"><text:span text:style-name="Strong_20_Emphasis">Effect</text:span>:</text:p>
          <text:list>
            <text:list-item>
              <text:p text:style-name="P274">Temporarily increases the character’s Health Pool by <text:span text:style-name="Strong_20_Emphasis">Level × 10</text:span>.</text:p>
            </text:list-item>
            <text:list-item>
              <text:p text:style-name="P274">Amplifies healing effects within the Spectrum’s area.</text:p>
            </text:list-item>
          </text:list>
        </text:list-item>
        <text:list-item>
          <text:p text:style-name="P275"><text:span text:style-name="Strong_20_Emphasis">Key Note</text:span>: White Spectrum does not deplete Health; it only provides boosts.</text:p>
        </text:list-item>
      </text:list>
      <text:p text:style-name="Horizontal_20_Line"/>
      <text:h text:style-name="Heading_20_3" text:outline-level="3"><text:span text:style-name="Strong_20_Emphasis">Red Spectrum</text:span>:</text:h>
      <text:list text:style-name="L127">
        <text:list-item>
          <text:p text:style-name="P276"><text:span text:style-name="Strong_20_Emphasis">Associated Stat</text:span>: <text:span text:style-name="T77">Vigor</text:span> (Melee and Strength-based abilities).</text:p>
        </text:list-item>
        <text:list-item>
          <text:p text:style-name="P276"><text:span text:style-name="Strong_20_Emphasis">Effect</text:span>:</text:p>
          <text:list>
            <text:list-item>
              <text:p text:style-name="P276">Temporarily increases the character’s <text:span text:style-name="T78">Vigor</text:span><text:span text:style-name="Strong_20_Emphasis"> stat</text:span>.</text:p>
            </text:list-item>
            <text:list-item>
              <text:p text:style-name="P276">Enhances melee attack damage.</text:p>
            </text:list-item>
          </text:list>
        </text:list-item>
        <text:list-item>
          <text:p text:style-name="P277"><text:span text:style-name="Strong_20_Emphasis">Key Note</text:span>: Red Spectrum has no effect on <text:span text:style-name="T77">Mana</text:span>.</text:p>
        </text:list-item>
      </text:list>
      <text:p text:style-name="Horizontal_20_Line"/>
      <text:h text:style-name="Heading_20_3" text:outline-level="3"><text:span text:style-name="Strong_20_Emphasis">Blue Spectrum</text:span>:</text:h>
      <text:list text:style-name="L128">
        <text:list-item>
          <text:p text:style-name="P278"><text:span text:style-name="Strong_20_Emphasis">Associated Stat</text:span>: <text:span text:style-name="T77">Stamina</text:span>.</text:p>
        </text:list-item>
        <text:list-item>
          <text:p text:style-name="P278"><text:span text:style-name="Strong_20_Emphasis">Effect</text:span>:</text:p>
          <text:list>
            <text:list-item>
              <text:p text:style-name="P278"><text:soft-page-break/>Temporarily increases the character’s <text:span text:style-name="T78">Stamina</text:span><text:span text:style-name="Strong_20_Emphasis"> stat</text:span>.</text:p>
            </text:list-item>
            <text:list-item>
              <text:p text:style-name="P278">Improves movement range, dodging ability, and item usage.</text:p>
            </text:list-item>
          </text:list>
        </text:list-item>
        <text:list-item>
          <text:p text:style-name="P279"><text:span text:style-name="Strong_20_Emphasis">Key Note</text:span>: Blue Spectrum influences range for Speed-type weapons.</text:p>
        </text:list-item>
      </text:list>
      <text:p text:style-name="Horizontal_20_Line"/>
      <text:h text:style-name="Heading_20_3" text:outline-level="3"><text:span text:style-name="Strong_20_Emphasis">Purple Spectrum</text:span>:</text:h>
      <text:list text:style-name="L129">
        <text:list-item>
          <text:p text:style-name="P280"><text:span text:style-name="Strong_20_Emphasis">Associated Stat</text:span>: <text:span text:style-name="T77">Mana</text:span>.</text:p>
        </text:list-item>
        <text:list-item>
          <text:p text:style-name="P280"><text:span text:style-name="Strong_20_Emphasis">Effect</text:span>:</text:p>
          <text:list>
            <text:list-item>
              <text:p text:style-name="P280">Temporarily increases the character’s <text:span text:style-name="Strong_20_Emphasis">Ma</text:span><text:span text:style-name="Strong_20_Emphasis"><text:span text:style-name="T77">na</text:span></text:span><text:span text:style-name="Strong_20_Emphasis"> stat</text:span>.</text:p>
            </text:list-item>
            <text:list-item>
              <text:p text:style-name="P281">Enhances AoE size, status effect duration, and spell potency.</text:p>
            </text:list-item>
          </text:list>
        </text:list-item>
      </text:list>
      <text:p text:style-name="Horizontal_20_Line"/>
      <text:h text:style-name="Heading_20_3" text:outline-level="3"><text:span text:style-name="Strong_20_Emphasis">Yellow Spectrum (Hope)</text:span>:</text:h>
      <text:list text:style-name="L130">
        <text:list-item>
          <text:p text:style-name="P282"><text:span text:style-name="Strong_20_Emphasis">Associated Stat</text:span>: Hope.</text:p>
        </text:list-item>
        <text:list-item>
          <text:p text:style-name="P282"><text:span text:style-name="Strong_20_Emphasis">Effect</text:span>:</text:p>
          <text:list>
            <text:list-item>
              <text:p text:style-name="P282">Temporarily increases the character’s <text:span text:style-name="Strong_20_Emphasis">Hope stat</text:span>.</text:p>
            </text:list-item>
            <text:list-item>
              <text:p text:style-name="P283">Allows for greater chances to influence dice rolls.</text:p>
            </text:list-item>
          </text:list>
        </text:list-item>
      </text:list>
      <text:p text:style-name="Horizontal_20_Line"/>
      <text:h text:style-name="Heading_20_3" text:outline-level="3"><text:span text:style-name="Strong_20_Emphasis">Green Spectrum</text:span>:</text:h>
      <text:list text:style-name="L131">
        <text:list-item>
          <text:p text:style-name="P284"><text:span text:style-name="Strong_20_Emphasis">Associated Resource</text:span>: Prisms.</text:p>
        </text:list-item>
        <text:list-item>
          <text:p text:style-name="P284"><text:span text:style-name="Strong_20_Emphasis">Effect</text:span>:</text:p>
          <text:list>
            <text:list-item>
              <text:p text:style-name="P284">Provides opportunities to harvest <text:span text:style-name="Strong_20_Emphasis">Prisms</text:span>.</text:p>
            </text:list-item>
            <text:list-item>
              <text:p text:style-name="P285">Green Spectrum zones are rare and valuable for character progression.</text:p>
            </text:list-item>
          </text:list>
        </text:list-item>
      </text:list>
      <text:p text:style-name="Horizontal_20_Line"/>
      <text:h text:style-name="Heading_20_3" text:outline-level="3"><text:span text:style-name="Strong_20_Emphasis">Black Spectrum (Void)</text:span>:</text:h>
      <text:list text:style-name="L132">
        <text:list-item>
          <text:p text:style-name="P286"><text:span text:style-name="Strong_20_Emphasis">Effect</text:span>:</text:p>
          <text:list>
            <text:list-item>
              <text:p text:style-name="P286">Absorbs and drains stats within its influence, reducing stat pools by <text:span text:style-name="Strong_20_Emphasis">1–5 points per round</text:span>.</text:p>
            </text:list-item>
            <text:list-item>
              <text:p text:style-name="P286">Can target any pool except Health.</text:p>
            </text:list-item>
            <text:list-item>
              <text:p text:style-name="P287">Black spectrum zones do not go dormant.</text:p>
            </text:list-item>
          </text:list>
        </text:list-item>
        <text:list-item>
          <text:p text:style-name="P288"><text:span text:style-name="Strong_20_Emphasis">Key Note</text:span>: Black Spectrum fields are dangerous and often used as environmental hazards or challenges.</text:p>
        </text:list-item>
      </text:list>
      <text:p text:style-name="Horizontal_20_Line"/>
      <text:h text:style-name="Heading_20_2" text:outline-level="2"><text:span text:style-name="Strong_20_Emphasis">3. Spectrum Interaction Rules</text:span></text:h>
      <text:h text:style-name="Heading_20_3" text:outline-level="3"><text:span text:style-name="Strong_20_Emphasis">A. Drawing from a Spectrum</text:span>:</text:h>
      <text:list text:style-name="L133">
        <text:list-item>
          <text:p text:style-name="P289"><text:span text:style-name="Strong_20_Emphasis">Absorption Process</text:span>:</text:p>
          <text:list>
            <text:list-item>
              <text:p text:style-name="P290"><text:soft-page-break/>Characters can draw from a Spectrum by spending a <text:span text:style-name="Strong_20_Emphasis">Speed point</text:span>.</text:p>
            </text:list-item>
            <text:list-item>
              <text:p text:style-name="P290">The player absorbs points equal to the Spectrum’s level, applied to the corresponding stat.</text:p>
            </text:list-item>
            <text:list-item>
              <text:p text:style-name="P290">Example: A Level 3 Red Spectrum provides <text:span text:style-name="Strong_20_Emphasis">+3 Power</text:span> when absorbed.</text:p>
            </text:list-item>
          </text:list>
        </text:list-item>
        <text:list-item>
          <text:p text:style-name="P289"><text:span text:style-name="Strong_20_Emphasis">Temporary Buffs</text:span>:</text:p>
          <text:list>
            <text:list-item>
              <text:p text:style-name="P290">Stat increases from Spectrums are temporary, lasting for <text:span text:style-name="Strong_20_Emphasis">Spectrum Level turns</text:span>.</text:p>
            </text:list-item>
            <text:list-item>
              <text:p text:style-name="P290">Buffs decay by <text:span text:style-name="Strong_20_Emphasis">1 point per turn</text:span> until fully depleted.</text:p>
            </text:list-item>
          </text:list>
        </text:list-item>
        <text:list-item>
          <text:p text:style-name="P289"><text:span text:style-name="Strong_20_Emphasis">Overcapping Stats</text:span>:</text:p>
          <text:list>
            <text:list-item>
              <text:p text:style-name="P289">Spectrums can temporarily increase stats beyond their usual cap (e.g., exceeding the max of 5 up to a hard cap of 10).</text:p>
            </text:list-item>
          </text:list>
        </text:list-item>
      </text:list>
      <text:p text:style-name="Horizontal_20_Line"/>
      <text:h text:style-name="P291" text:outline-level="3"><text:span text:style-name="Strong_20_Emphasis">B. Spectrum Depletion</text:span>:</text:h>
      <text:list text:style-name="L134">
        <text:list-item>
          <text:p text:style-name="P292">Each time a player draws from a Spectrum, its resource pool decreases by the amount absorbed.</text:p>
        </text:list-item>
        <text:list-item>
          <text:p text:style-name="P293">A Spectrum fully depletes when its pool reaches 0 and <text:span text:style-name="T79">becomes a dormant zone</text:span>.</text:p>
        </text:list-item>
      </text:list>
      <text:p text:style-name="Horizontal_20_Line"/>
      <text:h text:style-name="P291" text:outline-level="3"><text:span text:style-name="Strong_20_Emphasis">C. </text:span><text:span text:style-name="Strong_20_Emphasis"><text:span text:style-name="T80">Dormant Spectrum Zones:</text:span></text:span></text:h>
      <text:list text:style-name="L135">
        <text:list-item>
          <text:p text:style-name="P294"><text:span text:style-name="Strong_20_Emphasis"><text:span text:style-name="T81">Spectrum zones that have had their resources drained become dormant, producing a grey AoE of their total level. The grey area absorbs characters stats by its level based and the original type of spectrum zone. IE if a Yellow SZ was lvl5 and is now dormant, it will absorb up to 5 Hope from any character who steps within range of it. </text:span></text:span></text:p>
        </text:list-item>
        <text:list-item>
          <text:p text:style-name="P294"><text:span text:style-name="Strong_20_Emphasis"><text:span text:style-name="T81">Doesn’t become active until the full total level has been absorbed, does not reduce the grey AoE until the Dormant Spectrum re activates.</text:span></text:span></text:p>
        </text:list-item>
        <text:list-item>
          <text:p text:style-name="P294"><text:span text:style-name="Strong_20_Emphasis"><text:span text:style-name="T81">When White Spectrum Zones become dormant, they become Black </text:span></text:span><text:span text:style-name="Strong_20_Emphasis"><text:span text:style-name="T82">Spectrum</text:span></text:span><text:span text:style-name="Strong_20_Emphasis"><text:span text:style-name="T81"> zones </text:span></text:span><text:span text:style-name="Strong_20_Emphasis"><text:span text:style-name="T82">after a dormant stat that absorbs all core stats in equal measure</text:span></text:span><text:span text:style-name="Strong_20_Emphasis"><text:span text:style-name="T81">.</text:span></text:span></text:p>
        </text:list-item>
        <text:list-item>
          <text:p text:style-name="P295"><text:span text:style-name="Strong_20_Emphasis"><text:span text:style-name="T82">Black Spectrum Zones don’t become dormant unless a player expends Vibrant or Vivid Prisms to do so, the cost is the same as normal leveling. If a Black Spectrum Zone becomes Dormant, it changes to a White Spectrum Zone when it re activates. The dormant zone absorbs all core stats in equal measure. Once filled then activates as a White Spectrum Zone.</text:span></text:span></text:p>
        </text:list-item>
      </text:list>
      <text:h text:style-name="P296" text:outline-level="3"><text:span text:style-name="Strong_20_Emphasis"><text:span text:style-name="T80">D. </text:span></text:span><text:span text:style-name="Strong_20_Emphasis"><text:span text:style-name="T83">Choosing to collect</text:span></text:span><text:span text:style-name="Strong_20_Emphasis"><text:span text:style-name="T84"> or not from zones:</text:span></text:span></text:h>
      <text:list text:style-name="L136">
        <text:list-item>
          <text:p text:style-name="P297"><text:span text:style-name="Strong_20_Emphasis"><text:span text:style-name="T85">Characters within the spectrum zones gain the benefits without needing to absorb them. They immediately lose the benefits when they leave the zone. A character can absorb the benefits and keep them until the benefits are used up. The dormant zone activates after depletion on the beginning of the next round. Depleted spectrum zones do not produce anything.</text:span></text:span></text:p>
        </text:list-item>
      </text:list>
      <text:h text:style-name="P296" text:outline-level="3"><text:span text:style-name="Strong_20_Emphasis"><text:span text:style-name="T84">E. </text:span></text:span><text:span text:style-name="Strong_20_Emphasis">Spectrum Prioritization</text:span>:</text:h>
      <text:list text:style-name="L137">
        <text:list-item>
          <text:p text:style-name="P298"><text:span text:style-name="Strong_20_Emphasis">Strategic Use</text:span>:</text:p>
          <text:list>
            <text:list-item>
              <text:p text:style-name="P299">Players may prioritize drawing from Spectrums to deny enemies access to their benefits.</text:p>
            </text:list-item>
            <text:list-item>
              <text:p text:style-name="P299">Example: A mage in a Red Spectrum may absorb <text:span text:style-name="T80">Vigor</text:span> to prevent a melee-based enemy <text:soft-page-break/>from gaining the boost <text:span text:style-name="T80">and creating a </text:span><text:span text:style-name="T84">dormant</text:span><text:span text:style-name="T80"> </text:span><text:span text:style-name="T84">zone</text:span><text:span text:style-name="T80"> that would absorb Vigor instead.</text:span></text:p>
            </text:list-item>
          </text:list>
        </text:list-item>
        <text:list-item>
          <text:p text:style-name="P298"><text:span text:style-name="Strong_20_Emphasis">Team Coordination</text:span>:</text:p>
          <text:list>
            <text:list-item>
              <text:p text:style-name="P298">Teams must strategically decide who draws from which Spectrum to optimize collective benefits <text:span text:style-name="T80">and when or how to utilize the dormant zones.</text:span></text:p>
            </text:list-item>
          </text:list>
        </text:list-item>
      </text:list>
      <text:p text:style-name="Horizontal_20_Line"/>
      <text:h text:style-name="Heading_20_2" text:outline-level="2"><text:span text:style-name="Strong_20_Emphasis">4. Tactical Implications of Spectrum </text:span><text:span text:style-name="Strong_20_Emphasis"><text:span text:style-name="T86">Zones</text:span></text:span></text:h>
      <text:h text:style-name="Heading_20_3" text:outline-level="3"><text:span text:style-name="Strong_20_Emphasis">A. Combat Utility</text:span>:</text:h>
      <text:list text:style-name="L138">
        <text:list-item>
          <text:p text:style-name="P300"><text:span text:style-name="Strong_20_Emphasis">Health Maintenance</text:span>:</text:p>
          <text:list>
            <text:list-item>
              <text:p text:style-name="P300">White Spectrums are vital in long battles, allowing players to sustain their Health Pools.</text:p>
            </text:list-item>
          </text:list>
        </text:list-item>
        <text:list-item>
          <text:p text:style-name="P300"><text:span text:style-name="Strong_20_Emphasis">Damage Optimization</text:span>:</text:p>
          <text:list>
            <text:list-item>
              <text:p text:style-name="P300">Red Spectrums enable melee-focused characters to maximize damage output.</text:p>
            </text:list-item>
          </text:list>
        </text:list-item>
        <text:list-item>
          <text:p text:style-name="P300"><text:span text:style-name="Strong_20_Emphasis">Mobility and Range</text:span>:</text:p>
          <text:list>
            <text:list-item>
              <text:p text:style-name="P301">Blue Spectrums enhance <text:span text:style-name="T87">Stamina</text:span>, improving movement, dodging, and Speed-type weapon range.</text:p>
            </text:list-item>
          </text:list>
        </text:list-item>
      </text:list>
      <text:p text:style-name="Horizontal_20_Line"/>
      <text:h text:style-name="Heading_20_3" text:outline-level="3"><text:span text:style-name="Strong_20_Emphasis">B. Environmental Control</text:span>:</text:h>
      <text:list text:style-name="L139">
        <text:list-item>
          <text:p text:style-name="P302"><text:span text:style-name="Strong_20_Emphasis">Denying Resources</text:span>:</text:p>
          <text:list>
            <text:list-item>
              <text:p text:style-name="P302">Absorbing a Spectrum before an enemy can use it changes the tide of battle.</text:p>
            </text:list-item>
          </text:list>
        </text:list-item>
        <text:list-item>
          <text:p text:style-name="P302"><text:span text:style-name="Strong_20_Emphasis">Area Advantage</text:span>:</text:p>
          <text:list>
            <text:list-item>
              <text:p text:style-name="P303">Players can position themselves in Spectrum zones to <text:span text:style-name="T84">absorb</text:span> bonuses. <text:span text:style-name="T84">To gain all of the stats a player just needs to be within the zone and does not need to move in closer, unless they chose not to take all of the resources.</text:span></text:p>
            </text:list-item>
          </text:list>
        </text:list-item>
      </text:list>
      <text:p text:style-name="Horizontal_20_Line"/>
      <text:h text:style-name="Heading_20_3" text:outline-level="3"><text:span text:style-name="Strong_20_Emphasis">C. Resource Management</text:span>:</text:h>
      <text:list text:style-name="L140">
        <text:list-item>
          <text:p text:style-name="P304"><text:span text:style-name="Strong_20_Emphasis">Finite Resources</text:span>:</text:p>
          <text:list>
            <text:list-item>
              <text:p text:style-name="P304">Once a Spectrum is depleted, <text:span text:style-name="T87">they become Dorment Zones that reduce characters stats </text:span><text:span text:style-name="T86">accordingly</text:span><text:span text:style-name="T87"> instead</text:span>.</text:p>
            </text:list-item>
          </text:list>
        </text:list-item>
        <text:list-item>
          <text:p text:style-name="P304"><text:span text:style-name="Strong_20_Emphasis">Maximizing Buffs</text:span>:</text:p>
          <text:list>
            <text:list-item>
              <text:p text:style-name="P305">Players must time their absorption to make the most of the temporary buffs.</text:p>
            </text:list-item>
          </text:list>
        </text:list-item>
      </text:list>
      <text:p text:style-name="Horizontal_20_Line"/>
      <text:h text:style-name="Heading_20_2" text:outline-level="2"><text:span text:style-name="Strong_20_Emphasis">5. Example Scenarios</text:span></text:h>
      <text:h text:style-name="Heading_20_3" text:outline-level="3"><text:span text:style-name="Strong_20_Emphasis">A. Red Spectrum Combat Boost</text:span>:</text:h>
      <text:list text:style-name="L141">
        <text:list-item>
          <text:p text:style-name="P306">A warrior absorbs 4 points from a Level 4 Red Spectrum.</text:p>
        </text:list-item>
        <text:list-item>
          <text:p text:style-name="P306">Gains <text:span text:style-name="Strong_20_Emphasis">+4 </text:span><text:span text:style-name="Strong_20_Emphasis"><text:span text:style-name="T88">temporary </text:span></text:span><text:span text:style-name="Strong_20_Emphasis"><text:span text:style-name="T87">Vigor</text:span></text:span>, which <text:span text:style-name="T86">doesn’t regenerate into the Vigor pool once used.</text:span></text:p>
        </text:list-item>
        <text:list-item>
          <text:p text:style-name="P307">Uses the boost to enhance melee attacks for the next 4 <text:span text:style-name="T87">actions </text:span><text:span text:style-name="T86">(calculate as usual)</text:span>.</text:p>
        </text:list-item>
      </text:list>
      <text:p text:style-name="Horizontal_20_Line"><text:soft-page-break/></text:p>
      <text:h text:style-name="Heading_20_3" text:outline-level="3"><text:span text:style-name="Strong_20_Emphasis">B. White Spectrum Healing</text:span>:</text:h>
      <text:list text:style-name="L142">
        <text:list-item>
          <text:p text:style-name="P308">A healer enters a Level <text:span text:style-name="T86">4</text:span> White Spectrum zone.</text:p>
        </text:list-item>
        <text:list-item>
          <text:p text:style-name="P308">Their Health Pool increases by <text:span text:style-name="Strong_20_Emphasis">30 points (Level × 10) </text:span><text:span text:style-name="Strong_20_Emphasis"><text:span text:style-name="T88">from absorbing white spectrum, reducing the zone to level 1.</text:span></text:span></text:p>
        </text:list-item>
        <text:list-item>
          <text:p text:style-name="P309">All healing effects they cast are amplified <text:span text:style-name="T84">by a base of the spectrum zone level x 10 </text:span><text:span text:style-name="T86">while the caster is inside the spectrum zone</text:span><text:span text:style-name="T84">.</text:span></text:p>
        </text:list-item>
      </text:list>
      <text:p text:style-name="Horizontal_20_Line"/>
      <text:h text:style-name="Heading_20_3" text:outline-level="3"><text:span text:style-name="Strong_20_Emphasis">C. Denying an Enemy Blue Spectrum</text:span>:</text:h>
      <text:list text:style-name="L143">
        <text:list-item>
          <text:p text:style-name="P310">A rogue in a Level 5 Blue Spectrum absorbs the full 5 <text:span text:style-name="T86">Stamina</text:span> points.</text:p>
        </text:list-item>
        <text:list-item>
          <text:p text:style-name="P311">Prevents an enemy archer from gaining extended attack range, <text:span text:style-name="T86">creating a zone that will slow the opponent who moves in for an attack.</text:span></text:p>
        </text:list-item>
      </text:list>
      <text:p text:style-name="Horizontal_20_Line"/>
      <text:h text:style-name="Heading_20_2" text:outline-level="2"><text:span text:style-name="Strong_20_Emphasis">6. Spectrum </text:span><text:span text:style-name="Strong_20_Emphasis"><text:span text:style-name="T86">Zone </text:span></text:span><text:span text:style-name="Strong_20_Emphasis">Placement and GM Roles</text:span></text:h>
      <text:h text:style-name="Heading_20_3" text:outline-level="3"><text:span text:style-name="Strong_20_Emphasis">A. </text:span><text:span text:style-name="Strong_20_Emphasis"><text:span text:style-name="T86">Zone</text:span></text:span><text:span text:style-name="Strong_20_Emphasis"> Location</text:span>:</text:h>
      <text:list text:style-name="L144">
        <text:list-item>
          <text:p text:style-name="P312">Spectrums are placed on maps by the GM, adding strategic value to the battlefield.</text:p>
        </text:list-item>
        <text:list-item>
          <text:p text:style-name="P313">Placement can encourage dynamic movement and positioning.</text:p>
        </text:list-item>
      </text:list>
      <text:p text:style-name="Horizontal_20_Line"/>
      <text:h text:style-name="Heading_20_3" text:outline-level="3"><text:span text:style-name="Strong_20_Emphasis">B. </text:span><text:span text:style-name="Strong_20_Emphasis"><text:span text:style-name="T86">Zone</text:span></text:span><text:span text:style-name="Strong_20_Emphasis"> Level Determination</text:span>:</text:h>
      <text:list text:style-name="L145">
        <text:list-item>
          <text:p text:style-name="P314">Spectrum <text:span text:style-name="T86">zones </text:span>are assigned a level (1–5) by the GM based on the encounter’s difficulty and context.</text:p>
        </text:list-item>
      </text:list>
      <text:p text:style-name="Horizontal_20_Line"/>
      <text:h text:style-name="Heading_20_2" text:outline-level="2"><text:span text:style-name="Strong_20_Emphasis">7. Key Features of Spectrum Mechanics</text:span></text:h>
      <text:list text:style-name="L146">
        <text:list-item>
          <text:p text:style-name="P315"><text:span text:style-name="Strong_20_Emphasis">Dynamic Stat Enhancements</text:span>:</text:p>
          <text:list>
            <text:list-item>
              <text:p text:style-name="P315">Temporary boosts that enhance specific stats and abilities.</text:p>
            </text:list-item>
          </text:list>
        </text:list-item>
        <text:list-item>
          <text:p text:style-name="P315"><text:span text:style-name="Strong_20_Emphasis">Finite and Tactical</text:span>:</text:p>
          <text:list>
            <text:list-item>
              <text:p text:style-name="P315">Spectrums are limited resources, encouraging strategic use and prioritization.</text:p>
            </text:list-item>
          </text:list>
        </text:list-item>
        <text:list-item>
          <text:p text:style-name="P315"><text:span text:style-name="Strong_20_Emphasis">Environmental Interaction</text:span>:</text:p>
          <text:list>
            <text:list-item>
              <text:p text:style-name="P316">Adds depth to combat and exploration, making the battlefield an active participant in gameplay.</text:p>
            </text:list-item>
          </text:list>
        </text:list-item>
      </text:list>
      <text:h text:style-name="P317" text:outline-level="2"><text:soft-page-break/><text:span text:style-name="Strong_20_Emphasis"/></text:h>
      <text:h text:style-name="P317" text:outline-level="2"><text:span text:style-name="Strong_20_Emphasis"><text:span text:style-name="T89">Creating New Sub Stat Category Slots</text:span></text:span></text:h>
      <text:p text:style-name="P318"><text:span text:style-name="Strong_20_Emphasis"><text:span text:style-name="T90">Creation Categories</text:span></text:span></text:p>
      <text:p text:style-name="P318"><text:span text:style-name="Strong_20_Emphasis">A Guide to Crafting New Abilities</text:span></text:p>
      <text:p text:style-name="Text_20_body">When players create new vivid stat category slots, they have the opportunity to shape their character's unique playstyle and expand their arsenal of abilities. To guide this creative process, slots can be broadly categorized into three types: <text:span text:style-name="Strong_20_Emphasis">Aggressive</text:span>, <text:span text:style-name="Strong_20_Emphasis">Protective</text:span>, and <text:span text:style-name="Strong_20_Emphasis">Utility</text:span>. These categories help players focus on the intended purpose of their new slots while maintaining balance and consistency in gameplay.</text:p>
      <text:h text:style-name="Heading_20_3" text:outline-level="3"><text:span text:style-name="Strong_20_Emphasis">The Three Creation Categories</text:span></text:h>
      <text:h text:style-name="Heading_20_4" text:outline-level="4"><text:span text:style-name="Strong_20_Emphasis">1. Aggressive Slots</text:span></text:h>
      <text:p text:style-name="Text_20_body">Aggressive slots are designed to deal damage and inflict ongoing harm. These slots are ideal for offensive abilities that target enemies and wear them down over time.</text:p>
      <text:list text:style-name="L147">
        <text:list-item>
          <text:p text:style-name="P319"><text:span text:style-name="Strong_20_Emphasis">Key Traits</text:span>:</text:p>
          <text:list>
            <text:list-item>
              <text:p text:style-name="P319">Deal direct damage to opponents.</text:p>
            </text:list-item>
            <text:list-item>
              <text:p text:style-name="P319">Apply ongoing damage effects, such as poison or burn.</text:p>
            </text:list-item>
            <text:list-item>
              <text:p text:style-name="P319">Enhance offensive strategies with effects that escalate or stack.</text:p>
            </text:list-item>
          </text:list>
        </text:list-item>
        <text:list-item>
          <text:p text:style-name="P319"><text:span text:style-name="Strong_20_Emphasis">Example</text:span>: A fireball spell that deals damage on impact and applies a burn effect <text:span text:style-name="T91">stacks </text:span>over several <text:span text:style-name="T91">actions</text:span>.</text:p>
        </text:list-item>
      </text:list>
      <text:h text:style-name="Heading_20_4" text:outline-level="4"><text:span text:style-name="Strong_20_Emphasis">2. Protective Slots</text:span></text:h>
      <text:p text:style-name="Text_20_body">Protective slots focus on defense, mitigating damage, and restricting opponents' ability to attack or move freely. They are crucial for characters who prioritize survivability or support.</text:p>
      <text:list text:style-name="L148">
        <text:list-item>
          <text:p text:style-name="P320"><text:span text:style-name="Strong_20_Emphasis">Key Traits</text:span>:</text:p>
          <text:list>
            <text:list-item>
              <text:p text:style-name="P320">Reduce incoming damage.</text:p>
            </text:list-item>
            <text:list-item>
              <text:p text:style-name="P320">Impede opponents' ability to get within range or attack effectively.</text:p>
            </text:list-item>
            <text:list-item>
              <text:p text:style-name="P320">Enhance defensive tactics with scalable protective effects.</text:p>
            </text:list-item>
          </text:list>
        </text:list-item>
        <text:list-item>
          <text:p text:style-name="P320"><text:span text:style-name="Strong_20_Emphasis">Example</text:span>: A barrier that absorbs melee damage and applies a slowing effect to attackers.</text:p>
        </text:list-item>
      </text:list>
      <text:h text:style-name="Heading_20_4" text:outline-level="4"><text:span text:style-name="Strong_20_Emphasis">3. Utility Slots</text:span></text:h>
      <text:p text:style-name="Text_20_body">Utility slots provide creative and versatile options that do not fall under pure offense or defense. They allow players to achieve unique effects that enhance mobility, versatility, or non-combat strategies.</text:p>
      <text:list text:style-name="L149">
        <text:list-item>
          <text:p text:style-name="P321"><text:span text:style-name="Strong_20_Emphasis">Key Traits</text:span>:</text:p>
          <text:list>
            <text:list-item>
              <text:p text:style-name="P321">Enable unique actions, such as short-range teleportation or temporary flight.</text:p>
            </text:list-item>
            <text:list-item>
              <text:p text:style-name="P321">Often focus on situational advantages rather than direct combat outcomes.</text:p>
            </text:list-item>
            <text:list-item>
              <text:p text:style-name="P321"><text:soft-page-break/>May or may not include sub stacks, depending on the design.</text:p>
            </text:list-item>
          </text:list>
        </text:list-item>
        <text:list-item>
          <text:p text:style-name="P321"><text:span text:style-name="Strong_20_Emphasis">Example</text:span>: A teleportation ability that allows the user to <text:span text:style-name="T91">instantly move to based on slot level for distance moved.</text:span></text:p>
        </text:list-item>
      </text:list>
      <text:h text:style-name="Heading_20_3" text:outline-level="3"><text:span text:style-name="Strong_20_Emphasis">Flexibility in Creation</text:span></text:h>
      <text:p text:style-name="Text_20_body">While these categories are useful for structuring new slots, players are not required to label their slots as one specific type. The categories are simply a tool to help focus the design process and ensure clarity in how the slot will function. For instance:</text:p>
      <text:list text:style-name="L150">
        <text:list-item>
          <text:p text:style-name="P322">A player creating a damage-dealing spell might think, “This fits into the Aggressive category” and design its mechanics accordingly.</text:p>
        </text:list-item>
        <text:list-item>
          <text:p text:style-name="P322">Another player working on a shield skill might lean into Protective mechanics to reduce damage and disrupt opponents.</text:p>
        </text:list-item>
      </text:list>
      <text:h text:style-name="Heading_20_3" text:outline-level="3"><text:span text:style-name="Strong_20_Emphasis">Combining Categories</text:span></text:h>
      <text:p text:style-name="Text_20_body">Some slots may incorporate elements from multiple categories, provided they adhere to balance rules:</text:p>
      <text:list text:style-name="L151">
        <text:list-item>
          <text:p text:style-name="P323"><text:span text:style-name="Strong_20_Emphasis">Aggressive-Utility Hybrid</text:span>: A damaging spell that also teleports the caster out of danger.</text:p>
        </text:list-item>
        <text:list-item>
          <text:p text:style-name="P323"><text:span text:style-name="Strong_20_Emphasis">Protective-Utility Hybrid</text:span>: A shield that absorbs damage and grants temporary flight for evasion.</text:p>
        </text:list-item>
      </text:list>
      <text:h text:style-name="Heading_20_3" text:outline-level="3"><text:span text:style-name="Strong_20_Emphasis">Key Considerations for Slot Creation</text:span></text:h>
      <text:list text:style-name="L152">
        <text:list-item>
          <text:p text:style-name="P324"><text:span text:style-name="Strong_20_Emphasis">Balance</text:span>: All slots must follow the 1:1 ratio for effects and slot level, ensuring fairness and scalability.</text:p>
        </text:list-item>
        <text:list-item>
          <text:p text:style-name="P324"><text:span text:style-name="Strong_20_Emphasis">Purpose</text:span>: Consider the role the slot plays in your character’s strategy and its potential impact on gameplay.</text:p>
        </text:list-item>
        <text:list-item>
          <text:p text:style-name="P324"><text:span text:style-name="Strong_20_Emphasis">Collaboration</text:span>: Work with your GM and party to test and refine your slot’s design to ensure it fits smoothly within the game’s mechanics.</text:p>
        </text:list-item>
      </text:list>
      <text:p text:style-name="Text_20_body">By navigating these categories and leveraging their flexibility, players can craft vivid stat category slots that enhance their gameplay experience while maintaining balance and creativity.</text:p>
      <text:p text:style-name="P318"><text:span text:style-name="Strong_20_Emphasis"/></text:p>
      <text:p text:style-name="P318"><text:span text:style-name="Strong_20_Emphasis"><text:tab/></text:span></text:p>
      <text:p text:style-name="P325"><text:span text:style-name="Strong_20_Emphasis">Understanding Core Stacks and Sub Stacks</text:span></text:p>
      <text:p text:style-name="Text_20_body"><text:span text:style-name="T89">Vivid/Sub stat Categories</text:span> are driven by two fundamental mechanics: <text:span text:style-name="Strong_20_Emphasis">core stacks</text:span> and <text:span text:style-name="Strong_20_Emphasis">sub stacks</text:span>. These systems provide a foundation for creating diverse and engaging spells, skills, <text:span text:style-name="T89">augmentations</text:span> and abilities while maintaining balance within the game.</text:p>
      <text:h text:style-name="Heading_20_3" text:outline-level="3"><text:span text:style-name="Strong_20_Emphasis">Core Stacks</text:span></text:h>
      <text:p text:style-name="Text_20_body">Core stacks represent the primary functionality or "core effect" of an ability. They determine how the ability interacts with its environment or the player’s targets. Core stacks are finite and explicitly tied to the slot level and/or resources spent when the ability is activated.</text:p>
      <text:p text:style-name="Text_20_body"><text:soft-page-break/><text:span text:style-name="Strong_20_Emphasis">Core Stack Basics:</text:span></text:p>
      <text:list text:style-name="L153">
        <text:list-item>
          <text:p text:style-name="P326"><text:span text:style-name="Strong_20_Emphasis">Finite Count</text:span>: Core stacks are limited, often beginning at a number equal to the slot level of the ability.</text:p>
        </text:list-item>
        <text:list-item>
          <text:p text:style-name="P326"><text:span text:style-name="Strong_20_Emphasis">Usage and Dissipation</text:span>: Core stacks are reduced based on specific triggers, such as <text:span text:style-name="T89">the effected characters </text:span>actions taken, damage absorbed, or effects applied. Once all core stacks are depleted, the ability dissipates.</text:p>
        </text:list-item>
        <text:list-item>
          <text:p text:style-name="P326"><text:span text:style-name="Strong_20_Emphasis">Examples</text:span>:</text:p>
          <text:list>
            <text:list-item>
              <text:p text:style-name="P326">A shield skill may absorb damage per core stack, with each blocked attack reducing one core stack.</text:p>
            </text:list-item>
            <text:list-item>
              <text:p text:style-name="P326">A spell might apply a status effect <text:span text:style-name="T89">or damage that lasts for x actions, where</text:span> <text:span text:style-name="T89">x is the core stack number</text:span>.</text:p>
            </text:list-item>
          </text:list>
        </text:list-item>
      </text:list>
      <text:h text:style-name="Heading_20_3" text:outline-level="3"><text:span text:style-name="Strong_20_Emphasis">Sub Stacks</text:span></text:h>
      <text:p text:style-name="Text_20_body">Sub stacks represent secondary effects that enhance or modify an ability’s performance. They often scale with the depletion or use of core stacks and have their own lifecycle and limitations.</text:p>
      <text:p text:style-name="Text_20_body"><text:span text:style-name="Strong_20_Emphasis">Sub Stack Basics:</text:span></text:p>
      <text:list text:style-name="L154">
        <text:list-item>
          <text:p text:style-name="P327"><text:span text:style-name="Strong_20_Emphasis">Interaction with Core Stacks</text:span>: Sub stacks typically increase as core stacks are used, reflecting the evolving dynamics of the ability.</text:p>
        </text:list-item>
        <text:list-item>
          <text:p text:style-name="P327"><text:span text:style-name="Strong_20_Emphasis">Finite Lifecycle</text:span>: Sub stacks persist only until they reach the maximum slot level of the ability. Once the sub stack would exceed the slot level cap, the sub-stack effect ends entirely.</text:p>
        </text:list-item>
        <text:list-item>
          <text:p text:style-name="P327"><text:span text:style-name="Strong_20_Emphasis">Examples</text:span>:</text:p>
          <text:list>
            <text:list-item>
              <text:p text:style-name="P327">A shield skill’s sub stack could reduce incoming damage based on the number of core stacks depleted. </text:p>
            </text:list-item>
            <text:list-item>
              <text:p text:style-name="P327">A damage-over-time spell might gain increased potency with each sub stack added.</text:p>
            </text:list-item>
          </text:list>
        </text:list-item>
      </text:list>
      <text:h text:style-name="Heading_20_3" text:outline-level="3"><text:span text:style-name="Strong_20_Emphasis">Creating New Spells, Skills, and Abilities</text:span></text:h>
      <text:p text:style-name="Text_20_body">Players can craft their own spells and abilities by utilizing the framework of core and sub stacks. Here’s how the process works:</text:p>
      <text:list text:style-name="L155">
        <text:list-item>
          <text:p text:style-name="P328"><text:span text:style-name="Strong_20_Emphasis">Obtain an Open Slot</text:span>: Players need an open slot to create a new ability. Open slots become available through leveling or narrative rewards.</text:p>
        </text:list-item>
        <text:list-item>
          <text:p text:style-name="P328"><text:span text:style-name="Strong_20_Emphasis">Spend a Vivid Point</text:span>: Creating a new spell or skill requires the expenditure of a vivid point, representing the player’s investment in their character’s growth.</text:p>
        </text:list-item>
        <text:list-item>
          <text:p text:style-name="P328"><text:span text:style-name="Strong_20_Emphasis">Define Core and Sub Stack Mechanics</text:span>:</text:p>
          <text:list>
            <text:list-item>
              <text:p text:style-name="P328"><text:span text:style-name="Strong_20_Emphasis">Core Stack</text:span>: Start by determining the primary effect of the ability. Give it a name, describe its purpose, and ensure the effect is balanced relative to the slot level. The effect must adhere to a 1:1 ratio with the slot level.</text:p>
            </text:list-item>
            <text:list-item>
              <text:p text:style-name="P328"><text:span text:style-name="Strong_20_Emphasis">Sub Stack</text:span>: Design the secondary effect that interacts with the core stack. This effect should enhance the ability without overpowering it. Ensure that the sub stack’s lifecycle aligns with the slot level cap.</text:p>
            </text:list-item>
          </text:list>
        </text:list-item>
        <text:list-item>
          <text:p text:style-name="P328"><text:soft-page-break/><text:span text:style-name="Strong_20_Emphasis">Apply the Rules of 5</text:span>: All abilities must adhere to the "Rules of 5," a guideline ensuring balance and fairness. For example:</text:p>
          <text:list>
            <text:list-item>
              <text:p text:style-name="P329">Nothing should ever last longer than 5 actions, <text:span text:style-name="T92">players shouldn’t</text:span> use turns or rounds as a supplement. Its ok if something ends up applying for multiple rounds as long as the slot is tied to actions taken by either the user or effected. Automatic reduction can occur per round though if the game master decides so. IE; Game Master decided poison stacks activate and go off at the end of every round regardless if no action was used by the character who has the stacks.</text:p>
            </text:list-item>
            <text:list-item>
              <text:p text:style-name="P328">No ability should exceed five <text:span text:style-name="T93">stacks</text:span> <text:span text:style-name="T93">of either kind (can have 5 core stacks and 5 sub stacks) </text:span>or <text:span text:style-name="T93">2 </text:span>layers of complexity.</text:p>
            </text:list-item>
            <text:list-item>
              <text:p text:style-name="P328">Scaling effects must remain proportional to the slot level.</text:p>
            </text:list-item>
          </text:list>
        </text:list-item>
        <text:list-item>
          <text:p text:style-name="P328"><text:span text:style-name="Strong_20_Emphasis">Balance and Test</text:span>: Collaborate with your GM and party to ensure the ability fits seamlessly within the game’s mechanics. Testing in narrative and combat scenarios helps refine the design.</text:p>
        </text:list-item>
      </text:list>
      <text:h text:style-name="Heading_20_3" text:outline-level="3"><text:span text:style-name="Strong_20_Emphasis">Example Creation</text:span></text:h>
      <text:p text:style-name="Text_20_body">Let’s walk through creating a new spell:</text:p>
      <text:p text:style-name="Text_20_body"><text:tab/><text:span text:style-name="T93">Spell; Slot: Ice Barrier</text:span></text:p>
      <text:list text:style-name="L156">
        <text:list-item>
          <text:p text:style-name="P330"><text:span text:style-name="Strong_20_Emphasis">Core Stack</text:span>: Generate an icy barrier that absorbs ranged damage. The barrier begins with <text:span text:style-name="T93">x</text:span> core stacks (slot level <text:span text:style-name="T93">x</text:span>), each reducing damage from a ranged attack by an amount equal to the Mana spent during activation (e.g., 1 point of Mana reduces 1 point of damage per stack). The effect dissipates when all core stacks are consumed.</text:p>
        </text:list-item>
        <text:list-item>
          <text:p text:style-name="P330"><text:span text:style-name="Strong_20_Emphasis">Sub Stack</text:span>: Each time a core stack is depleted, the attacker is inflicted with "Chill." For every attack the opponent makes, they gain 1 stack of movement reduction (e.g., -1 movement per stack), up to the slot level of the defender. Once this sub stack reaches the slot level cap <text:span text:style-name="T90">or the core spell stacks are gone</text:span>, it dissipates entirely.</text:p>
        </text:list-item>
      </text:list>
      <text:p text:style-name="P325"><text:span text:style-name="Strong_20_Emphasis"><text:tab/></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6T21:57:07.056000000</meta:creation-date>
    <meta:editing-duration>P1DT4H7M44S</meta:editing-duration>
    <meta:editing-cycles>60</meta:editing-cycles>
    <meta:generator>LibreOffice/24.8.4.2$Windows_X86_64 LibreOffice_project/bb3cfa12c7b1bf994ecc5649a80400d06cd71002</meta:generator>
    <dc:date>2025-01-21T16:26:13.474000000</dc:date>
    <meta:document-statistic meta:table-count="12" meta:image-count="0" meta:object-count="0" meta:page-count="47" meta:paragraph-count="1395" meta:word-count="11409" meta:character-count="66203" meta:non-whitespace-character-count="56994"/>
  </office:meta>
</office:document-meta>
</file>